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0.5772in"/>
    </style:style>
    <style:style style:name="ro1" style:family="table-row">
      <style:table-row-properties style:row-height="0.1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float" office:value="1">
            <text:p>1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]+1" office:value-type="float" office:value="2">
            <text:p>2.0000</text:p>
          </table:table-cell>
          <table:table-cell table:style-name="ce1" table:formula="of:=HYPGEOMDIST(2;10;[.A2];200)" office:value-type="float" office:value="0.00226130653266332">
            <text:p>0.0023</text:p>
          </table:table-cell>
          <table:table-cell table:style-name="ce1" table:formula="of:=BINOMDIST([.A2];200;1/10;0)" office:value-type="float" office:value="0.000000173328486743508">
            <text:p>0.0000</text:p>
          </table:table-cell>
          <table:table-cell table:style-name="ce1" table:formula="of:=[.B2]*[.C2]" office:value-type="float" office:value="0.000000000391948839369743">
            <text:p>0.0000</text:p>
          </table:table-cell>
          <table:table-cell table:style-name="ce1" table:formula="of:=[.B2]*[.C2]/[.D$201]" office:value-type="float" office:value="0.0000000020233769276448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2]+1" office:value-type="float" office:value="3">
            <text:p>3.0000</text:p>
          </table:table-cell>
          <table:table-cell table:style-name="ce1" table:formula="of:=HYPGEOMDIST(2;10;[.A3];200)" office:value-type="float" office:value="0.006509821836455">
            <text:p>0.0065</text:p>
          </table:table-cell>
          <table:table-cell table:style-name="ce1" table:formula="of:=BINOMDIST([.A3];200;1/10;0)" office:value-type="float" office:value="0.0000012710755694524">
            <text:p>0.0000</text:p>
          </table:table-cell>
          <table:table-cell table:style-name="ce1" table:formula="of:=[.B3]*[.C3]" office:value-type="float" office:value="0.00000000827447549780568">
            <text:p>0.0000</text:p>
          </table:table-cell>
          <table:table-cell table:style-name="ce1" table:formula="of:=[.B3]*[.C3]/[.D$201]" office:value-type="float" office:value="0.000000042715735139168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4">
            <text:p>4.0000</text:p>
          </table:table-cell>
          <table:table-cell table:style-name="ce1" table:formula="of:=HYPGEOMDIST(2;10;[.A4];200)" office:value-type="float" office:value="0.0124909271785786">
            <text:p>0.0125</text:p>
          </table:table-cell>
          <table:table-cell table:style-name="ce1" table:formula="of:=BINOMDIST([.A4];200;1/10;0)" office:value-type="float" office:value="0.00000695560797728116">
            <text:p>0.0000</text:p>
          </table:table-cell>
          <table:table-cell table:style-name="ce1" table:formula="of:=[.B4]*[.C4]" office:value-type="float" office:value="0.0000000868819927269596">
            <text:p>0.0000</text:p>
          </table:table-cell>
          <table:table-cell table:style-name="ce1" table:formula="of:=[.B4]*[.C4]/[.D$201]" office:value-type="float" office:value="0.00000044851521896127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]+1" office:value-type="float" office:value="5">
            <text:p>5.0000</text:p>
          </table:table-cell>
          <table:table-cell table:style-name="ce1" table:formula="of:=HYPGEOMDIST(2;10;[.A5];200)" office:value-type="float" office:value="0.0199684890269794">
            <text:p>0.0200</text:p>
          </table:table-cell>
          <table:table-cell table:style-name="ce1" table:formula="of:=BINOMDIST([.A5];200;1/10;0)" office:value-type="float" office:value="0.0000302955369677135">
            <text:p>0.0000</text:p>
          </table:table-cell>
          <table:table-cell table:style-name="ce1" table:formula="of:=[.B5]*[.C5]" office:value-type="float" office:value="0.000000604956097506238">
            <text:p>0.0000</text:p>
          </table:table-cell>
          <table:table-cell table:style-name="ce1" table:formula="of:=[.B5]*[.C5]/[.D$201]" office:value-type="float" office:value="0.0000031229948579525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]+1" office:value-type="float" office:value="6">
            <text:p>6.0000</text:p>
          </table:table-cell>
          <table:table-cell table:style-name="ce1" table:formula="of:=HYPGEOMDIST(2;10;[.A6];200)" office:value-type="float" office:value="0.0287239034465012">
            <text:p>0.0287</text:p>
          </table:table-cell>
          <table:table-cell table:style-name="ce1" table:formula="of:=BINOMDIST([.A6];200;1/10;0)" office:value-type="float" office:value="0.000109400550161188">
            <text:p>0.0001</text:p>
          </table:table-cell>
          <table:table-cell table:style-name="ce1" table:formula="of:=[.B6]*[.C6]" office:value-type="float" office:value="0.00000314241083982407">
            <text:p>0.0000</text:p>
          </table:table-cell>
          <table:table-cell table:style-name="ce1" table:formula="of:=[.B6]*[.C6]/[.D$201]" office:value-type="float" office:value="0.000016222223289920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]+1" office:value-type="float" office:value="7">
            <text:p>7.0000</text:p>
          </table:table-cell>
          <table:table-cell table:style-name="ce1" table:formula="of:=HYPGEOMDIST(2;10;[.A7];200)" office:value-type="float" office:value="0.0385551776158191">
            <text:p>0.0386</text:p>
          </table:table-cell>
          <table:table-cell table:style-name="ce1" table:formula="of:=BINOMDIST([.A7];200;1/10;0)" office:value-type="float" office:value="0.000336884233829689">
            <text:p>0.0003</text:p>
          </table:table-cell>
          <table:table-cell table:style-name="ce1" table:formula="of:=[.B7]*[.C7]" office:value-type="float" office:value="0.0000129886314712728">
            <text:p>0.0000</text:p>
          </table:table-cell>
          <table:table-cell table:style-name="ce1" table:formula="of:=[.B7]*[.C7]/[.D$201]" office:value-type="float" office:value="0.0000670518562650038">
            <text:p>0.0001</text:p>
          </table:table-cell>
          <table:table-cell table:number-columns-repeated="1019"/>
        </table:table-row>
        <table:table-row table:style-name="ro1">
          <table:table-cell table:style-name="ce1" table:formula="of:=[.A7]+1" office:value-type="float" office:value="8">
            <text:p>8.0000</text:p>
          </table:table-cell>
          <table:table-cell table:style-name="ce1" table:formula="of:=HYPGEOMDIST(2;10;[.A8];200)" office:value-type="float" office:value="0.0492760473846393">
            <text:p>0.0493</text:p>
          </table:table-cell>
          <table:table-cell table:style-name="ce1" table:formula="of:=BINOMDIST([.A8];200;1/10;0)" office:value-type="float" office:value="0.00090303690457125">
            <text:p>0.0009</text:p>
          </table:table-cell>
          <table:table-cell table:style-name="ce1" table:formula="of:=[.B8]*[.C8]" office:value-type="float" office:value="0.0000444980892997309">
            <text:p>0.0000</text:p>
          </table:table-cell>
          <table:table-cell table:style-name="ce1" table:formula="of:=[.B8]*[.C8]/[.D$201]" office:value-type="float" office:value="0.000229714692759735">
            <text:p>0.0002</text:p>
          </table:table-cell>
          <table:table-cell table:number-columns-repeated="1019"/>
        </table:table-row>
        <table:table-row table:style-name="ro1">
          <table:table-cell table:style-name="ce1" table:formula="of:=[.A8]+1" office:value-type="float" office:value="9">
            <text:p>9.0000</text:p>
          </table:table-cell>
          <table:table-cell table:style-name="ce1" table:formula="of:=HYPGEOMDIST(2;10;[.A9];200)" office:value-type="float" office:value="0.0607151298132163">
            <text:p>0.0607</text:p>
          </table:table-cell>
          <table:table-cell table:style-name="ce1" table:formula="of:=BINOMDIST([.A9];200;1/10;0)" office:value-type="float" office:value="0.00214053192194667">
            <text:p>0.0021</text:p>
          </table:table-cell>
          <table:table-cell table:style-name="ce1" table:formula="of:=[.B9]*[.C9]" office:value-type="float" office:value="0.000129962673510325">
            <text:p>0.0001</text:p>
          </table:table-cell>
          <table:table-cell table:style-name="ce1" table:formula="of:=[.B9]*[.C9]/[.D$201]" office:value-type="float" office:value="0.000670912753457004">
            <text:p>0.0007</text:p>
          </table:table-cell>
          <table:table-cell table:number-columns-repeated="1019"/>
        </table:table-row>
        <table:table-row table:style-name="ro1">
          <table:table-cell table:style-name="ce1" table:formula="of:=[.A9]+1" office:value-type="float" office:value="10">
            <text:p>10.0000</text:p>
          </table:table-cell>
          <table:table-cell table:style-name="ce1" table:formula="of:=HYPGEOMDIST(2;10;[.A10];200)" office:value-type="float" office:value="0.0727151096584986">
            <text:p>0.0727</text:p>
          </table:table-cell>
          <table:table-cell table:style-name="ce1" table:formula="of:=BINOMDIST([.A10];200;1/10;0)" office:value-type="float" office:value="0.00454268441213126">
            <text:p>0.0045</text:p>
          </table:table-cell>
          <table:table-cell table:style-name="ce1" table:formula="of:=[.B10]*[.C10]" office:value-type="float" office:value="0.000330321795172077">
            <text:p>0.0003</text:p>
          </table:table-cell>
          <table:table-cell table:style-name="ce1" table:formula="of:=[.B10]*[.C10]/[.D$201]" office:value-type="float" office:value="0.00170523658170322">
            <text:p>0.0017</text:p>
          </table:table-cell>
          <table:table-cell table:number-columns-repeated="1019"/>
        </table:table-row>
        <table:table-row table:style-name="ro1">
          <table:table-cell table:style-name="ce1" table:formula="of:=[.A10]+1" office:value-type="float" office:value="11">
            <text:p>11.0000</text:p>
          </table:table-cell>
          <table:table-cell table:style-name="ce1" table:formula="of:=HYPGEOMDIST(2;10;[.A11];200)" office:value-type="float" office:value="0.0851319587931662">
            <text:p>0.0851</text:p>
          </table:table-cell>
          <table:table-cell table:style-name="ce1" table:formula="of:=BINOMDIST([.A11];200;1/10;0)" office:value-type="float" office:value="0.00871828321520141">
            <text:p>0.0087</text:p>
          </table:table-cell>
          <table:table-cell table:style-name="ce1" table:formula="of:=[.B11]*[.C11]" office:value-type="float" office:value="0.000742204527423679">
            <text:p>0.0007</text:p>
          </table:table-cell>
          <table:table-cell table:style-name="ce1" table:formula="of:=[.B11]*[.C11]/[.D$201]" office:value-type="float" office:value="0.00383151923296279">
            <text:p>0.0038</text:p>
          </table:table-cell>
          <table:table-cell table:number-columns-repeated="1019"/>
        </table:table-row>
        <table:table-row table:style-name="ro1">
          <table:table-cell table:style-name="ce1" table:formula="of:=[.A11]+1" office:value-type="float" office:value="12">
            <text:p>12.0000</text:p>
          </table:table-cell>
          <table:table-cell table:style-name="ce1" table:formula="of:=HYPGEOMDIST(2;10;[.A12];200)" office:value-type="float" office:value="0.0978341875654799">
            <text:p>0.0978</text:p>
          </table:table-cell>
          <table:table-cell table:style-name="ce1" table:formula="of:=BINOMDIST([.A12];200;1/10;0)" office:value-type="float" office:value="0.0152569956266025">
            <text:p>0.0153</text:p>
          </table:table-cell>
          <table:table-cell table:style-name="ce1" table:formula="of:=[.B12]*[.C12]" office:value-type="float" office:value="0.00149265577181873">
            <text:p>0.0015</text:p>
          </table:table-cell>
          <table:table-cell table:style-name="ce1" table:formula="of:=[.B12]*[.C12]/[.D$201]" office:value-type="float" office:value="0.00770561090184739">
            <text:p>0.0077</text:p>
          </table:table-cell>
          <table:table-cell table:number-columns-repeated="1019"/>
        </table:table-row>
        <table:table-row table:style-name="ro1">
          <table:table-cell table:style-name="ce1" table:formula="of:=[.A12]+1" office:value-type="float" office:value="13">
            <text:p>13.0000</text:p>
          </table:table-cell>
          <table:table-cell table:style-name="ce1" table:formula="of:=HYPGEOMDIST(2;10;[.A13];200)" office:value-type="float" office:value="0.110702127129218">
            <text:p>0.1107</text:p>
          </table:table-cell>
          <table:table-cell table:style-name="ce1" table:formula="of:=BINOMDIST([.A13];200;1/10;0)" office:value-type="float" office:value="0.0245155143401817">
            <text:p>0.0245</text:p>
          </table:table-cell>
          <table:table-cell table:style-name="ce1" table:formula="of:=[.B13]*[.C13]" office:value-type="float" office:value="0.00271391958512497">
            <text:p>0.0027</text:p>
          </table:table-cell>
          <table:table-cell table:style-name="ce1" table:formula="of:=[.B13]*[.C13]/[.D$201]" office:value-type="float" office:value="0.0140102016397225">
            <text:p>0.0140</text:p>
          </table:table-cell>
          <table:table-cell table:number-columns-repeated="1019"/>
        </table:table-row>
        <table:table-row table:style-name="ro1">
          <table:table-cell table:style-name="ce1" table:formula="of:=[.A13]+1" office:value-type="float" office:value="14">
            <text:p>14.0000</text:p>
          </table:table-cell>
          <table:table-cell table:style-name="ce1" table:formula="of:=HYPGEOMDIST(2;10;[.A14];200)" office:value-type="float" office:value="0.123627241794038">
            <text:p>0.1236</text:p>
          </table:table-cell>
          <table:table-cell table:style-name="ce1" table:formula="of:=BINOMDIST([.A14];200;1/10;0)" office:value-type="float" office:value="0.0363841363620158">
            <text:p>0.0364</text:p>
          </table:table-cell>
          <table:table-cell table:style-name="ce1" table:formula="of:=[.B14]*[.C14]" office:value-type="float" office:value="0.00449807042349416">
            <text:p>0.0045</text:p>
          </table:table-cell>
          <table:table-cell table:style-name="ce1" table:formula="of:=[.B14]*[.C14]/[.D$201]" office:value-type="float" office:value="0.0232206119769475">
            <text:p>0.0232</text:p>
          </table:table-cell>
          <table:table-cell table:number-columns-repeated="1019"/>
        </table:table-row>
        <table:table-row table:style-name="ro1">
          <table:table-cell table:style-name="ce1" table:formula="of:=[.A14]+1" office:value-type="float" office:value="15">
            <text:p>15.0000</text:p>
          </table:table-cell>
          <table:table-cell table:style-name="ce1" table:formula="of:=HYPGEOMDIST(2;10;[.A15];200)" office:value-type="float" office:value="0.136511470467362">
            <text:p>0.1365</text:p>
          </table:table-cell>
          <table:table-cell table:style-name="ce1" table:formula="of:=BINOMDIST([.A15];200;1/10;0)" office:value-type="float" office:value="0.0501292545432217">
            <text:p>0.0501</text:p>
          </table:table-cell>
          <table:table-cell table:style-name="ce1" table:formula="of:=[.B15]*[.C15]" office:value-type="float" office:value="0.00684321825112786">
            <text:p>0.0068</text:p>
          </table:table-cell>
          <table:table-cell table:style-name="ce1" table:formula="of:=[.B15]*[.C15]/[.D$201]" office:value-type="float" office:value="0.0353270848880056">
            <text:p>0.0353</text:p>
          </table:table-cell>
          <table:table-cell table:number-columns-repeated="1019"/>
        </table:table-row>
        <table:table-row table:style-name="ro1">
          <table:table-cell table:style-name="ce1" table:formula="of:=[.A15]+1" office:value-type="float" office:value="16">
            <text:p>16.0000</text:p>
          </table:table-cell>
          <table:table-cell table:style-name="ce1" table:formula="of:=HYPGEOMDIST(2;10;[.A16];200)" office:value-type="float" office:value="0.14926659627937">
            <text:p>0.1493</text:p>
          </table:table-cell>
          <table:table-cell table:style-name="ce1" table:formula="of:=BINOMDIST([.A16];200;1/10;0)" office:value-type="float" office:value="0.0644021672951112">
            <text:p>0.0644</text:p>
          </table:table-cell>
          <table:table-cell table:style-name="ce1" table:formula="of:=[.B16]*[.C16]" office:value-type="float" office:value="0.00961309230515581">
            <text:p>0.0096</text:p>
          </table:table-cell>
          <table:table-cell table:style-name="ce1" table:formula="of:=[.B16]*[.C16]/[.D$201]" office:value-type="float" office:value="0.0496261430569603">
            <text:p>0.0496</text:p>
          </table:table-cell>
          <table:table-cell table:number-columns-repeated="1019"/>
        </table:table-row>
        <table:table-row table:style-name="ro1">
          <table:table-cell table:style-name="ce1" table:formula="of:=[.A16]+1" office:value-type="float" office:value="17">
            <text:p>17.0000</text:p>
          </table:table-cell>
          <table:table-cell table:style-name="ce1" table:formula="of:=HYPGEOMDIST(2;10;[.A17];200)" office:value-type="float" office:value="0.161813643502853">
            <text:p>0.1618</text:p>
          </table:table-cell>
          <table:table-cell table:style-name="ce1" table:formula="of:=BINOMDIST([.A17];200;1/10;0)" office:value-type="float" office:value="0.0774509724333364">
            <text:p>0.0775</text:p>
          </table:table-cell>
          <table:table-cell table:style-name="ce1" table:formula="of:=[.B17]*[.C17]" office:value-type="float" office:value="0.0125326240422772">
            <text:p>0.0125</text:p>
          </table:table-cell>
          <table:table-cell table:style-name="ce1" table:formula="of:=[.B17]*[.C17]/[.D$201]" office:value-type="float" office:value="0.064697786503889">
            <text:p>0.0647</text:p>
          </table:table-cell>
          <table:table-cell table:number-columns-repeated="1019"/>
        </table:table-row>
        <table:table-row table:style-name="ro1">
          <table:table-cell table:style-name="ce1" table:formula="of:=[.A17]+1" office:value-type="float" office:value="18">
            <text:p>18.0000</text:p>
          </table:table-cell>
          <table:table-cell table:style-name="ce1" table:formula="of:=HYPGEOMDIST(2;10;[.A18];200)" office:value-type="float" office:value="0.174082300899586">
            <text:p>0.1741</text:p>
          </table:table-cell>
          <table:table-cell table:style-name="ce1" table:formula="of:=BINOMDIST([.A18];200;1/10;0)" office:value-type="float" office:value="0.0874909133043244">
            <text:p>0.0875</text:p>
          </table:table-cell>
          <table:table-cell table:style-name="ce1" table:formula="of:=[.B18]*[.C18]" office:value-type="float" office:value="0.015230619495823">
            <text:p>0.0152</text:p>
          </table:table-cell>
          <table:table-cell table:style-name="ce1" table:formula="of:=[.B18]*[.C18]/[.D$201]" office:value-type="float" office:value="0.0786257822095873">
            <text:p>0.0786</text:p>
          </table:table-cell>
          <table:table-cell table:number-columns-repeated="1019"/>
        </table:table-row>
        <table:table-row table:style-name="ro1">
          <table:table-cell table:style-name="ce1" table:formula="of:=[.A18]+1" office:value-type="float" office:value="19">
            <text:p>19.0000</text:p>
          </table:table-cell>
          <table:table-cell table:style-name="ce1" table:formula="of:=HYPGEOMDIST(2;10;[.A19];200)" office:value-type="float" office:value="0.186010370644483">
            <text:p>0.1860</text:p>
          </table:table-cell>
          <table:table-cell table:style-name="ce1" table:formula="of:=BINOMDIST([.A19];200;1/10;0)" office:value-type="float" office:value="0.0931189837508014">
            <text:p>0.0931</text:p>
          </table:table-cell>
          <table:table-cell table:style-name="ce1" table:formula="of:=[.B19]*[.C19]" office:value-type="float" office:value="0.0173210966815242">
            <text:p>0.0173</text:p>
          </table:table-cell>
          <table:table-cell table:style-name="ce1" table:formula="of:=[.B19]*[.C19]/[.D$201]" office:value-type="float" office:value="0.0894175562383542">
            <text:p>0.0894</text:p>
          </table:table-cell>
          <table:table-cell table:number-columns-repeated="1019"/>
        </table:table-row>
        <table:table-row table:style-name="ro1">
          <table:table-cell table:style-name="ce1" table:formula="of:=[.A19]+1" office:value-type="float" office:value="20">
            <text:p>20.0000</text:p>
          </table:table-cell>
          <table:table-cell table:style-name="ce1" table:formula="of:=HYPGEOMDIST(2;10;[.A20];200)" office:value-type="float" office:value="0.197543241998131">
            <text:p>0.1975</text:p>
          </table:table-cell>
          <table:table-cell table:style-name="ce1" table:formula="of:=BINOMDIST([.A20];200;1/10;0)" office:value-type="float" office:value="0.0936363114383059">
            <text:p>0.0936</text:p>
          </table:table-cell>
          <table:table-cell table:style-name="ce1" table:formula="of:=[.B20]*[.C20]" office:value-type="float" office:value="0.0184972205302697">
            <text:p>0.0185</text:p>
          </table:table-cell>
          <table:table-cell table:style-name="ce1" table:formula="of:=[.B20]*[.C20]/[.D$201]" office:value-type="float" office:value="0.0954891186989832">
            <text:p>0.0955</text:p>
          </table:table-cell>
          <table:table-cell table:number-columns-repeated="1019"/>
        </table:table-row>
        <table:table-row table:style-name="ro1">
          <table:table-cell table:style-name="ce1" table:formula="of:=[.A20]+1" office:value-type="float" office:value="21">
            <text:p>21.0000</text:p>
          </table:table-cell>
          <table:table-cell table:style-name="ce1" table:formula="of:=HYPGEOMDIST(2;10;[.A21];200)" office:value-type="float" office:value="0.208633388917325">
            <text:p>0.2086</text:p>
          </table:table-cell>
          <table:table-cell table:style-name="ce1" table:formula="of:=BINOMDIST([.A21];200;1/10;0)" office:value-type="float" office:value="0.0891774394650533">
            <text:p>0.0892</text:p>
          </table:table-cell>
          <table:table-cell table:style-name="ce1" table:formula="of:=[.B21]*[.C21]" office:value-type="float" office:value="0.0186053914105636">
            <text:p>0.0186</text:p>
          </table:table-cell>
          <table:table-cell table:style-name="ce1" table:formula="of:=[.B21]*[.C21]/[.D$201]" office:value-type="float" office:value="0.0960475345978076">
            <text:p>0.0960</text:p>
          </table:table-cell>
          <table:table-cell table:number-columns-repeated="1019"/>
        </table:table-row>
        <table:table-row table:style-name="ro1">
          <table:table-cell table:style-name="ce1" table:formula="of:=[.A21]+1" office:value-type="float" office:value="22">
            <text:p>22.0000</text:p>
          </table:table-cell>
          <table:table-cell table:style-name="ce1" table:formula="of:=HYPGEOMDIST(2;10;[.A22];200)" office:value-type="float" office:value="0.219239890812004">
            <text:p>0.2192</text:p>
          </table:table-cell>
          <table:table-cell table:style-name="ce1" table:formula="of:=BINOMDIST([.A22];200;1/10;0)" office:value-type="float" office:value="0.0806200084052754">
            <text:p>0.0806</text:p>
          </table:table-cell>
          <table:table-cell table:style-name="ce1" table:formula="of:=[.B22]*[.C22]" office:value-type="float" office:value="0.0176751218400355">
            <text:p>0.0177</text:p>
          </table:table-cell>
          <table:table-cell table:style-name="ce1" table:formula="of:=[.B22]*[.C22]/[.D$201]" office:value-type="float" office:value="0.0912451578679173">
            <text:p>0.0912</text:p>
          </table:table-cell>
          <table:table-cell table:number-columns-repeated="1019"/>
        </table:table-row>
        <table:table-row table:style-name="ro1">
          <table:table-cell table:style-name="ce1" table:formula="of:=[.A22]+1" office:value-type="float" office:value="23">
            <text:p>23.0000</text:p>
          </table:table-cell>
          <table:table-cell table:style-name="ce1" table:formula="of:=HYPGEOMDIST(2;10;[.A23];200)" office:value-type="float" office:value="0.229327975675478">
            <text:p>0.2293</text:p>
          </table:table-cell>
          <table:table-cell table:style-name="ce1" table:formula="of:=BINOMDIST([.A23];200;1/10;0)" office:value-type="float" office:value="0.0693254178557441">
            <text:p>0.0693</text:p>
          </table:table-cell>
          <table:table-cell table:style-name="ce1" table:formula="of:=[.B23]*[.C23]" office:value-type="float" office:value="0.0158982577397144">
            <text:p>0.0159</text:p>
          </table:table-cell>
          <table:table-cell table:style-name="ce1" table:formula="of:=[.B23]*[.C23]/[.D$201]" office:value-type="float" office:value="0.0820723642198198">
            <text:p>0.0821</text:p>
          </table:table-cell>
          <table:table-cell table:number-columns-repeated="1019"/>
        </table:table-row>
        <table:table-row table:style-name="ro1">
          <table:table-cell table:style-name="ce1" table:formula="of:=[.A23]+1" office:value-type="float" office:value="24">
            <text:p>24.0000</text:p>
          </table:table-cell>
          <table:table-cell table:style-name="ce1" table:formula="of:=HYPGEOMDIST(2;10;[.A24];200)" office:value-type="float" office:value="0.238868584833009">
            <text:p>0.2389</text:p>
          </table:table-cell>
          <table:table-cell table:style-name="ce1" table:formula="of:=BINOMDIST([.A24];200;1/10;0)" office:value-type="float" office:value="0.0568083285206792">
            <text:p>0.0568</text:p>
          </table:table-cell>
          <table:table-cell table:style-name="ce1" table:formula="of:=[.B24]*[.C24]" office:value-type="float" office:value="0.0135697250404633">
            <text:p>0.0136</text:p>
          </table:table-cell>
          <table:table-cell table:style-name="ce1" table:formula="of:=[.B24]*[.C24]/[.D$201]" office:value-type="float" office:value="0.0700516644098462">
            <text:p>0.0701</text:p>
          </table:table-cell>
          <table:table-cell table:number-columns-repeated="1019"/>
        </table:table-row>
        <table:table-row table:style-name="ro1">
          <table:table-cell table:style-name="ce1" table:formula="of:=[.A24]+1" office:value-type="float" office:value="25">
            <text:p>25.0000</text:p>
          </table:table-cell>
          <table:table-cell table:style-name="ce1" table:formula="of:=HYPGEOMDIST(2;10;[.A25];200)" office:value-type="float" office:value="0.247837958571798">
            <text:p>0.2478</text:p>
          </table:table-cell>
          <table:table-cell table:style-name="ce1" table:formula="of:=BINOMDIST([.A25];200;1/10;0)" office:value-type="float" office:value="0.0444367369761757">
            <text:p>0.0444</text:p>
          </table:table-cell>
          <table:table-cell table:style-name="ce1" table:formula="of:=[.B25]*[.C25]" office:value-type="float" office:value="0.0110131101777673">
            <text:p>0.0110</text:p>
          </table:table-cell>
          <table:table-cell table:style-name="ce1" table:formula="of:=[.B25]*[.C25]/[.D$201]" office:value-type="float" office:value="0.0568535247384259">
            <text:p>0.0569</text:p>
          </table:table-cell>
          <table:table-cell table:number-columns-repeated="1019"/>
        </table:table-row>
        <table:table-row table:style-name="ro1">
          <table:table-cell table:style-name="ce1" table:formula="of:=[.A25]+1" office:value-type="float" office:value="26">
            <text:p>26.0000</text:p>
          </table:table-cell>
          <table:table-cell table:style-name="ce1" table:formula="of:=HYPGEOMDIST(2;10;[.A26];200)" office:value-type="float" office:value="0.256217241933035">
            <text:p>0.2562</text:p>
          </table:table-cell>
          <table:table-cell table:style-name="ce1" table:formula="of:=BINOMDIST([.A26];200;1/10;0)" office:value-type="float" office:value="0.0332326024394476">
            <text:p>0.0332</text:p>
          </table:table-cell>
          <table:table-cell table:style-name="ce1" table:formula="of:=[.B26]*[.C26]" office:value-type="float" office:value="0.00851476573929234">
            <text:p>0.0085</text:p>
          </table:table-cell>
          <table:table-cell table:style-name="ce1" table:formula="of:=[.B26]*[.C26]/[.D$201]" office:value-type="float" office:value="0.0439561973672089">
            <text:p>0.0440</text:p>
          </table:table-cell>
          <table:table-cell table:number-columns-repeated="1019"/>
        </table:table-row>
        <table:table-row table:style-name="ro1">
          <table:table-cell table:style-name="ce1" table:formula="of:=[.A26]+1" office:value-type="float" office:value="27">
            <text:p>27.0000</text:p>
          </table:table-cell>
          <table:table-cell table:style-name="ce1" table:formula="of:=HYPGEOMDIST(2;10;[.A27];200)" office:value-type="float" office:value="0.263992109964107">
            <text:p>0.2640</text:p>
          </table:table-cell>
          <table:table-cell table:style-name="ce1" table:formula="of:=BINOMDIST([.A27];200;1/10;0)" office:value-type="float" office:value="0.0237961844628144">
            <text:p>0.0238</text:p>
          </table:table-cell>
          <table:table-cell table:style-name="ce1" table:formula="of:=[.B27]*[.C27]" office:value-type="float" office:value="0.00628200494543346">
            <text:p>0.0063</text:p>
          </table:table-cell>
          <table:table-cell table:style-name="ce1" table:formula="of:=[.B27]*[.C27]/[.D$201]" office:value-type="float" office:value="0.0324299056131408">
            <text:p>0.0324</text:p>
          </table:table-cell>
          <table:table-cell table:number-columns-repeated="1019"/>
        </table:table-row>
        <table:table-row table:style-name="ro1">
          <table:table-cell table:style-name="ce1" table:formula="of:=[.A27]+1" office:value-type="float" office:value="28">
            <text:p>28.0000</text:p>
          </table:table-cell>
          <table:table-cell table:style-name="ce1" table:formula="of:=HYPGEOMDIST(2;10;[.A28];200)" office:value-type="float" office:value="0.271152411746148">
            <text:p>0.2712</text:p>
          </table:table-cell>
          <table:table-cell table:style-name="ce1" table:formula="of:=BINOMDIST([.A28];200;1/10;0)" office:value-type="float" office:value="0.0163362694923289">
            <text:p>0.0163</text:p>
          </table:table-cell>
          <table:table-cell table:style-name="ce1" table:formula="of:=[.B28]*[.C28]" office:value-type="float" office:value="0.00442961887178">
            <text:p>0.0044</text:p>
          </table:table-cell>
          <table:table-cell table:style-name="ce1" table:formula="of:=[.B28]*[.C28]/[.D$201]" office:value-type="float" office:value="0.0228672411374711">
            <text:p>0.0229</text:p>
          </table:table-cell>
          <table:table-cell table:number-columns-repeated="1019"/>
        </table:table-row>
        <table:table-row table:style-name="ro1">
          <table:table-cell table:style-name="ce1" table:formula="of:=[.A28]+1" office:value-type="float" office:value="29">
            <text:p>29.0000</text:p>
          </table:table-cell>
          <table:table-cell table:style-name="ce1" table:formula="of:=HYPGEOMDIST(2;10;[.A29];200)" office:value-type="float" office:value="0.277691832529001">
            <text:p>0.2777</text:p>
          </table:table-cell>
          <table:table-cell table:style-name="ce1" table:formula="of:=BINOMDIST([.A29];200;1/10;0)" office:value-type="float" office:value="0.0107656641865156">
            <text:p>0.0108</text:p>
          </table:table-cell>
          <table:table-cell table:style-name="ce1" table:formula="of:=[.B29]*[.C29]" office:value-type="float" office:value="0.00298953701634535">
            <text:p>0.0030</text:p>
          </table:table-cell>
          <table:table-cell table:style-name="ce1" table:formula="of:=[.B29]*[.C29]/[.D$201]" office:value-type="float" office:value="0.0154330351709681">
            <text:p>0.0154</text:p>
          </table:table-cell>
          <table:table-cell table:number-columns-repeated="1019"/>
        </table:table-row>
        <table:table-row table:style-name="ro1">
          <table:table-cell table:style-name="ce1" table:formula="of:=[.A29]+1" office:value-type="float" office:value="30">
            <text:p>30.0000</text:p>
          </table:table-cell>
          <table:table-cell table:style-name="ce1" table:formula="of:=HYPGEOMDIST(2;10;[.A30];200)" office:value-type="float" office:value="0.283607573322225">
            <text:p>0.2836</text:p>
          </table:table-cell>
          <table:table-cell table:style-name="ce1" table:formula="of:=BINOMDIST([.A30];200;1/10;0)" office:value-type="float" office:value="0.00681825398479322">
            <text:p>0.0068</text:p>
          </table:table-cell>
          <table:table-cell table:style-name="ce1" table:formula="of:=[.B30]*[.C30]" office:value-type="float" office:value="0.0019337084669218">
            <text:p>0.0019</text:p>
          </table:table-cell>
          <table:table-cell table:style-name="ce1" table:formula="of:=[.B30]*[.C30]/[.D$201]" office:value-type="float" office:value="0.00998247909868177">
            <text:p>0.0100</text:p>
          </table:table-cell>
          <table:table-cell table:number-columns-repeated="1019"/>
        </table:table-row>
        <table:table-row table:style-name="ro1">
          <table:table-cell table:style-name="ce1" table:formula="of:=[.A30]+1" office:value-type="float" office:value="31">
            <text:p>31.0000</text:p>
          </table:table-cell>
          <table:table-cell table:style-name="ce1" table:formula="of:=HYPGEOMDIST(2;10;[.A31];200)" office:value-type="float" office:value="0.288900047307143">
            <text:p>0.2889</text:p>
          </table:table-cell>
          <table:table-cell table:style-name="ce1" table:formula="of:=BINOMDIST([.A31];200;1/10;0)" office:value-type="float" office:value="0.00415449167532203">
            <text:p>0.0042</text:p>
          </table:table-cell>
          <table:table-cell table:style-name="ce1" table:formula="of:=[.B31]*[.C31]" office:value-type="float" office:value="0.00120023284153767">
            <text:p>0.0012</text:p>
          </table:table-cell>
          <table:table-cell table:style-name="ce1" table:formula="of:=[.B31]*[.C31]/[.D$201]" office:value-type="float" office:value="0.00619602150952662">
            <text:p>0.0062</text:p>
          </table:table-cell>
          <table:table-cell table:number-columns-repeated="1019"/>
        </table:table-row>
        <table:table-row table:style-name="ro1">
          <table:table-cell table:style-name="ce1" table:formula="of:=[.A31]+1" office:value-type="float" office:value="32">
            <text:p>32.0000</text:p>
          </table:table-cell>
          <table:table-cell table:style-name="ce1" table:formula="of:=HYPGEOMDIST(2;10;[.A32];200)" office:value-type="float" office:value="0.293572592450966">
            <text:p>0.2936</text:p>
          </table:table-cell>
          <table:table-cell table:style-name="ce1" table:formula="of:=BINOMDIST([.A32];200;1/10;0)" office:value-type="float" office:value="0.00243787879558828">
            <text:p>0.0024</text:p>
          </table:table-cell>
          <table:table-cell table:style-name="ce1" table:formula="of:=[.B32]*[.C32]" office:value-type="float" office:value="0.00071569439810209">
            <text:p>0.0007</text:p>
          </table:table-cell>
          <table:table-cell table:style-name="ce1" table:formula="of:=[.B32]*[.C32]/[.D$201]" office:value-type="float" office:value="0.00369466467790291">
            <text:p>0.0037</text:p>
          </table:table-cell>
          <table:table-cell table:number-columns-repeated="1019"/>
        </table:table-row>
        <table:table-row table:style-name="ro1">
          <table:table-cell table:style-name="ce1" table:formula="of:=[.A32]+1" office:value-type="float" office:value="33">
            <text:p>33.0000</text:p>
          </table:table-cell>
          <table:table-cell table:style-name="ce1" table:formula="of:=HYPGEOMDIST(2;10;[.A33];200)" office:value-type="float" office:value="0.297631199719874">
            <text:p>0.2976</text:p>
          </table:table-cell>
          <table:table-cell table:style-name="ce1" table:formula="of:=BINOMDIST([.A33];200;1/10;0)" office:value-type="float" office:value="0.00137900214699943">
            <text:p>0.0014</text:p>
          </table:table-cell>
          <table:table-cell table:style-name="ce1" table:formula="of:=[.B33]*[.C33]" office:value-type="float" office:value="0.000410434063427722">
            <text:p>0.0004</text:p>
          </table:table-cell>
          <table:table-cell table:style-name="ce1" table:formula="of:=[.B33]*[.C33]/[.D$201]" office:value-type="float" office:value="0.00211880411636009">
            <text:p>0.0021</text:p>
          </table:table-cell>
          <table:table-cell table:number-columns-repeated="1019"/>
        </table:table-row>
        <table:table-row table:style-name="ro1">
          <table:table-cell table:style-name="ce1" table:formula="of:=[.A33]+1" office:value-type="float" office:value="34">
            <text:p>34.0000</text:p>
          </table:table-cell>
          <table:table-cell table:style-name="ce1" table:formula="of:=HYPGEOMDIST(2;10;[.A34];200)" office:value-type="float" office:value="0.30108425630345">
            <text:p>0.3011</text:p>
          </table:table-cell>
          <table:table-cell table:style-name="ce1" table:formula="of:=BINOMDIST([.A34];200;1/10;0)" office:value-type="float" office:value="0.00075259267499642">
            <text:p>0.0008</text:p>
          </table:table-cell>
          <table:table-cell table:style-name="ce1" table:formula="of:=[.B34]*[.C34]" office:value-type="float" office:value="0.000226593805850721">
            <text:p>0.0002</text:p>
          </table:table-cell>
          <table:table-cell table:style-name="ce1" table:formula="of:=[.B34]*[.C34]/[.D$201]" office:value-type="float" office:value="0.00116975643924047">
            <text:p>0.0012</text:p>
          </table:table-cell>
          <table:table-cell table:number-columns-repeated="1019"/>
        </table:table-row>
        <table:table-row table:style-name="ro1">
          <table:table-cell table:style-name="ce1" table:formula="of:=[.A34]+1" office:value-type="float" office:value="35">
            <text:p>35.0000</text:p>
          </table:table-cell>
          <table:table-cell table:style-name="ce1" table:formula="of:=HYPGEOMDIST(2;10;[.A35];200)" office:value-type="float" office:value="0.303942303278218">
            <text:p>0.3039</text:p>
          </table:table-cell>
          <table:table-cell table:style-name="ce1" table:formula="of:=BINOMDIST([.A35];200;1/10;0)" office:value-type="float" office:value="0.000396604393807637">
            <text:p>0.0004</text:p>
          </table:table-cell>
          <table:table-cell table:style-name="ce1" table:formula="of:=[.B35]*[.C35]" office:value-type="float" office:value="0.000120544852944155">
            <text:p>0.0001</text:p>
          </table:table-cell>
          <table:table-cell table:style-name="ce1" table:formula="of:=[.B35]*[.C35]/[.D$201]" office:value-type="float" office:value="0.00062229467138045">
            <text:p>0.0006</text:p>
          </table:table-cell>
          <table:table-cell table:number-columns-repeated="1019"/>
        </table:table-row>
        <table:table-row table:style-name="ro1">
          <table:table-cell table:style-name="ce1" table:formula="of:=[.A35]+1" office:value-type="float" office:value="36">
            <text:p>36.0000</text:p>
          </table:table-cell>
          <table:table-cell table:style-name="ce1" table:formula="of:=HYPGEOMDIST(2;10;[.A36];200)" office:value-type="float" office:value="0.306217807153028">
            <text:p>0.3062</text:p>
          </table:table-cell>
          <table:table-cell table:style-name="ce1" table:formula="of:=BINOMDIST([.A36];200;1/10;0)" office:value-type="float" office:value="0.000201974459809445">
            <text:p>0.0002</text:p>
          </table:table-cell>
          <table:table-cell table:style-name="ce1" table:formula="of:=[.B36]*[.C36]" office:value-type="float" office:value="0.0000618481761837657">
            <text:p>0.0001</text:p>
          </table:table-cell>
          <table:table-cell table:style-name="ce1" table:formula="of:=[.B36]*[.C36]/[.D$201]" office:value-type="float" office:value="0.000319281906557944">
            <text:p>0.0003</text:p>
          </table:table-cell>
          <table:table-cell table:number-columns-repeated="1019"/>
        </table:table-row>
        <table:table-row table:style-name="ro1">
          <table:table-cell table:style-name="ce1" table:formula="of:=[.A36]+1" office:value-type="float" office:value="37">
            <text:p>37.0000</text:p>
          </table:table-cell>
          <table:table-cell table:style-name="ce1" table:formula="of:=HYPGEOMDIST(2;10;[.A37];200)" office:value-type="float" office:value="0.307924944753882">
            <text:p>0.3079</text:p>
          </table:table-cell>
          <table:table-cell table:style-name="ce1" table:formula="of:=BINOMDIST([.A37];200;1/10;0)" office:value-type="float" office:value="0.0000994709051313783">
            <text:p>0.0001</text:p>
          </table:table-cell>
          <table:table-cell table:style-name="ce1" table:formula="of:=[.B37]*[.C37]" office:value-type="float" office:value="0.0000306295729671983">
            <text:p>0.0000</text:p>
          </table:table-cell>
          <table:table-cell table:style-name="ce1" table:formula="of:=[.B37]*[.C37]/[.D$201]" office:value-type="float" office:value="0.000158120563247743">
            <text:p>0.0002</text:p>
          </table:table-cell>
          <table:table-cell table:number-columns-repeated="1019"/>
        </table:table-row>
        <table:table-row table:style-name="ro1">
          <table:table-cell table:style-name="ce1" table:formula="of:=[.A37]+1" office:value-type="float" office:value="38">
            <text:p>38.0000</text:p>
          </table:table-cell>
          <table:table-cell table:style-name="ce1" table:formula="of:=HYPGEOMDIST(2;10;[.A38];200)" office:value-type="float" office:value="0.309079400920307">
            <text:p>0.3091</text:p>
          </table:table-cell>
          <table:table-cell table:style-name="ce1" table:formula="of:=BINOMDIST([.A38];200;1/10;0)" office:value-type="float" office:value="0.0000474086477672944">
            <text:p>0.0000</text:p>
          </table:table-cell>
          <table:table-cell table:style-name="ce1" table:formula="of:=[.B38]*[.C38]" office:value-type="float" office:value="0.0000146530364503572">
            <text:p>0.0000</text:p>
          </table:table-cell>
          <table:table-cell table:style-name="ce1" table:formula="of:=[.B38]*[.C38]/[.D$201]" office:value-type="float" office:value="0.0000756440966154328">
            <text:p>0.0001</text:p>
          </table:table-cell>
          <table:table-cell table:number-columns-repeated="1019"/>
        </table:table-row>
        <table:table-row table:style-name="ro1">
          <table:table-cell table:style-name="ce1" table:formula="of:=[.A38]+1" office:value-type="float" office:value="39">
            <text:p>39.0000</text:p>
          </table:table-cell>
          <table:table-cell table:style-name="ce1" table:formula="of:=HYPGEOMDIST(2;10;[.A39];200)" office:value-type="float" office:value="0.309698178499727">
            <text:p>0.3097</text:p>
          </table:table-cell>
          <table:table-cell table:style-name="ce1" table:formula="of:=BINOMDIST([.A39];200;1/10;0)" office:value-type="float" office:value="0.0000218809143541359">
            <text:p>0.0000</text:p>
          </table:table-cell>
          <table:table-cell table:style-name="ce1" table:formula="of:=[.B39]*[.C39]" office:value-type="float" office:value="0.00000677647931938441">
            <text:p>0.0000</text:p>
          </table:table-cell>
          <table:table-cell table:style-name="ce1" table:formula="of:=[.B39]*[.C39]/[.D$201]" office:value-type="float" office:value="0.000034982555191521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39]+1" office:value-type="float" office:value="40">
            <text:p>40.0000</text:p>
          </table:table-cell>
          <table:table-cell table:style-name="ce1" table:formula="of:=HYPGEOMDIST(2;10;[.A40];200)" office:value-type="float" office:value="0.309799420140296">
            <text:p>0.3098</text:p>
          </table:table-cell>
          <table:table-cell table:style-name="ce1" table:formula="of:=BINOMDIST([.A40];200;1/10;0)" office:value-type="float" office:value="0.00000978563114171076">
            <text:p>0.0000</text:p>
          </table:table-cell>
          <table:table-cell table:style-name="ce1" table:formula="of:=[.B40]*[.C40]" office:value-type="float" office:value="0.00000303158285340881">
            <text:p>0.0000</text:p>
          </table:table-cell>
          <table:table-cell table:style-name="ce1" table:formula="of:=[.B40]*[.C40]/[.D$201]" office:value-type="float" office:value="0.000015650090480417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0]+1" office:value-type="float" office:value="41">
            <text:p>41.0000</text:p>
          </table:table-cell>
          <table:table-cell table:style-name="ce1" table:formula="of:=HYPGEOMDIST(2;10;[.A41];200)" office:value-type="float" office:value="0.309402241396526">
            <text:p>0.3094</text:p>
          </table:table-cell>
          <table:table-cell table:style-name="ce1" table:formula="of:=BINOMDIST([.A41];200;1/10;0)" office:value-type="float" office:value="0.00000424309209396673">
            <text:p>0.0000</text:p>
          </table:table-cell>
          <table:table-cell table:style-name="ce1" table:formula="of:=[.B41]*[.C41]" office:value-type="float" office:value="0.00000131282220432519">
            <text:p>0.0000</text:p>
          </table:table-cell>
          <table:table-cell table:style-name="ce1" table:formula="of:=[.B41]*[.C41]/[.D$201]" office:value-type="float" office:value="0.00000677724715961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1]+1" office:value-type="float" office:value="42">
            <text:p>42.0000</text:p>
          </table:table-cell>
          <table:table-cell table:style-name="ce1" table:formula="of:=HYPGEOMDIST(2;10;[.A42];200)" office:value-type="float" office:value="0.308526574675593">
            <text:p>0.3085</text:p>
          </table:table-cell>
          <table:table-cell table:style-name="ce1" table:formula="of:=BINOMDIST([.A42];200;1/10;0)" office:value-type="float" office:value="0.00000178479270619235">
            <text:p>0.0000</text:p>
          </table:table-cell>
          <table:table-cell table:style-name="ce1" table:formula="of:=[.B42]*[.C42]" office:value-type="float" office:value="0.000000550655980147508">
            <text:p>0.0000</text:p>
          </table:table-cell>
          <table:table-cell table:style-name="ce1" table:formula="of:=[.B42]*[.C42]/[.D$201]" office:value-type="float" office:value="0.0000028426786697257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2]+1" office:value-type="float" office:value="43">
            <text:p>43.0000</text:p>
          </table:table-cell>
          <table:table-cell table:style-name="ce1" table:formula="of:=HYPGEOMDIST(2;10;[.A43];200)" office:value-type="float" office:value="0.307193023565541">
            <text:p>0.3072</text:p>
          </table:table-cell>
          <table:table-cell table:style-name="ce1" table:formula="of:=BINOMDIST([.A43];200;1/10;0)" office:value-type="float" office:value="0.000000728675058342097">
            <text:p>0.0000</text:p>
          </table:table-cell>
          <table:table-cell table:style-name="ce1" table:formula="of:=[.B43]*[.C43]" office:value-type="float" office:value="0.000000223843894368906">
            <text:p>0.0000</text:p>
          </table:table-cell>
          <table:table-cell table:style-name="ce1" table:formula="of:=[.B43]*[.C43]/[.D$201]" office:value-type="float" office:value="0.0000011555604348478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3]+1" office:value-type="float" office:value="44">
            <text:p>44.0000</text:p>
          </table:table-cell>
          <table:table-cell table:style-name="ce1" table:formula="of:=HYPGEOMDIST(2;10;[.A44];200)" office:value-type="float" office:value="0.30542272709974">
            <text:p>0.3054</text:p>
          </table:table-cell>
          <table:table-cell table:style-name="ce1" table:formula="of:=BINOMDIST([.A44];200;1/10;0)" office:value-type="float" office:value="0.000000288893899393205">
            <text:p>0.0000</text:p>
          </table:table-cell>
          <table:table-cell table:style-name="ce1" table:formula="of:=[.B44]*[.C44]" office:value-type="float" office:value="0.0000000882347625951507">
            <text:p>0.0000</text:p>
          </table:table-cell>
          <table:table-cell table:style-name="ce1" table:formula="of:=[.B44]*[.C44]/[.D$201]" office:value-type="float" office:value="0.000000455498689926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4]+1" office:value-type="float" office:value="45">
            <text:p>45.0000</text:p>
          </table:table-cell>
          <table:table-cell table:style-name="ce1" table:formula="of:=HYPGEOMDIST(2;10;[.A45];200)" office:value-type="float" office:value="0.303237233524787">
            <text:p>0.3032</text:p>
          </table:table-cell>
          <table:table-cell table:style-name="ce1" table:formula="of:=BINOMDIST([.A45];200;1/10;0)" office:value-type="float" office:value="0.000000111277650136642">
            <text:p>0.0000</text:p>
          </table:table-cell>
          <table:table-cell table:style-name="ce1" table:formula="of:=[.B45]*[.C45]" office:value-type="float" office:value="0.0000000337435267805744">
            <text:p>0.0000</text:p>
          </table:table-cell>
          <table:table-cell table:style-name="ce1" table:formula="of:=[.B45]*[.C45]/[.D$201]" office:value-type="float" office:value="0.00000017419588141903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5]+1" office:value-type="float" office:value="46">
            <text:p>46.0000</text:p>
          </table:table-cell>
          <table:table-cell table:style-name="ce1" table:formula="of:=HYPGEOMDIST(2;10;[.A46];200)" office:value-type="float" office:value="0.300658383151702">
            <text:p>0.3007</text:p>
          </table:table-cell>
          <table:table-cell table:style-name="ce1" table:formula="of:=BINOMDIST([.A46];200;1/10;0)" office:value-type="float" office:value="0.0000000416619221526075">
            <text:p>0.0000</text:p>
          </table:table-cell>
          <table:table-cell table:style-name="ce1" table:formula="of:=[.B46]*[.C46]" office:value-type="float" office:value="0.0000000125260061533951">
            <text:p>0.0000</text:p>
          </table:table-cell>
          <table:table-cell table:style-name="ce1" table:formula="of:=[.B46]*[.C46]/[.D$201]" office:value-type="float" office:value="0.00000006466362264797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6]+1" office:value-type="float" office:value="47">
            <text:p>47.0000</text:p>
          </table:table-cell>
          <table:table-cell table:style-name="ce1" table:formula="of:=HYPGEOMDIST(2;10;[.A47];200)" office:value-type="float" office:value="0.297708199882681">
            <text:p>0.2977</text:p>
          </table:table-cell>
          <table:table-cell table:style-name="ce1" table:formula="of:=BINOMDIST([.A47];200;1/10;0)" office:value-type="float" office:value="0.0000000151676974267176">
            <text:p>0.0000</text:p>
          </table:table-cell>
          <table:table-cell table:style-name="ce1" table:formula="of:=[.B47]*[.C47]" office:value-type="float" office:value="0.00000000451554789727328">
            <text:p>0.0000</text:p>
          </table:table-cell>
          <table:table-cell table:style-name="ce1" table:formula="of:=[.B47]*[.C47]/[.D$201]" office:value-type="float" office:value="0.000000023310836806430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7]+1" office:value-type="float" office:value="48">
            <text:p>48.0000</text:p>
          </table:table-cell>
          <table:table-cell table:style-name="ce1" table:formula="of:=HYPGEOMDIST(2;10;[.A48];200)" office:value-type="float" office:value="0.294408791017826">
            <text:p>0.2944</text:p>
          </table:table-cell>
          <table:table-cell table:style-name="ce1" table:formula="of:=BINOMDIST([.A48];200;1/10;0)" office:value-type="float" office:value="0.00000000537189283862916">
            <text:p>0.0000</text:p>
          </table:table-cell>
          <table:table-cell table:style-name="ce1" table:formula="of:=[.B48]*[.C48]" office:value-type="float" office:value="0.00000000158153247609813">
            <text:p>0.0000</text:p>
          </table:table-cell>
          <table:table-cell table:style-name="ce1" table:formula="of:=[.B48]*[.C48]/[.D$201]" office:value-type="float" office:value="0.0000000081644235191604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8]+1" office:value-type="float" office:value="49">
            <text:p>49.0000</text:p>
          </table:table-cell>
          <table:table-cell table:style-name="ce1" table:formula="of:=HYPGEOMDIST(2;10;[.A49];200)" office:value-type="float" office:value="0.290782254958256">
            <text:p>0.2908</text:p>
          </table:table-cell>
          <table:table-cell table:style-name="ce1" table:formula="of:=BINOMDIST([.A49];200;1/10;0)" office:value-type="float" office:value="0.00000000185153676070665">
            <text:p>0.0000</text:p>
          </table:table-cell>
          <table:table-cell table:style-name="ce1" table:formula="of:=[.B49]*[.C49]" office:value-type="float" office:value="0.000000000538394034416384">
            <text:p>0.0000</text:p>
          </table:table-cell>
          <table:table-cell table:style-name="ce1" table:formula="of:=[.B49]*[.C49]/[.D$201]" office:value-type="float" office:value="0.0000000027793782192886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49]+1" office:value-type="float" office:value="50">
            <text:p>50.0000</text:p>
          </table:table-cell>
          <table:table-cell table:style-name="ce1" table:formula="of:=HYPGEOMDIST(2;10;[.A50];200)" office:value-type="float" office:value="0.28685059643371">
            <text:p>0.2869</text:p>
          </table:table-cell>
          <table:table-cell table:style-name="ce1" table:formula="of:=BINOMDIST([.A50];200;1/10;0)" office:value-type="float" office:value="0.000000000621293446370454">
            <text:p>0.0000</text:p>
          </table:table-cell>
          <table:table-cell table:style-name="ce1" table:formula="of:=[.B50]*[.C50]" office:value-type="float" office:value="0.00000000017821839565172">
            <text:p>0.0000</text:p>
          </table:table-cell>
          <table:table-cell table:style-name="ce1" table:formula="of:=[.B50]*[.C50]/[.D$201]" office:value-type="float" office:value="0.00000000092002566055157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0]+1" office:value-type="float" office:value="51">
            <text:p>51.0000</text:p>
          </table:table-cell>
          <table:table-cell table:style-name="ce1" table:formula="of:=HYPGEOMDIST(2;10;[.A51];200)" office:value-type="float" office:value="0.282635648894276">
            <text:p>0.2826</text:p>
          </table:table-cell>
          <table:table-cell table:style-name="ce1" table:formula="of:=BINOMDIST([.A51];200;1/10;0)" office:value-type="float" office:value="0.000000000203037073977273">
            <text:p>0.0000</text:p>
          </table:table-cell>
          <table:table-cell table:style-name="ce1" table:formula="of:=[.B51]*[.C51]" office:value-type="float" office:value="0.0000000000573855151531615">
            <text:p>0.0000</text:p>
          </table:table-cell>
          <table:table-cell table:style-name="ce1" table:formula="of:=[.B51]*[.C51]/[.D$201]" office:value-type="float" office:value="0.00000000029624409024563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1]+1" office:value-type="float" office:value="52">
            <text:p>52.0000</text:p>
          </table:table-cell>
          <table:table-cell table:style-name="ce1" table:formula="of:=HYPGEOMDIST(2;10;[.A52];200)" office:value-type="float" office:value="0.278159003717158">
            <text:p>0.2782</text:p>
          </table:table-cell>
          <table:table-cell table:style-name="ce1" table:formula="of:=BINOMDIST([.A52];200;1/10;0)" office:value-type="float" office:value="0.000000000064642145347465">
            <text:p>0.0000</text:p>
          </table:table-cell>
          <table:table-cell table:style-name="ce1" table:formula="of:=[.B52]*[.C52]" office:value-type="float" office:value="0.0000000000179807947479906">
            <text:p>0.0000</text:p>
          </table:table-cell>
          <table:table-cell table:style-name="ce1" table:formula="of:=[.B52]*[.C52]/[.D$201]" office:value-type="float" office:value="0.000000000092823148276964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2]+1" office:value-type="float" office:value="53">
            <text:p>53.0000</text:p>
          </table:table-cell>
          <table:table-cell table:style-name="ce1" table:formula="of:=HYPGEOMDIST(2;10;[.A53];200)" office:value-type="float" office:value="0.273441945890476">
            <text:p>0.2734</text:p>
          </table:table-cell>
          <table:table-cell table:style-name="ce1" table:formula="of:=BINOMDIST([.A53];200;1/10;0)" office:value-type="float" office:value="0.0000000000200566824138885">
            <text:p>0.0000</text:p>
          </table:table-cell>
          <table:table-cell table:style-name="ce1" table:formula="of:=[.B53]*[.C53]" office:value-type="float" office:value="0.00000000000548433826736097">
            <text:p>0.0000</text:p>
          </table:table-cell>
          <table:table-cell table:style-name="ce1" table:formula="of:=[.B53]*[.C53]/[.D$201]" office:value-type="float" office:value="0.000000000028312071369880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3]+1" office:value-type="float" office:value="54">
            <text:p>54.0000</text:p>
          </table:table-cell>
          <table:table-cell table:style-name="ce1" table:formula="of:=HYPGEOMDIST(2;10;[.A54];200)" office:value-type="float" office:value="0.268505395846928">
            <text:p>0.2685</text:p>
          </table:table-cell>
          <table:table-cell table:style-name="ce1" table:formula="of:=BINOMDIST([.A54];200;1/10;0)" office:value-type="float" office:value="0.00000000000606652739679344">
            <text:p>0.0000</text:p>
          </table:table-cell>
          <table:table-cell table:style-name="ce1" table:formula="of:=[.B54]*[.C54]" office:value-type="float" office:value="0.00000000000162889534009225">
            <text:p>0.0000</text:p>
          </table:table-cell>
          <table:table-cell table:style-name="ce1" table:formula="of:=[.B54]*[.C54]/[.D$201]" office:value-type="float" office:value="0.0000000000084089271803703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4]+1" office:value-type="float" office:value="55">
            <text:p>55.0000</text:p>
          </table:table-cell>
          <table:table-cell table:style-name="ce1" table:formula="of:=HYPGEOMDIST(2;10;[.A55];200)" office:value-type="float" office:value="0.263369857130807">
            <text:p>0.2634</text:p>
          </table:table-cell>
          <table:table-cell table:style-name="ce1" table:formula="of:=BINOMDIST([.A55];200;1/10;0)" office:value-type="float" office:value="0.0000000000017893191917815">
            <text:p>0.0000</text:p>
          </table:table-cell>
          <table:table-cell table:style-name="ce1" table:formula="of:=[.B55]*[.C55]" office:value-type="float" office:value="0.000000000000471252739900903">
            <text:p>0.0000</text:p>
          </table:table-cell>
          <table:table-cell table:style-name="ce1" table:formula="of:=[.B55]*[.C55]/[.D$201]" office:value-type="float" office:value="0.0000000000024327713855159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5]+1" office:value-type="float" office:value="56">
            <text:p>56.0000</text:p>
          </table:table-cell>
          <table:table-cell table:style-name="ce1" table:formula="of:=HYPGEOMDIST(2;10;[.A56];200)" office:value-type="float" office:value="0.258055369592279">
            <text:p>0.2581</text:p>
          </table:table-cell>
          <table:table-cell table:style-name="ce1" table:formula="of:=BINOMDIST([.A56];200;1/10;0)" office:value-type="float" office:value="0.000000000000514784291286344">
            <text:p>0.0000</text:p>
          </table:table-cell>
          <table:table-cell table:style-name="ce1" table:formula="of:=[.B56]*[.C56]" office:value-type="float" office:value="0.000000000000132842850548197">
            <text:p>0.0000</text:p>
          </table:table-cell>
          <table:table-cell table:style-name="ce1" table:formula="of:=[.B56]*[.C56]/[.D$201]" office:value-type="float" office:value="0.00000000000068578123418865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6]+1" office:value-type="float" office:value="57">
            <text:p>57.0000</text:p>
          </table:table-cell>
          <table:table-cell table:style-name="ce1" table:formula="of:=HYPGEOMDIST(2;10;[.A57];200)" office:value-type="float" office:value="0.252581467813049">
            <text:p>0.2526</text:p>
          </table:table-cell>
          <table:table-cell table:style-name="ce1" table:formula="of:=BINOMDIST([.A57];200;1/10;0)" office:value-type="float" office:value="0.000000000000144500853694412">
            <text:p>0.0000</text:p>
          </table:table-cell>
          <table:table-cell table:style-name="ce1" table:formula="of:=[.B57]*[.C57]" office:value-type="float" office:value="0.0000000000000364982377263733">
            <text:p>0.0000</text:p>
          </table:table-cell>
          <table:table-cell table:style-name="ce1" table:formula="of:=[.B57]*[.C57]/[.D$201]" office:value-type="float" office:value="0.0000000000001884166623225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7]+1" office:value-type="float" office:value="58">
            <text:p>58.0000</text:p>
          </table:table-cell>
          <table:table-cell table:style-name="ce1" table:formula="of:=HYPGEOMDIST(2;10;[.A58];200)" office:value-type="float" office:value="0.246967144477544">
            <text:p>0.2470</text:p>
          </table:table-cell>
          <table:table-cell table:style-name="ce1" table:formula="of:=BINOMDIST([.A58];200;1/10;0)" office:value-type="float" office:value="0.0000000000000395854829086225">
            <text:p>0.0000</text:p>
          </table:table-cell>
          <table:table-cell table:style-name="ce1" table:formula="of:=[.B58]*[.C58]" office:value-type="float" office:value="9.77631367670714E-015">
            <text:p>0.0000</text:p>
          </table:table-cell>
          <table:table-cell table:style-name="ce1" table:formula="of:=[.B58]*[.C58]/[.D$201]" office:value-type="float" office:value="0.000000000000050468748836394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8]+1" office:value-type="float" office:value="59">
            <text:p>59.0000</text:p>
          </table:table-cell>
          <table:table-cell table:style-name="ce1" table:formula="of:=HYPGEOMDIST(2;10;[.A59];200)" office:value-type="float" office:value="0.241230818413574">
            <text:p>0.2412</text:p>
          </table:table-cell>
          <table:table-cell table:style-name="ce1" table:formula="of:=BINOMDIST([.A59];200;1/10;0)" office:value-type="float" office:value="0.0000000000000105859483484452">
            <text:p>0.0000</text:p>
          </table:table-cell>
          <table:table-cell table:style-name="ce1" table:formula="of:=[.B59]*[.C59]" office:value-type="float" office:value="2.55365698377925E-015">
            <text:p>0.0000</text:p>
          </table:table-cell>
          <table:table-cell table:style-name="ce1" table:formula="of:=[.B59]*[.C59]/[.D$201]" office:value-type="float" office:value="0.000000000000013182870066426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59]+1" office:value-type="float" office:value="60">
            <text:p>60.0000</text:p>
          </table:table-cell>
          <table:table-cell table:style-name="ce1" table:formula="of:=HYPGEOMDIST(2;10;[.A60];200)" office:value-type="float" office:value="0.235390307035989">
            <text:p>0.2354</text:p>
          </table:table-cell>
          <table:table-cell table:style-name="ce1" table:formula="of:=BINOMDIST([.A60];200;1/10;0)" office:value-type="float" office:value="2.76410873542736E-015">
            <text:p>0.0000</text:p>
          </table:table-cell>
          <table:table-cell table:style-name="ce1" table:formula="of:=[.B60]*[.C60]" office:value-type="float" office:value="6.50644403913105E-016">
            <text:p>0.0000</text:p>
          </table:table-cell>
          <table:table-cell table:style-name="ce1" table:formula="of:=[.B60]*[.C60]/[.D$201]" office:value-type="float" office:value="3.35885386749951E-01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0]+1" office:value-type="float" office:value="61">
            <text:p>61.0000</text:p>
          </table:table-cell>
          <table:table-cell table:style-name="ce1" table:formula="of:=HYPGEOMDIST(2;10;[.A61];200)" office:value-type="float" office:value="0.229462802936293">
            <text:p>0.2295</text:p>
          </table:table-cell>
          <table:table-cell table:style-name="ce1" table:formula="of:=BINOMDIST([.A61];200;1/10;0)" office:value-type="float" office:value="7.04872901566175E-016">
            <text:p>0.0000</text:p>
          </table:table-cell>
          <table:table-cell table:style-name="ce1" table:formula="of:=[.B61]*[.C61]" office:value-type="float" office:value="1.61742111707213E-016">
            <text:p>0.0000</text:p>
          </table:table-cell>
          <table:table-cell table:style-name="ce1" table:formula="of:=[.B61]*[.C61]/[.D$201]" office:value-type="float" office:value="8.3496932299423E-01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1]+1" office:value-type="float" office:value="62">
            <text:p>62.0000</text:p>
          </table:table-cell>
          <table:table-cell table:style-name="ce1" table:formula="of:=HYPGEOMDIST(2;10;[.A62];200)" office:value-type="float" office:value="0.223464854370333">
            <text:p>0.2235</text:p>
          </table:table-cell>
          <table:table-cell table:style-name="ce1" table:formula="of:=BINOMDIST([.A62];200;1/10;0)" office:value-type="float" office:value="1.75586618848922E-016">
            <text:p>0.0000</text:p>
          </table:table-cell>
          <table:table-cell table:style-name="ce1" table:formula="of:=[.B62]*[.C62]" office:value-type="float" office:value="3.92374382104534E-017">
            <text:p>0.0000</text:p>
          </table:table-cell>
          <table:table-cell table:style-name="ce1" table:formula="of:=[.B62]*[.C62]/[.D$201]" office:value-type="float" office:value="2.02557372800452E-01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2]+1" office:value-type="float" office:value="63">
            <text:p>63.0000</text:p>
          </table:table-cell>
          <table:table-cell table:style-name="ce1" table:formula="of:=HYPGEOMDIST(2;10;[.A63];200)" office:value-type="float" office:value="0.217412349405206">
            <text:p>0.2174</text:p>
          </table:table-cell>
          <table:table-cell table:style-name="ce1" table:formula="of:=BINOMDIST([.A63];200;1/10;0)" office:value-type="float" office:value="4.27353675505312E-017">
            <text:p>0.0000</text:p>
          </table:table-cell>
          <table:table-cell table:style-name="ce1" table:formula="of:=[.B63]*[.C63]" office:value-type="float" office:value="9.291196661856E-018">
            <text:p>0.0000</text:p>
          </table:table-cell>
          <table:table-cell table:style-name="ce1" table:formula="of:=[.B63]*[.C63]/[.D$201]" office:value-type="float" office:value="4.79644052168648E-01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3]+1" office:value-type="float" office:value="64">
            <text:p>64.0000</text:p>
          </table:table-cell>
          <table:table-cell table:style-name="ce1" table:formula="of:=HYPGEOMDIST(2;10;[.A64];200)" office:value-type="float" office:value="0.211320503495336">
            <text:p>0.2113</text:p>
          </table:table-cell>
          <table:table-cell table:style-name="ce1" table:formula="of:=BINOMDIST([.A64];200;1/10;0)" office:value-type="float" office:value="1.01644884625395E-017">
            <text:p>0.0000</text:p>
          </table:table-cell>
          <table:table-cell table:style-name="ce1" table:formula="of:=[.B64]*[.C64]" office:value-type="float" office:value="2.14796481967639E-018">
            <text:p>0.0000</text:p>
          </table:table-cell>
          <table:table-cell table:style-name="ce1" table:formula="of:=[.B64]*[.C64]/[.D$201]" office:value-type="float" office:value="1.10885452920709E-01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4]+1" office:value-type="float" office:value="65">
            <text:p>65.0000</text:p>
          </table:table-cell>
          <table:table-cell table:style-name="ce1" table:formula="of:=HYPGEOMDIST(2;10;[.A65];200)" office:value-type="float" office:value="0.205203850266246">
            <text:p>0.2052</text:p>
          </table:table-cell>
          <table:table-cell table:style-name="ce1" table:formula="of:=BINOMDIST([.A65];200;1/10;0)" office:value-type="float" office:value="2.36302637761603E-018">
            <text:p>0.0000</text:p>
          </table:table-cell>
          <table:table-cell table:style-name="ce1" table:formula="of:=[.B65]*[.C65]" office:value-type="float" office:value="4.84902110967509E-019">
            <text:p>0.0000</text:p>
          </table:table-cell>
          <table:table-cell table:style-name="ce1" table:formula="of:=[.B65]*[.C65]/[.D$201]" office:value-type="float" office:value="2.50323421055569E-01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5]+1" office:value-type="float" office:value="66">
            <text:p>66.0000</text:p>
          </table:table-cell>
          <table:table-cell table:style-name="ce1" table:formula="of:=HYPGEOMDIST(2;10;[.A66];200)" office:value-type="float" office:value="0.199076235293018">
            <text:p>0.1991</text:p>
          </table:table-cell>
          <table:table-cell table:style-name="ce1" table:formula="of:=BINOMDIST([.A66];200;1/10;0)" office:value-type="float" office:value="5.37051449458189E-019">
            <text:p>0.0000</text:p>
          </table:table-cell>
          <table:table-cell table:style-name="ce1" table:formula="of:=[.B66]*[.C66]" office:value-type="float" office:value="1.06914180716795E-019">
            <text:p>0.0000</text:p>
          </table:table-cell>
          <table:table-cell table:style-name="ce1" table:formula="of:=[.B66]*[.C66]/[.D$201]" office:value-type="float" office:value="5.51928376285715E-01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6]+1" office:value-type="float" office:value="67">
            <text:p>67.0000</text:p>
          </table:table-cell>
          <table:table-cell table:style-name="ce1" table:formula="of:=HYPGEOMDIST(2;10;[.A67];200)" office:value-type="float" office:value="0.192950812668617">
            <text:p>0.1930</text:p>
          </table:table-cell>
          <table:table-cell table:style-name="ce1" table:formula="of:=BINOMDIST([.A67];200;1/10;0)" office:value-type="float" office:value="1.19344766546264E-019">
            <text:p>0.0000</text:p>
          </table:table-cell>
          <table:table-cell table:style-name="ce1" table:formula="of:=[.B67]*[.C67]" office:value-type="float" office:value="2.30276696928481E-020">
            <text:p>0.0000</text:p>
          </table:table-cell>
          <table:table-cell table:style-name="ce1" table:formula="of:=[.B67]*[.C67]/[.D$201]" office:value-type="float" office:value="1.18876881046154E-01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7]+1" office:value-type="float" office:value="68">
            <text:p>68.0000</text:p>
          </table:table-cell>
          <table:table-cell table:style-name="ce1" table:formula="of:=HYPGEOMDIST(2;10;[.A68];200)" office:value-type="float" office:value="0.186840044165328">
            <text:p>0.1868</text:p>
          </table:table-cell>
          <table:table-cell table:style-name="ce1" table:formula="of:=BINOMDIST([.A68];200;1/10;0)" office:value-type="float" office:value="2.59360358670803E-020">
            <text:p>0.0000</text:p>
          </table:table-cell>
          <table:table-cell table:style-name="ce1" table:formula="of:=[.B68]*[.C68]" office:value-type="float" office:value="4.8458900868788E-021">
            <text:p>0.0000</text:p>
          </table:table-cell>
          <table:table-cell table:style-name="ce1" table:formula="of:=[.B68]*[.C68]/[.D$201]" office:value-type="float" office:value="2.50161786713287E-02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8]+1" office:value-type="float" office:value="69">
            <text:p>69.0000</text:p>
          </table:table-cell>
          <table:table-cell table:style-name="ce1" table:formula="of:=HYPGEOMDIST(2;10;[.A69];200)" office:value-type="float" office:value="0.180755700800378">
            <text:p>0.1808</text:p>
          </table:table-cell>
          <table:table-cell table:style-name="ce1" table:formula="of:=BINOMDIST([.A69];200;1/10;0)" office:value-type="float" office:value="5.51297380749533E-021">
            <text:p>0.0000</text:p>
          </table:table-cell>
          <table:table-cell table:style-name="ce1" table:formula="of:=[.B69]*[.C69]" office:value-type="float" office:value="9.96501444067945E-022">
            <text:p>0.0000</text:p>
          </table:table-cell>
          <table:table-cell table:style-name="ce1" table:formula="of:=[.B69]*[.C69]/[.D$201]" office:value-type="float" office:value="5.14428881466793E-02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69]+1" office:value-type="float" office:value="70">
            <text:p>70.0000</text:p>
          </table:table-cell>
          <table:table-cell table:style-name="ce1" table:formula="of:=HYPGEOMDIST(2;10;[.A70];200)" office:value-type="float" office:value="0.174708866624523">
            <text:p>0.1747</text:p>
          </table:table-cell>
          <table:table-cell table:style-name="ce1" table:formula="of:=BINOMDIST([.A70];200;1/10;0)" office:value-type="float" office:value="1.14634852187601E-021">
            <text:p>0.0000</text:p>
          </table:table-cell>
          <table:table-cell table:style-name="ce1" table:formula="of:=[.B70]*[.C70]" office:value-type="float" office:value="2.00277251013656E-022">
            <text:p>0.0000</text:p>
          </table:table-cell>
          <table:table-cell table:style-name="ce1" table:formula="of:=[.B70]*[.C70]/[.D$201]" office:value-type="float" office:value="1.03390118334012E-02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0]+1" office:value-type="float" office:value="71">
            <text:p>71.0000</text:p>
          </table:table-cell>
          <table:table-cell table:style-name="ce1" table:formula="of:=HYPGEOMDIST(2;10;[.A71];200)" office:value-type="float" office:value="0.168709944559824">
            <text:p>0.1687</text:p>
          </table:table-cell>
          <table:table-cell table:style-name="ce1" table:formula="of:=BINOMDIST([.A71];200;1/10;0)" office:value-type="float" office:value="2.33216444200128E-022">
            <text:p>0.0000</text:p>
          </table:table-cell>
          <table:table-cell table:style-name="ce1" table:formula="of:=[.B71]*[.C71]" office:value-type="float" office:value="3.93459333714428E-023">
            <text:p>0.0000</text:p>
          </table:table-cell>
          <table:table-cell table:style-name="ce1" table:formula="of:=[.B71]*[.C71]/[.D$201]" office:value-type="float" office:value="2.03117462749589E-02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1]+1" office:value-type="float" office:value="72">
            <text:p>72.0000</text:p>
          </table:table-cell>
          <table:table-cell table:style-name="ce1" table:formula="of:=HYPGEOMDIST(2;10;[.A72];200)" office:value-type="float" office:value="0.162768664120176">
            <text:p>0.1628</text:p>
          </table:table-cell>
          <table:table-cell table:style-name="ce1" table:formula="of:=BINOMDIST([.A72];200;1/10;0)" office:value-type="float" office:value="4.64273476879884E-023">
            <text:p>0.0000</text:p>
          </table:table-cell>
          <table:table-cell table:style-name="ce1" table:formula="of:=[.B72]*[.C72]" office:value-type="float" office:value="7.5569173618168E-024">
            <text:p>0.0000</text:p>
          </table:table-cell>
          <table:table-cell table:style-name="ce1" table:formula="of:=[.B72]*[.C72]/[.D$201]" office:value-type="float" office:value="3.90114491947624E-02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2]+1" office:value-type="float" office:value="73">
            <text:p>73.0000</text:p>
          </table:table-cell>
          <table:table-cell table:style-name="ce1" table:formula="of:=HYPGEOMDIST(2;10;[.A73];200)" office:value-type="float" office:value="0.156894090855275">
            <text:p>0.1569</text:p>
          </table:table-cell>
          <table:table-cell table:style-name="ce1" table:formula="of:=BINOMDIST([.A73];200;1/10;0)" office:value-type="float" office:value="9.04520624667049E-024">
            <text:p>0.0000</text:p>
          </table:table-cell>
          <table:table-cell table:style-name="ce1" table:formula="of:=[.B73]*[.C73]" office:value-type="float" office:value="1.41913941066982E-024">
            <text:p>0.0000</text:p>
          </table:table-cell>
          <table:table-cell table:style-name="ce1" table:formula="of:=[.B73]*[.C73]/[.D$201]" office:value-type="float" office:value="7.32609374549529E-02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3]+1" office:value-type="float" office:value="74">
            <text:p>74.0000</text:p>
          </table:table-cell>
          <table:table-cell table:style-name="ce1" table:formula="of:=HYPGEOMDIST(2;10;[.A74];200)" office:value-type="float" office:value="0.151094637365655">
            <text:p>0.1511</text:p>
          </table:table-cell>
          <table:table-cell table:style-name="ce1" table:formula="of:=BINOMDIST([.A74];200;1/10;0)" office:value-type="float" office:value="1.72483662661735E-024">
            <text:p>0.0000</text:p>
          </table:table-cell>
          <table:table-cell table:style-name="ce1" table:formula="of:=[.B74]*[.C74]" office:value-type="float" office:value="2.60613564613748E-025">
            <text:p>0.0000</text:p>
          </table:table-cell>
          <table:table-cell table:style-name="ce1" table:formula="of:=[.B74]*[.C74]/[.D$201]" office:value-type="float" office:value="1.34537832671904E-02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4]+1" office:value-type="float" office:value="75">
            <text:p>75.0000</text:p>
          </table:table-cell>
          <table:table-cell table:style-name="ce1" table:formula="of:=HYPGEOMDIST(2;10;[.A75];200)" office:value-type="float" office:value="0.14537807574321">
            <text:p>0.1454</text:p>
          </table:table-cell>
          <table:table-cell table:style-name="ce1" table:formula="of:=BINOMDIST([.A75];200;1/10;0)" office:value-type="float" office:value="3.21969503635238E-025">
            <text:p>0.0000</text:p>
          </table:table-cell>
          <table:table-cell table:style-name="ce1" table:formula="of:=[.B75]*[.C75]" office:value-type="float" office:value="4.68073068864875E-026">
            <text:p>0.0000</text:p>
          </table:table-cell>
          <table:table-cell table:style-name="ce1" table:formula="of:=[.B75]*[.C75]/[.D$201]" office:value-type="float" office:value="2.41635681206769E-02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5]+1" office:value-type="float" office:value="76">
            <text:p>76.0000</text:p>
          </table:table-cell>
          <table:table-cell table:style-name="ce1" table:formula="of:=HYPGEOMDIST(2;10;[.A76];200)" office:value-type="float" office:value="0.13975155129823">
            <text:p>0.1398</text:p>
          </table:table-cell>
          <table:table-cell table:style-name="ce1" table:formula="of:=BINOMDIST([.A76];200;1/10;0)" office:value-type="float" office:value="5.88394560736912E-026">
            <text:p>0.0000</text:p>
          </table:table-cell>
          <table:table-cell table:style-name="ce1" table:formula="of:=[.B76]*[.C76]" office:value-type="float" office:value="8.22290526384239E-027">
            <text:p>0.0000</text:p>
          </table:table-cell>
          <table:table-cell table:style-name="ce1" table:formula="of:=[.B76]*[.C76]/[.D$201]" office:value-type="float" office:value="4.24495115633513E-02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6]+1" office:value-type="float" office:value="77">
            <text:p>77.0000</text:p>
          </table:table-cell>
          <table:table-cell table:style-name="ce1" table:formula="of:=HYPGEOMDIST(2;10;[.A77];200)" office:value-type="float" office:value="0.134221597440407">
            <text:p>0.1342</text:p>
          </table:table-cell>
          <table:table-cell table:style-name="ce1" table:formula="of:=BINOMDIST([.A77];200;1/10;0)" office:value-type="float" office:value="1.05282720824498E-026">
            <text:p>0.0000</text:p>
          </table:table-cell>
          <table:table-cell table:style-name="ce1" table:formula="of:=[.B77]*[.C77]" office:value-type="float" office:value="1.41312149719366E-027">
            <text:p>0.0000</text:p>
          </table:table-cell>
          <table:table-cell table:style-name="ce1" table:formula="of:=[.B77]*[.C77]/[.D$201]" office:value-type="float" office:value="7.29502717236851E-02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7]+1" office:value-type="float" office:value="78">
            <text:p>78.0000</text:p>
          </table:table-cell>
          <table:table-cell table:style-name="ce1" table:formula="of:=HYPGEOMDIST(2;10;[.A78];200)" office:value-type="float" office:value="0.128794151587554">
            <text:p>0.1288</text:p>
          </table:table-cell>
          <table:table-cell table:style-name="ce1" table:formula="of:=BINOMDIST([.A78];200;1/10;0)" office:value-type="float" office:value="1.84469724521556E-027">
            <text:p>0.0000</text:p>
          </table:table-cell>
          <table:table-cell table:style-name="ce1" table:formula="of:=[.B78]*[.C78]" office:value-type="float" office:value="2.37586216633436E-028">
            <text:p>0.0000</text:p>
          </table:table-cell>
          <table:table-cell table:style-name="ce1" table:formula="of:=[.B78]*[.C78]/[.D$201]" office:value-type="float" office:value="1.22650310646547E-02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8]+1" office:value-type="float" office:value="79">
            <text:p>79.0000</text:p>
          </table:table-cell>
          <table:table-cell table:style-name="ce1" table:formula="of:=HYPGEOMDIST(2;10;[.A79];200)" office:value-type="float" office:value="0.123474571981851">
            <text:p>0.1235</text:p>
          </table:table-cell>
          <table:table-cell table:style-name="ce1" table:formula="of:=BINOMDIST([.A79];200;1/10;0)" office:value-type="float" office:value="3.16530328996201E-028">
            <text:p>0.0000</text:p>
          </table:table-cell>
          <table:table-cell table:style-name="ce1" table:formula="of:=[.B79]*[.C79]" office:value-type="float" office:value="3.90834468920804E-029">
            <text:p>0.0000</text:p>
          </table:table-cell>
          <table:table-cell table:style-name="ce1" table:formula="of:=[.B79]*[.C79]/[.D$201]" office:value-type="float" office:value="2.01762415782198E-02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79]+1" office:value-type="float" office:value="80">
            <text:p>80.0000</text:p>
          </table:table-cell>
          <table:table-cell table:style-name="ce1" table:formula="of:=HYPGEOMDIST(2;10;[.A80];200)" office:value-type="float" office:value="0.118267655299421">
            <text:p>0.1183</text:p>
          </table:table-cell>
          <table:table-cell table:style-name="ce1" table:formula="of:=BINOMDIST([.A80];200;1/10;0)" office:value-type="float" office:value="5.31946802896393E-029">
            <text:p>0.0000</text:p>
          </table:table-cell>
          <table:table-cell table:style-name="ce1" table:formula="of:=[.B80]*[.C80]" office:value-type="float" office:value="6.29121011225796E-030">
            <text:p>0.0000</text:p>
          </table:table-cell>
          <table:table-cell table:style-name="ce1" table:formula="of:=[.B80]*[.C80]/[.D$201]" office:value-type="float" office:value="3.24774259022626E-02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0]+1" office:value-type="float" office:value="81">
            <text:p>81.0000</text:p>
          </table:table-cell>
          <table:table-cell table:style-name="ce1" table:formula="of:=HYPGEOMDIST(2;10;[.A81];200)" office:value-type="float" office:value="0.113177654944762">
            <text:p>0.1132</text:p>
          </table:table-cell>
          <table:table-cell table:style-name="ce1" table:formula="of:=BINOMDIST([.A81];200;1/10;0)" office:value-type="float" office:value="8.75632597360317E-030">
            <text:p>0.0000</text:p>
          </table:table-cell>
          <table:table-cell table:style-name="ce1" table:formula="of:=[.B81]*[.C81]" office:value-type="float" office:value="9.9102043962432E-031">
            <text:p>0.0000</text:p>
          </table:table-cell>
          <table:table-cell table:style-name="ce1" table:formula="of:=[.B81]*[.C81]/[.D$201]" office:value-type="float" office:value="5.11599395366162E-03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1]+1" office:value-type="float" office:value="82">
            <text:p>82.0000</text:p>
          </table:table-cell>
          <table:table-cell table:style-name="ce1" table:formula="of:=HYPGEOMDIST(2;10;[.A82];200)" office:value-type="float" office:value="0.10820829992723">
            <text:p>0.1082</text:p>
          </table:table-cell>
          <table:table-cell table:style-name="ce1" table:formula="of:=BINOMDIST([.A82];200;1/10;0)" office:value-type="float" office:value="1.41192790089265E-030">
            <text:p>0.0000</text:p>
          </table:table-cell>
          <table:table-cell table:style-name="ce1" table:formula="of:=[.B82]*[.C82]" office:value-type="float" office:value="1.52782317775416E-031">
            <text:p>0.0000</text:p>
          </table:table-cell>
          <table:table-cell table:style-name="ce1" table:formula="of:=[.B82]*[.C82]/[.D$201]" office:value-type="float" office:value="7.88715734522834E-03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2]+1" office:value-type="float" office:value="83">
            <text:p>83.0000</text:p>
          </table:table-cell>
          <table:table-cell table:style-name="ce1" table:formula="of:=HYPGEOMDIST(2;10;[.A83];200)" office:value-type="float" office:value="0.103362814222181">
            <text:p>0.1034</text:p>
          </table:table-cell>
          <table:table-cell table:style-name="ce1" table:formula="of:=BINOMDIST([.A83];200;1/10;0)" office:value-type="float" office:value="2.23035464933511E-031">
            <text:p>0.0000</text:p>
          </table:table-cell>
          <table:table-cell table:style-name="ce1" table:formula="of:=[.B83]*[.C83]" office:value-type="float" office:value="2.30535733268803E-032">
            <text:p>0.0000</text:p>
          </table:table-cell>
          <table:table-cell table:style-name="ce1" table:formula="of:=[.B83]*[.C83]/[.D$201]" office:value-type="float" office:value="1.1901060466051E-03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3]+1" office:value-type="float" office:value="84">
            <text:p>84.0000</text:p>
          </table:table-cell>
          <table:table-cell table:style-name="ce1" table:formula="of:=HYPGEOMDIST(2;10;[.A84];200)" office:value-type="float" office:value="0.0986439365247333">
            <text:p>0.0986</text:p>
          </table:table-cell>
          <table:table-cell table:style-name="ce1" table:formula="of:=BINOMDIST([.A84];200;1/10;0)" office:value-type="float" office:value="3.45173933825672E-032">
            <text:p>0.0000</text:p>
          </table:table-cell>
          <table:table-cell table:style-name="ce1" table:formula="of:=[.B84]*[.C84]" office:value-type="float" office:value="3.40493156182921E-033">
            <text:p>0.0000</text:p>
          </table:table-cell>
          <table:table-cell table:style-name="ce1" table:formula="of:=[.B84]*[.C84]/[.D$201]" office:value-type="float" office:value="1.75774470298043E-03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4]+1" office:value-type="float" office:value="85">
            <text:p>85.0000</text:p>
          </table:table-cell>
          <table:table-cell table:style-name="ce1" table:formula="of:=HYPGEOMDIST(2;10;[.A85];200)" office:value-type="float" office:value="0.0940539403092077">
            <text:p>0.0941</text:p>
          </table:table-cell>
          <table:table-cell table:style-name="ce1" table:formula="of:=BINOMDIST([.A85];200;1/10;0)" office:value-type="float" office:value="5.23400997696444E-033">
            <text:p>0.0000</text:p>
          </table:table-cell>
          <table:table-cell table:style-name="ce1" table:formula="of:=[.B85]*[.C85]" office:value-type="float" office:value="4.92279261951211E-034">
            <text:p>0.0000</text:p>
          </table:table-cell>
          <table:table-cell table:style-name="ce1" table:formula="of:=[.B85]*[.C85]/[.D$201]" office:value-type="float" office:value="2.54131764286327E-03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5]+1" office:value-type="float" office:value="86">
            <text:p>86.0000</text:p>
          </table:table-cell>
          <table:table-cell table:style-name="ce1" table:formula="of:=HYPGEOMDIST(2;10;[.A86];200)" office:value-type="float" office:value="0.0895946541123529">
            <text:p>0.0896</text:p>
          </table:table-cell>
          <table:table-cell table:style-name="ce1" table:formula="of:=BINOMDIST([.A86];200;1/10;0)" office:value-type="float" office:value="7.77662981073528E-034">
            <text:p>0.0000</text:p>
          </table:table-cell>
          <table:table-cell table:style-name="ce1" table:formula="of:=[.B86]*[.C86]" office:value-type="float" office:value="6.9674445805264E-035">
            <text:p>0.0000</text:p>
          </table:table-cell>
          <table:table-cell table:style-name="ce1" table:formula="of:=[.B86]*[.C86]/[.D$201]" office:value-type="float" office:value="3.59683846278267E-03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6]+1" office:value-type="float" office:value="87">
            <text:p>87.0000</text:p>
          </table:table-cell>
          <table:table-cell table:style-name="ce1" table:formula="of:=HYPGEOMDIST(2;10;[.A87];200)" office:value-type="float" office:value="0.0852674819632733">
            <text:p>0.0853</text:p>
          </table:table-cell>
          <table:table-cell table:style-name="ce1" table:formula="of:=BINOMDIST([.A87];200;1/10;0)" office:value-type="float" office:value="1.13222962761663E-034">
            <text:p>0.0000</text:p>
          </table:table-cell>
          <table:table-cell table:style-name="ce1" table:formula="of:=[.B87]*[.C87]" office:value-type="float" office:value="9.65423693510847E-036">
            <text:p>0.0000</text:p>
          </table:table-cell>
          <table:table-cell table:style-name="ce1" table:formula="of:=[.B87]*[.C87]/[.D$201]" office:value-type="float" office:value="4.98385460202566E-03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7]+1" office:value-type="float" office:value="88">
            <text:p>88.0000</text:p>
          </table:table-cell>
          <table:table-cell table:style-name="ce1" table:formula="of:=HYPGEOMDIST(2;10;[.A88];200)" office:value-type="float" office:value="0.0810734238876976">
            <text:p>0.0811</text:p>
          </table:table-cell>
          <table:table-cell table:style-name="ce1" table:formula="of:=BINOMDIST([.A88];200;1/10;0)" office:value-type="float" office:value="1.61542863536211E-035">
            <text:p>0.0000</text:p>
          </table:table-cell>
          <table:table-cell table:style-name="ce1" table:formula="of:=[.B88]*[.C88]" office:value-type="float" office:value="1.30968330515037E-036">
            <text:p>0.0000</text:p>
          </table:table-cell>
          <table:table-cell table:style-name="ce1" table:formula="of:=[.B88]*[.C88]/[.D$201]" office:value-type="float" office:value="6.7610430647635E-03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8]+1" office:value-type="float" office:value="89">
            <text:p>89.0000</text:p>
          </table:table-cell>
          <table:table-cell table:style-name="ce1" table:formula="of:=HYPGEOMDIST(2;10;[.A89];200)" office:value-type="float" office:value="0.0770130964187735">
            <text:p>0.0770</text:p>
          </table:table-cell>
          <table:table-cell table:style-name="ce1" table:formula="of:=BINOMDIST([.A89];200;1/10;0)" office:value-type="float" office:value="2.25877661873354E-036">
            <text:p>0.0000</text:p>
          </table:table-cell>
          <table:table-cell table:style-name="ce1" table:formula="of:=[.B89]*[.C89]" office:value-type="float" office:value="1.73955381526997E-037">
            <text:p>0.0000</text:p>
          </table:table-cell>
          <table:table-cell table:style-name="ce1" table:formula="of:=[.B89]*[.C89]/[.D$201]" office:value-type="float" office:value="8.98018491360669E-03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89]+1" office:value-type="float" office:value="90">
            <text:p>90.0000</text:p>
          </table:table-cell>
          <table:table-cell table:style-name="ce1" table:formula="of:=HYPGEOMDIST(2;10;[.A90];200)" office:value-type="float" office:value="0.073086753050986">
            <text:p>0.0731</text:p>
          </table:table-cell>
          <table:table-cell table:style-name="ce1" table:formula="of:=BINOMDIST([.A90];200;1/10;0)" office:value-type="float" office:value="3.09536055159781E-037">
            <text:p>0.0000</text:p>
          </table:table-cell>
          <table:table-cell table:style-name="ce1" table:formula="of:=[.B90]*[.C90]" office:value-type="float" office:value="2.26229852238393E-038">
            <text:p>0.0000</text:p>
          </table:table-cell>
          <table:table-cell table:style-name="ce1" table:formula="of:=[.B90]*[.C90]/[.D$201]" office:value-type="float" office:value="1.16787758346148E-03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0]+1" office:value-type="float" office:value="91">
            <text:p>91.0000</text:p>
          </table:table-cell>
          <table:table-cell table:style-name="ce1" table:formula="of:=HYPGEOMDIST(2;10;[.A91];200)" office:value-type="float" office:value="0.0692943045780645">
            <text:p>0.0693</text:p>
          </table:table-cell>
          <table:table-cell table:style-name="ce1" table:formula="of:=BINOMDIST([.A91];200;1/10;0)" office:value-type="float" office:value="4.15738291423394E-038">
            <text:p>0.0000</text:p>
          </table:table-cell>
          <table:table-cell table:style-name="ce1" table:formula="of:=[.B91]*[.C91]" office:value-type="float" office:value="2.88082957906568E-039">
            <text:p>0.0000</text:p>
          </table:table-cell>
          <table:table-cell table:style-name="ce1" table:formula="of:=[.B91]*[.C91]/[.D$201]" office:value-type="float" office:value="1.48718493774121E-03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1]+1" office:value-type="float" office:value="92">
            <text:p>92.0000</text:p>
          </table:table-cell>
          <table:table-cell table:style-name="ce1" table:formula="of:=HYPGEOMDIST(2;10;[.A92];200)" office:value-type="float" office:value="0.0656353392598752">
            <text:p>0.0656</text:p>
          </table:table-cell>
          <table:table-cell table:style-name="ce1" table:formula="of:=BINOMDIST([.A92];200;1/10;0)" office:value-type="float" office:value="5.4728833049698E-039">
            <text:p>0.0000</text:p>
          </table:table-cell>
          <table:table-cell table:style-name="ce1" table:formula="of:=[.B92]*[.C92]" office:value-type="float" office:value="3.592145524514E-040">
            <text:p>0.0000</text:p>
          </table:table-cell>
          <table:table-cell table:style-name="ce1" table:formula="of:=[.B92]*[.C92]/[.D$201]" office:value-type="float" office:value="1.85439109520817E-03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2]+1" office:value-type="float" office:value="93">
            <text:p>93.0000</text:p>
          </table:table-cell>
          <table:table-cell table:style-name="ce1" table:formula="of:=HYPGEOMDIST(2;10;[.A93];200)" office:value-type="float" office:value="0.0621091427672812">
            <text:p>0.0621</text:p>
          </table:table-cell>
          <table:table-cell table:style-name="ce1" table:formula="of:=BINOMDIST([.A93];200;1/10;0)" office:value-type="float" office:value="7.06178490963845E-040">
            <text:p>0.0000</text:p>
          </table:table-cell>
          <table:table-cell table:style-name="ce1" table:formula="of:=[.B93]*[.C93]" office:value-type="float" office:value="4.38601407144566E-041">
            <text:p>0.0000</text:p>
          </table:table-cell>
          <table:table-cell table:style-name="ce1" table:formula="of:=[.B93]*[.C93]/[.D$201]" office:value-type="float" office:value="2.26421379146297E-04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3]+1" office:value-type="float" office:value="94">
            <text:p>94.0000</text:p>
          </table:table-cell>
          <table:table-cell table:style-name="ce1" table:formula="of:=HYPGEOMDIST(2;10;[.A94];200)" office:value-type="float" office:value="0.0587147178578137">
            <text:p>0.0587</text:p>
          </table:table-cell>
          <table:table-cell table:style-name="ce1" table:formula="of:=BINOMDIST([.A94];200;1/10;0)" office:value-type="float" office:value="8.93157193063019E-041">
            <text:p>0.0000</text:p>
          </table:table-cell>
          <table:table-cell table:style-name="ce1" table:formula="of:=[.B94]*[.C94]" office:value-type="float" office:value="5.24414725933721E-042">
            <text:p>0.0000</text:p>
          </table:table-cell>
          <table:table-cell table:style-name="ce1" table:formula="of:=[.B94]*[.C94]/[.D$201]" office:value-type="float" office:value="2.70721214196659E-04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4]+1" office:value-type="float" office:value="95">
            <text:p>95.0000</text:p>
          </table:table-cell>
          <table:table-cell table:style-name="ce1" table:formula="of:=HYPGEOMDIST(2;10;[.A95];200)" office:value-type="float" office:value="0.0554508037387143">
            <text:p>0.0555</text:p>
          </table:table-cell>
          <table:table-cell table:style-name="ce1" table:formula="of:=BINOMDIST([.A95];200;1/10;0)" office:value-type="float" office:value="1.10730599373895E-041">
            <text:p>0.0000</text:p>
          </table:table-cell>
          <table:table-cell table:style-name="ce1" table:formula="of:=[.B95]*[.C95]" office:value-type="float" office:value="6.14010073375204E-043">
            <text:p>0.0000</text:p>
          </table:table-cell>
          <table:table-cell table:style-name="ce1" table:formula="of:=[.B95]*[.C95]/[.D$201]" office:value-type="float" office:value="3.16973464650808E-04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5]+1" office:value-type="float" office:value="96">
            <text:p>96.0000</text:p>
          </table:table-cell>
          <table:table-cell table:style-name="ce1" table:formula="of:=HYPGEOMDIST(2;10;[.A96];200)" office:value-type="float" office:value="0.0523158950774983">
            <text:p>0.0523</text:p>
          </table:table-cell>
          <table:table-cell table:style-name="ce1" table:formula="of:=BINOMDIST([.A96];200;1/10;0)" office:value-type="float" office:value="1.34568436739108E-042">
            <text:p>0.0000</text:p>
          </table:table-cell>
          <table:table-cell table:style-name="ce1" table:formula="of:=[.B96]*[.C96]" office:value-type="float" office:value="7.04006821718615E-044">
            <text:p>0.0000</text:p>
          </table:table-cell>
          <table:table-cell table:style-name="ce1" table:formula="of:=[.B96]*[.C96]/[.D$201]" office:value-type="float" office:value="3.63432932282841E-04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6]+1" office:value-type="float" office:value="97">
            <text:p>97.0000</text:p>
          </table:table-cell>
          <table:table-cell table:style-name="ce1" table:formula="of:=HYPGEOMDIST(2;10;[.A97];200)" office:value-type="float" office:value="0.0493082606236502">
            <text:p>0.0493</text:p>
          </table:table-cell>
          <table:table-cell table:style-name="ce1" table:formula="of:=BINOMDIST([.A97];200;1/10;0)" office:value-type="float" office:value="1.60310623377632E-043">
            <text:p>0.0000</text:p>
          </table:table-cell>
          <table:table-cell table:style-name="ce1" table:formula="of:=[.B97]*[.C97]" office:value-type="float" office:value="7.90463799824409E-045">
            <text:p>0.0000</text:p>
          </table:table-cell>
          <table:table-cell table:style-name="ce1" table:formula="of:=[.B97]*[.C97]/[.D$201]" office:value-type="float" office:value="4.08065046773716E-04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7]+1" office:value-type="float" office:value="98">
            <text:p>98.0000</text:p>
          </table:table-cell>
          <table:table-cell table:style-name="ce1" table:formula="of:=HYPGEOMDIST(2;10;[.A98];200)" office:value-type="float" office:value="0.0464259614083923">
            <text:p>0.0464</text:p>
          </table:table-cell>
          <table:table-cell table:style-name="ce1" table:formula="of:=BINOMDIST([.A98];200;1/10;0)" office:value-type="float" office:value="1.87210818683629E-044">
            <text:p>0.0000</text:p>
          </table:table-cell>
          <table:table-cell table:style-name="ce1" table:formula="of:=[.B98]*[.C98]" office:value-type="float" office:value="8.69144224343969E-046">
            <text:p>0.0000</text:p>
          </table:table-cell>
          <table:table-cell table:style-name="ce1" table:formula="of:=[.B98]*[.C98]/[.D$201]" office:value-type="float" office:value="4.48682632447952E-04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8]+1" office:value-type="float" office:value="99">
            <text:p>99.0000</text:p>
          </table:table-cell>
          <table:table-cell table:style-name="ce1" table:formula="of:=HYPGEOMDIST(2;10;[.A99];200)" office:value-type="float" office:value="0.0436668684926722">
            <text:p>0.0437</text:p>
          </table:table-cell>
          <table:table-cell table:style-name="ce1" table:formula="of:=BINOMDIST([.A99];200;1/10;0)" office:value-type="float" office:value="2.1431541532806E-045">
            <text:p>0.0000</text:p>
          </table:table-cell>
          <table:table-cell table:style-name="ce1" table:formula="of:=[.B99]*[.C99]" office:value-type="float" office:value="9.35848305708283E-047">
            <text:p>0.0000</text:p>
          </table:table-cell>
          <table:table-cell table:style-name="ce1" table:formula="of:=[.B99]*[.C99]/[.D$201]" office:value-type="float" office:value="4.83117611112342E-04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99]+1" office:value-type="float" office:value="100">
            <text:p>100.0000</text:p>
          </table:table-cell>
          <table:table-cell table:style-name="ce1" table:formula="of:=HYPGEOMDIST(2;10;[.A100];200)" office:value-type="float" office:value="0.0410286802365985">
            <text:p>0.0410</text:p>
          </table:table-cell>
          <table:table-cell table:style-name="ce1" table:formula="of:=BINOMDIST([.A100];200;1/10;0)" office:value-type="float" office:value="2.40509521645934E-046">
            <text:p>0.0000</text:p>
          </table:table-cell>
          <table:table-cell table:style-name="ce1" table:formula="of:=[.B100]*[.C100]" office:value-type="float" office:value="9.86778825746829E-048">
            <text:p>0.0000</text:p>
          </table:table-cell>
          <table:table-cell table:style-name="ce1" table:formula="of:=[.B100]*[.C100]/[.D$201]" office:value-type="float" office:value="5.0940972600281E-04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0]+1" office:value-type="float" office:value="101">
            <text:p>101.0000</text:p>
          </table:table-cell>
          <table:table-cell table:style-name="ce1" table:formula="of:=HYPGEOMDIST(2;10;[.A101];200)" office:value-type="float" office:value="0.0385089390665124">
            <text:p>0.0385</text:p>
          </table:table-cell>
          <table:table-cell table:style-name="ce1" table:formula="of:=BINOMDIST([.A101];200;1/10;0)" office:value-type="float" office:value="2.64586932503778E-047">
            <text:p>0.0000</text:p>
          </table:table-cell>
          <table:table-cell table:style-name="ce1" table:formula="of:=[.B101]*[.C101]" office:value-type="float" office:value="1.01889620615834E-048">
            <text:p>0.0000</text:p>
          </table:table-cell>
          <table:table-cell table:style-name="ce1" table:formula="of:=[.B101]*[.C101]/[.D$201]" office:value-type="float" office:value="5.25989840541622E-04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1]+1" office:value-type="float" office:value="102">
            <text:p>102.0000</text:p>
          </table:table-cell>
          <table:table-cell table:style-name="ce1" table:formula="of:=HYPGEOMDIST(2;10;[.A102];200)" office:value-type="float" office:value="0.0361050477187241">
            <text:p>0.0361</text:p>
          </table:table-cell>
          <table:table-cell table:style-name="ce1" table:formula="of:=BINOMDIST([.A102];200;1/10;0)" office:value-type="float" office:value="2.85338848778584E-048">
            <text:p>0.0000</text:p>
          </table:table-cell>
          <table:table-cell table:style-name="ce1" table:formula="of:=[.B102]*[.C102]" office:value-type="float" office:value="1.03021727511566E-049">
            <text:p>0.0000</text:p>
          </table:table-cell>
          <table:table-cell table:style-name="ce1" table:formula="of:=[.B102]*[.C102]/[.D$201]" office:value-type="float" office:value="5.31834172103196E-04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2]+1" office:value-type="float" office:value="103">
            <text:p>103.0000</text:p>
          </table:table-cell>
          <table:table-cell table:style-name="ce1" table:formula="of:=HYPGEOMDIST(2;10;[.A103];200)" office:value-type="float" office:value="0.0338142849416622">
            <text:p>0.0338</text:p>
          </table:table-cell>
          <table:table-cell table:style-name="ce1" table:formula="of:=BINOMDIST([.A103];200;1/10;0)" office:value-type="float" office:value="3.01652720391599E-049">
            <text:p>0.0000</text:p>
          </table:table-cell>
          <table:table-cell table:style-name="ce1" table:formula="of:=[.B103]*[.C103]" office:value-type="float" office:value="1.02001710407491E-050">
            <text:p>0.0000</text:p>
          </table:table-cell>
          <table:table-cell table:style-name="ce1" table:formula="of:=[.B103]*[.C103]/[.D$201]" office:value-type="float" office:value="5.26568487230887E-05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3]+1" office:value-type="float" office:value="104">
            <text:p>104.0000</text:p>
          </table:table-cell>
          <table:table-cell table:style-name="ce1" table:formula="of:=HYPGEOMDIST(2;10;[.A104];200)" office:value-type="float" office:value="0.0316338206407949">
            <text:p>0.0316</text:p>
          </table:table-cell>
          <table:table-cell table:style-name="ce1" table:formula="of:=BINOMDIST([.A104];200;1/10;0)" office:value-type="float" office:value="3.12610191004114E-050">
            <text:p>0.0000</text:p>
          </table:table-cell>
          <table:table-cell table:style-name="ce1" table:formula="of:=[.B104]*[.C104]" office:value-type="float" office:value="9.8890547127088E-052">
            <text:p>0.0000</text:p>
          </table:table-cell>
          <table:table-cell table:style-name="ce1" table:formula="of:=[.B104]*[.C104]/[.D$201]" office:value-type="float" office:value="5.10507574766328E-05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4]+1" office:value-type="float" office:value="105">
            <text:p>105.0000</text:p>
          </table:table-cell>
          <table:table-cell table:style-name="ce1" table:formula="of:=HYPGEOMDIST(2;10;[.A105];200)" office:value-type="float" office:value="0.02956073045317">
            <text:p>0.0296</text:p>
          </table:table-cell>
          <table:table-cell table:style-name="ce1" table:formula="of:=BINOMDIST([.A105];200;1/10;0)" office:value-type="float" office:value="3.17572257527989E-051">
            <text:p>0.0000</text:p>
          </table:table-cell>
          <table:table-cell table:style-name="ce1" table:formula="of:=[.B105]*[.C105]" office:value-type="float" office:value="9.38766790418958E-053">
            <text:p>0.0000</text:p>
          </table:table-cell>
          <table:table-cell table:style-name="ce1" table:formula="of:=[.B105]*[.C105]/[.D$201]" office:value-type="float" office:value="4.84624234945381E-05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5]+1" office:value-type="float" office:value="106">
            <text:p>106.0000</text:p>
          </table:table-cell>
          <table:table-cell table:style-name="ce1" table:formula="of:=HYPGEOMDIST(2;10;[.A106];200)" office:value-type="float" office:value="0.027592009740803">
            <text:p>0.0276</text:p>
          </table:table-cell>
          <table:table-cell table:style-name="ce1" table:formula="of:=BINOMDIST([.A106];200;1/10;0)" office:value-type="float" office:value="3.1624071766414E-052">
            <text:p>0.0000</text:p>
          </table:table-cell>
          <table:table-cell table:style-name="ce1" table:formula="of:=[.B106]*[.C106]" office:value-type="float" office:value="8.7257169622275E-054">
            <text:p>0.0000</text:p>
          </table:table-cell>
          <table:table-cell table:style-name="ce1" table:formula="of:=[.B106]*[.C106]/[.D$201]" office:value-type="float" office:value="4.50452013250515E-05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6]+1" office:value-type="float" office:value="107">
            <text:p>107.0000</text:p>
          </table:table-cell>
          <table:table-cell table:style-name="ce1" table:formula="of:=HYPGEOMDIST(2;10;[.A107];200)" office:value-type="float" office:value="0.0257245869944143">
            <text:p>0.0257</text:p>
          </table:table-cell>
          <table:table-cell table:style-name="ce1" table:formula="of:=BINOMDIST([.A107];200;1/10;0)" office:value-type="float" office:value="3.08687720253678E-053">
            <text:p>0.0000</text:p>
          </table:table-cell>
          <table:table-cell table:style-name="ce1" table:formula="of:=[.B107]*[.C107]" office:value-type="float" office:value="7.94086411377317E-055">
            <text:p>0.0000</text:p>
          </table:table-cell>
          <table:table-cell table:style-name="ce1" table:formula="of:=[.B107]*[.C107]/[.D$201]" office:value-type="float" office:value="4.09935165497823E-05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7]+1" office:value-type="float" office:value="108">
            <text:p>108.0000</text:p>
          </table:table-cell>
          <table:table-cell table:style-name="ce1" table:formula="of:=HYPGEOMDIST(2;10;[.A108];200)" office:value-type="float" office:value="0.0239553366411771">
            <text:p>0.0240</text:p>
          </table:table-cell>
          <table:table-cell table:style-name="ce1" table:formula="of:=BINOMDIST([.A108];200;1/10;0)" office:value-type="float" office:value="2.95349361971112E-054">
            <text:p>0.0000</text:p>
          </table:table-cell>
          <table:table-cell table:style-name="ce1" table:formula="of:=[.B108]*[.C108]" office:value-type="float" office:value="7.07519339277484E-056">
            <text:p>0.0000</text:p>
          </table:table-cell>
          <table:table-cell table:style-name="ce1" table:formula="of:=[.B108]*[.C108]/[.D$201]" office:value-type="float" office:value="3.65246216638522E-05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8]+1" office:value-type="float" office:value="109">
            <text:p>109.0000</text:p>
          </table:table-cell>
          <table:table-cell table:style-name="ce1" table:formula="of:=HYPGEOMDIST(2;10;[.A109];200)" office:value-type="float" office:value="0.022281091252196">
            <text:p>0.0223</text:p>
          </table:table-cell>
          <table:table-cell table:style-name="ce1" table:formula="of:=BINOMDIST([.A109];200;1/10;0)" office:value-type="float" office:value="2.76984111124794E-055">
            <text:p>0.0000</text:p>
          </table:table-cell>
          <table:table-cell table:style-name="ce1" table:formula="of:=[.B109]*[.C109]" office:value-type="float" office:value="6.17150825537992E-057">
            <text:p>0.0000</text:p>
          </table:table-cell>
          <table:table-cell table:style-name="ce1" table:formula="of:=[.B109]*[.C109]/[.D$201]" office:value-type="float" office:value="3.18594830712729E-05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09]+1" office:value-type="float" office:value="110">
            <text:p>110.0000</text:p>
          </table:table-cell>
          <table:table-cell table:style-name="ce1" table:formula="of:=HYPGEOMDIST(2;10;[.A110];200)" office:value-type="float" office:value="0.02069865314739">
            <text:p>0.0207</text:p>
          </table:table-cell>
          <table:table-cell table:style-name="ce1" table:formula="of:=BINOMDIST([.A110];200;1/10;0)" office:value-type="float" office:value="2.54601556690467E-056">
            <text:p>0.0000</text:p>
          </table:table-cell>
          <table:table-cell table:style-name="ce1" table:formula="of:=[.B110]*[.C110]" office:value-type="float" office:value="5.26990931272154E-058">
            <text:p>0.0000</text:p>
          </table:table-cell>
          <table:table-cell table:style-name="ce1" table:formula="of:=[.B110]*[.C110]/[.D$201]" office:value-type="float" office:value="2.72051141452228E-05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0]+1" office:value-type="float" office:value="111">
            <text:p>111.0000</text:p>
          </table:table-cell>
          <table:table-cell table:style-name="ce1" table:formula="of:=HYPGEOMDIST(2;10;[.A111];200)" office:value-type="float" office:value="0.0192048053973032">
            <text:p>0.0192</text:p>
          </table:table-cell>
          <table:table-cell table:style-name="ce1" table:formula="of:=BINOMDIST([.A111];200;1/10;0)" office:value-type="float" office:value="2.29370771793214E-057">
            <text:p>0.0000</text:p>
          </table:table-cell>
          <table:table-cell table:style-name="ce1" table:formula="of:=[.B111]*[.C111]" office:value-type="float" office:value="4.4050210361179E-059">
            <text:p>0.0000</text:p>
          </table:table-cell>
          <table:table-cell table:style-name="ce1" table:formula="of:=[.B111]*[.C111]/[.D$201]" office:value-type="float" office:value="2.27402585107876E-05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1]+1" office:value-type="float" office:value="112">
            <text:p>112.0000</text:p>
          </table:table-cell>
          <table:table-cell table:style-name="ce1" table:formula="of:=HYPGEOMDIST(2;10;[.A112];200)" office:value-type="float" office:value="0.0177963222231189">
            <text:p>0.0178</text:p>
          </table:table-cell>
          <table:table-cell table:style-name="ce1" table:formula="of:=BINOMDIST([.A112];200;1/10;0)" office:value-type="float" office:value="2.02519828269802E-058">
            <text:p>0.0000</text:p>
          </table:table-cell>
          <table:table-cell table:style-name="ce1" table:formula="of:=[.B112]*[.C112]" office:value-type="float" office:value="3.6041081204601E-060">
            <text:p>0.0000</text:p>
          </table:table-cell>
          <table:table-cell table:style-name="ce1" table:formula="of:=[.B112]*[.C112]/[.D$201]" office:value-type="float" office:value="1.86056660542808E-05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2]+1" office:value-type="float" office:value="113">
            <text:p>113.0000</text:p>
          </table:table-cell>
          <table:table-cell table:style-name="ce1" table:formula="of:=HYPGEOMDIST(2;10;[.A113];200)" office:value-type="float" office:value="0.0164699787978087">
            <text:p>0.0165</text:p>
          </table:table-cell>
          <table:table-cell table:style-name="ce1" table:formula="of:=BINOMDIST([.A113];200;1/10;0)" office:value-type="float" office:value="1.75238396142995E-059">
            <text:p>0.0000</text:p>
          </table:table-cell>
          <table:table-cell table:style-name="ce1" table:formula="of:=[.B113]*[.C113]" office:value-type="float" office:value="2.88617266903712E-061">
            <text:p>0.0000</text:p>
          </table:table-cell>
          <table:table-cell table:style-name="ce1" table:formula="of:=[.B113]*[.C113]/[.D$201]" office:value-type="float" office:value="1.48994322757003E-06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3]+1" office:value-type="float" office:value="114">
            <text:p>114.0000</text:p>
          </table:table-cell>
          <table:table-cell table:style-name="ce1" table:formula="of:=HYPGEOMDIST(2;10;[.A114];200)" office:value-type="float" office:value="0.0152225604529008">
            <text:p>0.0152</text:p>
          </table:table-cell>
          <table:table-cell table:style-name="ce1" table:formula="of:=BINOMDIST([.A114];200;1/10;0)" office:value-type="float" office:value="1.48593961641721E-060">
            <text:p>0.0000</text:p>
          </table:table-cell>
          <table:table-cell table:style-name="ce1" table:formula="of:=[.B114]*[.C114]" office:value-type="float" office:value="2.26198056402711E-062">
            <text:p>0.0000</text:p>
          </table:table-cell>
          <table:table-cell table:style-name="ce1" table:formula="of:=[.B114]*[.C114]/[.D$201]" office:value-type="float" office:value="1.16771344224239E-06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4]+1" office:value-type="float" office:value="115">
            <text:p>115.0000</text:p>
          </table:table-cell>
          <table:table-cell table:style-name="ce1" table:formula="of:=HYPGEOMDIST(2;10;[.A115];200)" office:value-type="float" office:value="0.0140508712968224">
            <text:p>0.0141</text:p>
          </table:table-cell>
          <table:table-cell table:style-name="ce1" table:formula="of:=BINOMDIST([.A115];200;1/10;0)" office:value-type="float" office:value="1.23469378755439E-061">
            <text:p>0.0000</text:p>
          </table:table-cell>
          <table:table-cell table:style-name="ce1" table:formula="of:=[.B115]*[.C115]" office:value-type="float" office:value="1.73485234999129E-063">
            <text:p>0.0000</text:p>
          </table:table-cell>
          <table:table-cell table:style-name="ce1" table:formula="of:=[.B115]*[.C115]/[.D$201]" office:value-type="float" office:value="8.9559143062838E-06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5]+1" office:value-type="float" office:value="116">
            <text:p>116.0000</text:p>
          </table:table-cell>
          <table:table-cell table:style-name="ce1" table:formula="of:=HYPGEOMDIST(2;10;[.A116];200)" office:value-type="float" office:value="0.012951742252138">
            <text:p>0.0130</text:p>
          </table:table-cell>
          <table:table-cell table:style-name="ce1" table:formula="of:=BINOMDIST([.A116];200;1/10;0)" office:value-type="float" office:value="1.00525835193605E-062">
            <text:p>0.0000</text:p>
          </table:table-cell>
          <table:table-cell table:style-name="ce1" table:formula="of:=[.B116]*[.C116]" office:value-type="float" office:value="1.30198470710847E-064">
            <text:p>0.0000</text:p>
          </table:table-cell>
          <table:table-cell table:style-name="ce1" table:formula="of:=[.B116]*[.C116]/[.D$201]" office:value-type="float" office:value="6.72130021036893E-06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6]+1" office:value-type="float" office:value="117">
            <text:p>117.0000</text:p>
          </table:table-cell>
          <table:table-cell table:style-name="ce1" table:formula="of:=HYPGEOMDIST(2;10;[.A117];200)" office:value-type="float" office:value="0.011922038520291">
            <text:p>0.0119</text:p>
          </table:table-cell>
          <table:table-cell table:style-name="ce1" table:formula="of:=BINOMDIST([.A117];200;1/10;0)" office:value-type="float" office:value="8.01915494421919E-064">
            <text:p>0.0000</text:p>
          </table:table-cell>
          <table:table-cell table:style-name="ce1" table:formula="of:=[.B117]*[.C117]" office:value-type="float" office:value="9.56046741451633E-066">
            <text:p>0.0000</text:p>
          </table:table-cell>
          <table:table-cell table:style-name="ce1" table:formula="of:=[.B117]*[.C117]/[.D$201]" office:value-type="float" office:value="4.93544749746897E-06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7]+1" office:value-type="float" office:value="118">
            <text:p>118.0000</text:p>
          </table:table-cell>
          <table:table-cell table:style-name="ce1" table:formula="of:=HYPGEOMDIST(2;10;[.A118];200)" office:value-type="float" office:value="0.0109586664836493">
            <text:p>0.0110</text:p>
          </table:table-cell>
          <table:table-cell table:style-name="ce1" table:formula="of:=BINOMDIST([.A118];200;1/10;0)" office:value-type="float" office:value="6.26732448559503E-065">
            <text:p>0.0000</text:p>
          </table:table-cell>
          <table:table-cell table:style-name="ce1" table:formula="of:=[.B118]*[.C118]" office:value-type="float" office:value="6.86815187824449E-067">
            <text:p>0.0000</text:p>
          </table:table-cell>
          <table:table-cell table:style-name="ce1" table:formula="of:=[.B118]*[.C118]/[.D$201]" office:value-type="float" office:value="3.54558009875645E-06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8]+1" office:value-type="float" office:value="119">
            <text:p>119.0000</text:p>
          </table:table-cell>
          <table:table-cell table:style-name="ce1" table:formula="of:=HYPGEOMDIST(2;10;[.A119];200)" office:value-type="float" office:value="0.0100585800557657">
            <text:p>0.0101</text:p>
          </table:table-cell>
          <table:table-cell table:style-name="ce1" table:formula="of:=BINOMDIST([.A119];200;1/10;0)" office:value-type="float" office:value="4.7985117443398E-066">
            <text:p>0.0000</text:p>
          </table:table-cell>
          <table:table-cell table:style-name="ce1" table:formula="of:=[.B119]*[.C119]" office:value-type="float" office:value="4.82662145289736E-068">
            <text:p>0.0000</text:p>
          </table:table-cell>
          <table:table-cell table:style-name="ce1" table:formula="of:=[.B119]*[.C119]/[.D$201]" office:value-type="float" office:value="2.49167072467215E-06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19]+1" office:value-type="float" office:value="120">
            <text:p>120.0000</text:p>
          </table:table-cell>
          <table:table-cell table:style-name="ce1" table:formula="of:=HYPGEOMDIST(2;10;[.A120];200)" office:value-type="float" office:value="0.00921878649178774">
            <text:p>0.0092</text:p>
          </table:table-cell>
          <table:table-cell table:style-name="ce1" table:formula="of:=BINOMDIST([.A120];200;1/10;0)" office:value-type="float" office:value="3.59888380825485E-067">
            <text:p>0.0000</text:p>
          </table:table-cell>
          <table:table-cell table:style-name="ce1" table:formula="of:=[.B120]*[.C120]" office:value-type="float" office:value="3.31773414370534E-069">
            <text:p>0.0000</text:p>
          </table:table-cell>
          <table:table-cell table:style-name="ce1" table:formula="of:=[.B120]*[.C120]/[.D$201]" office:value-type="float" office:value="1.71273034746767E-06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0]+1" office:value-type="float" office:value="121">
            <text:p>121.0000</text:p>
          </table:table-cell>
          <table:table-cell table:style-name="ce1" table:formula="of:=HYPGEOMDIST(2;10;[.A121];200)" office:value-type="float" office:value="0.00843635167189651">
            <text:p>0.0084</text:p>
          </table:table-cell>
          <table:table-cell table:style-name="ce1" table:formula="of:=BINOMDIST([.A121];200;1/10;0)" office:value-type="float" office:value="2.6438081236032E-068">
            <text:p>0.0000</text:p>
          </table:table-cell>
          <table:table-cell table:style-name="ce1" table:formula="of:=[.B121]*[.C121]" office:value-type="float" office:value="2.23040950837334E-070">
            <text:p>0.0000</text:p>
          </table:table-cell>
          <table:table-cell table:style-name="ce1" table:formula="of:=[.B121]*[.C121]/[.D$201]" office:value-type="float" office:value="1.15141535964213E-06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1]+1" office:value-type="float" office:value="122">
            <text:p>122.0000</text:p>
          </table:table-cell>
          <table:table-cell table:style-name="ce1" table:formula="of:=HYPGEOMDIST(2;10;[.A122];200)" office:value-type="float" office:value="0.00770840487151557">
            <text:p>0.0077</text:p>
          </table:table-cell>
          <table:table-cell table:style-name="ce1" table:formula="of:=BINOMDIST([.A122];200;1/10;0)" office:value-type="float" office:value="1.90219345869447E-069">
            <text:p>0.0000</text:p>
          </table:table-cell>
          <table:table-cell table:style-name="ce1" table:formula="of:=[.B122]*[.C122]" office:value-type="float" office:value="1.46628773235655E-071">
            <text:p>0.0000</text:p>
          </table:table-cell>
          <table:table-cell table:style-name="ce1" table:formula="of:=[.B122]*[.C122]/[.D$201]" office:value-type="float" office:value="7.56948986431401E-07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2]+1" office:value-type="float" office:value="123">
            <text:p>123.0000</text:p>
          </table:table-cell>
          <table:table-cell table:style-name="ce1" table:formula="of:=HYPGEOMDIST(2;10;[.A123];200)" office:value-type="float" office:value="0.00703214303281935">
            <text:p>0.0070</text:p>
          </table:table-cell>
          <table:table-cell table:style-name="ce1" table:formula="of:=BINOMDIST([.A123];200;1/10;0)" office:value-type="float" office:value="1.34029891398526E-070">
            <text:p>0.0000</text:p>
          </table:table-cell>
          <table:table-cell table:style-name="ce1" table:formula="of:=[.B123]*[.C123]" office:value-type="float" office:value="9.4251736698768E-073">
            <text:p>0.0000</text:p>
          </table:table-cell>
          <table:table-cell table:style-name="ce1" table:formula="of:=[.B123]*[.C123]/[.D$201]" office:value-type="float" office:value="4.86560413684096E-07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3]+1" office:value-type="float" office:value="124">
            <text:p>124.0000</text:p>
          </table:table-cell>
          <table:table-cell table:style-name="ce1" table:formula="of:=HYPGEOMDIST(2;10;[.A124];200)" office:value-type="float" office:value="0.00640483455277862">
            <text:p>0.0064</text:p>
          </table:table-cell>
          <table:table-cell table:style-name="ce1" table:formula="of:=BINOMDIST([.A124];200;1/10;0)" office:value-type="float" office:value="9.24758211262232E-072">
            <text:p>0.0000</text:p>
          </table:table-cell>
          <table:table-cell table:style-name="ce1" table:formula="of:=[.B124]*[.C124]" office:value-type="float" office:value="5.9229233444581E-074">
            <text:p>0.0000</text:p>
          </table:table-cell>
          <table:table-cell table:style-name="ce1" table:formula="of:=[.B124]*[.C124]/[.D$201]" office:value-type="float" office:value="3.05762008599295E-07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4]+1" office:value-type="float" office:value="125">
            <text:p>125.0000</text:p>
          </table:table-cell>
          <table:table-cell table:style-name="ce1" table:formula="of:=HYPGEOMDIST(2;10;[.A125];200)" office:value-type="float" office:value="0.0058238226036177">
            <text:p>0.0058</text:p>
          </table:table-cell>
          <table:table-cell table:style-name="ce1" table:formula="of:=BINOMDIST([.A125];200;1/10;0)" office:value-type="float" office:value="6.24725547163819E-073">
            <text:p>0.0000</text:p>
          </table:table-cell>
          <table:table-cell table:style-name="ce1" table:formula="of:=[.B125]*[.C125]" office:value-type="float" office:value="3.63829076263009E-075">
            <text:p>0.0000</text:p>
          </table:table-cell>
          <table:table-cell table:style-name="ce1" table:formula="of:=[.B125]*[.C125]/[.D$201]" office:value-type="float" office:value="1.87821288028474E-07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5]+1" office:value-type="float" office:value="126">
            <text:p>126.0000</text:p>
          </table:table-cell>
          <table:table-cell table:style-name="ce1" table:formula="of:=HYPGEOMDIST(2;10;[.A126];200)" office:value-type="float" office:value="0.00528652800212265">
            <text:p>0.0053</text:p>
          </table:table-cell>
          <table:table-cell table:style-name="ce1" table:formula="of:=BINOMDIST([.A126];200;1/10;0)" office:value-type="float" office:value="4.13178271933743E-074">
            <text:p>0.0000</text:p>
          </table:table-cell>
          <table:table-cell table:style-name="ce1" table:formula="of:=[.B126]*[.C126]" office:value-type="float" office:value="2.18427850444638E-076">
            <text:p>0.0000</text:p>
          </table:table-cell>
          <table:table-cell table:style-name="ce1" table:formula="of:=[.B126]*[.C126]/[.D$201]" office:value-type="float" office:value="1.12760092275159E-07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6]+1" office:value-type="float" office:value="127">
            <text:p>127.0000</text:p>
          </table:table-cell>
          <table:table-cell table:style-name="ce1" table:formula="of:=HYPGEOMDIST(2;10;[.A127];200)" office:value-type="float" office:value="0.00479045164473428">
            <text:p>0.0048</text:p>
          </table:table-cell>
          <table:table-cell table:style-name="ce1" table:formula="of:=BINOMDIST([.A127];200;1/10;0)" office:value-type="float" office:value="2.67499493640393E-075">
            <text:p>0.0000</text:p>
          </table:table-cell>
          <table:table-cell table:style-name="ce1" table:formula="of:=[.B127]*[.C127]" office:value-type="float" office:value="1.28144338927521E-077">
            <text:p>0.0000</text:p>
          </table:table-cell>
          <table:table-cell table:style-name="ce1" table:formula="of:=[.B127]*[.C127]/[.D$201]" office:value-type="float" office:value="6.61525874680934E-07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7]+1" office:value-type="float" office:value="128">
            <text:p>128.0000</text:p>
          </table:table-cell>
          <table:table-cell table:style-name="ce1" table:formula="of:=HYPGEOMDIST(2;10;[.A128];200)" office:value-type="float" office:value="0.00433317652578704">
            <text:p>0.0043</text:p>
          </table:table-cell>
          <table:table-cell table:style-name="ce1" table:formula="of:=BINOMDIST([.A128];200;1/10;0)" office:value-type="float" office:value="1.69509227740874E-076">
            <text:p>0.0000</text:p>
          </table:table-cell>
          <table:table-cell table:style-name="ce1" table:formula="of:=[.B128]*[.C128]" office:value-type="float" office:value="7.34513406551046E-079">
            <text:p>0.0000</text:p>
          </table:table-cell>
          <table:table-cell table:style-name="ce1" table:formula="of:=[.B128]*[.C128]/[.D$201]" office:value-type="float" office:value="3.79181497832987E-07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8]+1" office:value-type="float" office:value="129">
            <text:p>129.0000</text:p>
          </table:table-cell>
          <table:table-cell table:style-name="ce1" table:formula="of:=HYPGEOMDIST(2;10;[.A129];200)" office:value-type="float" office:value="0.00391236935661612">
            <text:p>0.0039</text:p>
          </table:table-cell>
          <table:table-cell table:style-name="ce1" table:formula="of:=BINOMDIST([.A129];200;1/10;0)" office:value-type="float" office:value="1.05122001699767E-077">
            <text:p>0.0000</text:p>
          </table:table-cell>
          <table:table-cell table:style-name="ce1" table:formula="of:=[.B129]*[.C129]" office:value-type="float" office:value="4.11276098156316E-080">
            <text:p>0.0000</text:p>
          </table:table-cell>
          <table:table-cell table:style-name="ce1" table:formula="of:=[.B129]*[.C129]/[.D$201]" office:value-type="float" office:value="2.12315099399048E-07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29]+1" office:value-type="float" office:value="130">
            <text:p>130.0000</text:p>
          </table:table-cell>
          <table:table-cell table:style-name="ce1" table:formula="of:=HYPGEOMDIST(2;10;[.A130];200)" office:value-type="float" office:value="0.0035257818035526">
            <text:p>0.0035</text:p>
          </table:table-cell>
          <table:table-cell table:style-name="ce1" table:formula="of:=BINOMDIST([.A130];200;1/10;0)" office:value-type="float" office:value="6.37919839374655E-079">
            <text:p>0.0000</text:p>
          </table:table-cell>
          <table:table-cell table:style-name="ce1" table:formula="of:=[.B130]*[.C130]" office:value-type="float" office:value="2.24916616179235E-081">
            <text:p>0.0000</text:p>
          </table:table-cell>
          <table:table-cell table:style-name="ce1" table:formula="of:=[.B130]*[.C130]/[.D$201]" office:value-type="float" office:value="1.16109819983854E-08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0]+1" office:value-type="float" office:value="131">
            <text:p>131.0000</text:p>
          </table:table-cell>
          <table:table-cell table:style-name="ce1" table:formula="of:=HYPGEOMDIST(2;10;[.A131];200)" office:value-type="float" office:value="0.00317125136306248">
            <text:p>0.0032</text:p>
          </table:table-cell>
          <table:table-cell table:style-name="ce1" table:formula="of:=BINOMDIST([.A131];200;1/10;0)" office:value-type="float" office:value="3.78747996236012E-080">
            <text:p>0.0000</text:p>
          </table:table-cell>
          <table:table-cell table:style-name="ce1" table:formula="of:=[.B131]*[.C131]" office:value-type="float" office:value="1.20110509932064E-082">
            <text:p>0.0000</text:p>
          </table:table-cell>
          <table:table-cell table:style-name="ce1" table:formula="of:=[.B131]*[.C131]/[.D$201]" office:value-type="float" office:value="6.20052440912917E-08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1]+1" office:value-type="float" office:value="132">
            <text:p>132.0000</text:p>
          </table:table-cell>
          <table:table-cell table:style-name="ce1" table:formula="of:=HYPGEOMDIST(2;10;[.A132];200)" office:value-type="float" office:value="0.00284670189246144">
            <text:p>0.0028</text:p>
          </table:table-cell>
          <table:table-cell table:style-name="ce1" table:formula="of:=BINOMDIST([.A132];200;1/10;0)" office:value-type="float" office:value="2.19979896803744E-081">
            <text:p>0.0000</text:p>
          </table:table-cell>
          <table:table-cell table:style-name="ce1" table:formula="of:=[.B132]*[.C132]" office:value-type="float" office:value="6.26217188534691E-084">
            <text:p>0.0000</text:p>
          </table:table-cell>
          <table:table-cell table:style-name="ce1" table:formula="of:=[.B132]*[.C132]/[.D$201]" office:value-type="float" office:value="3.23275204236649E-08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2]+1" office:value-type="float" office:value="133">
            <text:p>133.0000</text:p>
          </table:table-cell>
          <table:table-cell table:style-name="ce1" table:formula="of:=HYPGEOMDIST(2;10;[.A133];200)" office:value-type="float" office:value="0.00255014381475553">
            <text:p>0.0026</text:p>
          </table:table-cell>
          <table:table-cell table:style-name="ce1" table:formula="of:=BINOMDIST([.A133];200;1/10;0)" office:value-type="float" office:value="1.24967694090682E-082">
            <text:p>0.0000</text:p>
          </table:table-cell>
          <table:table-cell table:style-name="ce1" table:formula="of:=[.B133]*[.C133]" office:value-type="float" office:value="3.18685592129614E-085">
            <text:p>0.0000</text:p>
          </table:table-cell>
          <table:table-cell table:style-name="ce1" table:formula="of:=[.B133]*[.C133]/[.D$201]" office:value-type="float" office:value="1.6451664337743E-08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3]+1" office:value-type="float" office:value="134">
            <text:p>134.0000</text:p>
          </table:table-cell>
          <table:table-cell table:style-name="ce1" table:formula="of:=HYPGEOMDIST(2;10;[.A134];200)" office:value-type="float" office:value="0.00227967401622085">
            <text:p>0.0023</text:p>
          </table:table-cell>
          <table:table-cell table:style-name="ce1" table:formula="of:=BINOMDIST([.A134];200;1/10;0)" office:value-type="float" office:value="6.94264967170455E-084">
            <text:p>0.0000</text:p>
          </table:table-cell>
          <table:table-cell table:style-name="ce1" table:formula="of:=[.B134]*[.C134]" office:value-type="float" office:value="1.58269780603091E-086">
            <text:p>0.0000</text:p>
          </table:table-cell>
          <table:table-cell table:style-name="ce1" table:formula="of:=[.B134]*[.C134]/[.D$201]" office:value-type="float" office:value="8.17043935965349E-08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4]+1" office:value-type="float" office:value="135">
            <text:p>135.0000</text:p>
          </table:table-cell>
          <table:table-cell table:style-name="ce1" table:formula="of:=HYPGEOMDIST(2;10;[.A135];200)" office:value-type="float" office:value="0.00203347545534396">
            <text:p>0.0020</text:p>
          </table:table-cell>
          <table:table-cell table:style-name="ce1" table:formula="of:=BINOMDIST([.A135];200;1/10;0)" office:value-type="float" office:value="3.77131587104938E-085">
            <text:p>0.0000</text:p>
          </table:table-cell>
          <table:table-cell table:style-name="ce1" table:formula="of:=[.B135]*[.C135]" office:value-type="float" office:value="7.66887825812805E-088">
            <text:p>0.0000</text:p>
          </table:table-cell>
          <table:table-cell table:style-name="ce1" table:formula="of:=[.B135]*[.C135]/[.D$201]" office:value-type="float" office:value="3.95894304811949E-08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5]+1" office:value-type="float" office:value="136">
            <text:p>136.0000</text:p>
          </table:table-cell>
          <table:table-cell table:style-name="ce1" table:formula="of:=HYPGEOMDIST(2;10;[.A136];200)" office:value-type="float" office:value="0.00180981650170223">
            <text:p>0.0018</text:p>
          </table:table-cell>
          <table:table-cell table:style-name="ce1" table:formula="of:=BINOMDIST([.A136];200;1/10;0)" office:value-type="float" office:value="2.0027412713906E-086">
            <text:p>0.0000</text:p>
          </table:table-cell>
          <table:table-cell table:style-name="ce1" table:formula="of:=[.B136]*[.C136]" office:value-type="float" office:value="3.62459420160281E-089">
            <text:p>0.0000</text:p>
          </table:table-cell>
          <table:table-cell table:style-name="ce1" table:formula="of:=[.B136]*[.C136]/[.D$201]" office:value-type="float" office:value="1.87114223667339E-08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6]+1" office:value-type="float" office:value="137">
            <text:p>137.0000</text:p>
          </table:table-cell>
          <table:table-cell table:style-name="ce1" table:formula="of:=HYPGEOMDIST(2;10;[.A137];200)" office:value-type="float" office:value="0.00160705002327077">
            <text:p>0.0016</text:p>
          </table:table-cell>
          <table:table-cell table:style-name="ce1" table:formula="of:=BINOMDIST([.A137];200;1/10;0)" office:value-type="float" office:value="1.0395412925304E-087">
            <text:p>0.0000</text:p>
          </table:table-cell>
          <table:table-cell table:style-name="ce1" table:formula="of:=[.B137]*[.C137]" office:value-type="float" office:value="1.67059485835191E-090">
            <text:p>0.0000</text:p>
          </table:table-cell>
          <table:table-cell table:style-name="ce1" table:formula="of:=[.B137]*[.C137]/[.D$201]" office:value-type="float" office:value="8.62419467108722E-09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7]+1" office:value-type="float" office:value="138">
            <text:p>138.0000</text:p>
          </table:table-cell>
          <table:table-cell table:style-name="ce1" table:formula="of:=HYPGEOMDIST(2;10;[.A138];200)" office:value-type="float" office:value="0.00142361224050247">
            <text:p>0.0014</text:p>
          </table:table-cell>
          <table:table-cell table:style-name="ce1" table:formula="of:=BINOMDIST([.A138];200;1/10;0)" office:value-type="float" office:value="5.27303554182088E-089">
            <text:p>0.0000</text:p>
          </table:table-cell>
          <table:table-cell table:style-name="ce1" table:formula="of:=[.B138]*[.C138]" office:value-type="float" office:value="7.50675794194078E-092">
            <text:p>0.0000</text:p>
          </table:table-cell>
          <table:table-cell table:style-name="ce1" table:formula="of:=[.B138]*[.C138]/[.D$201]" office:value-type="float" office:value="3.87525087344605E-09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8]+1" office:value-type="float" office:value="139">
            <text:p>139.0000</text:p>
          </table:table-cell>
          <table:table-cell table:style-name="ce1" table:formula="of:=HYPGEOMDIST(2;10;[.A139];200)" office:value-type="float" office:value="0.0012580213653416">
            <text:p>0.0013</text:p>
          </table:table-cell>
          <table:table-cell table:style-name="ce1" table:formula="of:=BINOMDIST([.A139];200;1/10;0)" office:value-type="float" office:value="2.61333496077454E-090">
            <text:p>0.0000</text:p>
          </table:table-cell>
          <table:table-cell table:style-name="ce1" table:formula="of:=[.B139]*[.C139]" office:value-type="float" office:value="3.28763121544852E-093">
            <text:p>0.0000</text:p>
          </table:table-cell>
          <table:table-cell table:style-name="ce1" table:formula="of:=[.B139]*[.C139]/[.D$201]" office:value-type="float" office:value="1.69719016355302E-09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39]+1" office:value-type="float" office:value="140">
            <text:p>140.0000</text:p>
          </table:table-cell>
          <table:table-cell table:style-name="ce1" table:formula="of:=HYPGEOMDIST(2;10;[.A140];200)" office:value-type="float" office:value="0.00110887604310224">
            <text:p>0.0011</text:p>
          </table:table-cell>
          <table:table-cell table:style-name="ce1" table:formula="of:=BINOMDIST([.A140];200;1/10;0)" office:value-type="float" office:value="1.26518597307339E-091">
            <text:p>0.0000</text:p>
          </table:table-cell>
          <table:table-cell table:style-name="ce1" table:formula="of:=[.B140]*[.C140]" office:value-type="float" office:value="1.40293441561008E-094">
            <text:p>0.0000</text:p>
          </table:table-cell>
          <table:table-cell table:style-name="ce1" table:formula="of:=[.B140]*[.C140]/[.D$201]" office:value-type="float" office:value="7.24243789599919E-09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0]+1" office:value-type="float" office:value="141">
            <text:p>141.0000</text:p>
          </table:table-cell>
          <table:table-cell table:style-name="ce1" table:formula="of:=HYPGEOMDIST(2;10;[.A141];200)" office:value-type="float" office:value="0.000974853614871178">
            <text:p>0.0010</text:p>
          </table:table-cell>
          <table:table-cell table:style-name="ce1" table:formula="of:=BINOMDIST([.A141];200;1/10;0)" office:value-type="float" office:value="5.9819667757607E-093">
            <text:p>0.0000</text:p>
          </table:table-cell>
          <table:table-cell table:style-name="ce1" table:formula="of:=[.B141]*[.C141]" office:value-type="float" office:value="5.83154193538961E-096">
            <text:p>0.0000</text:p>
          </table:table-cell>
          <table:table-cell table:style-name="ce1" table:formula="of:=[.B141]*[.C141]/[.D$201]" office:value-type="float" office:value="3.01044580808919E-09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1]+1" office:value-type="float" office:value="142">
            <text:p>142.0000</text:p>
          </table:table-cell>
          <table:table-cell table:style-name="ce1" table:formula="of:=HYPGEOMDIST(2;10;[.A142];200)" office:value-type="float" office:value="0.000854708217784149">
            <text:p>0.0009</text:p>
          </table:table-cell>
          <table:table-cell table:style-name="ce1" table:formula="of:=BINOMDIST([.A142];200;1/10;0)" office:value-type="float" office:value="2.76162785422442E-094">
            <text:p>0.0000</text:p>
          </table:table-cell>
          <table:table-cell table:style-name="ce1" table:formula="of:=[.B142]*[.C142]" office:value-type="float" office:value="2.36038602146722E-097">
            <text:p>0.0000</text:p>
          </table:table-cell>
          <table:table-cell table:style-name="ce1" table:formula="of:=[.B142]*[.C142]/[.D$201]" office:value-type="float" office:value="1.21851377946467E-09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2]+1" office:value-type="float" office:value="143">
            <text:p>143.0000</text:p>
          </table:table-cell>
          <table:table-cell table:style-name="ce1" table:formula="of:=HYPGEOMDIST(2;10;[.A143];200)" office:value-type="float" office:value="0.000747268740175675">
            <text:p>0.0007</text:p>
          </table:table-cell>
          <table:table-cell table:style-name="ce1" table:formula="of:=BINOMDIST([.A143];200;1/10;0)" office:value-type="float" office:value="1.24455645334123E-095">
            <text:p>0.0000</text:p>
          </table:table-cell>
          <table:table-cell table:style-name="ce1" table:formula="of:=[.B143]*[.C143]" office:value-type="float" office:value="9.30018132965808E-099">
            <text:p>0.0000</text:p>
          </table:table-cell>
          <table:table-cell table:style-name="ce1" table:formula="of:=[.B143]*[.C143]/[.D$201]" office:value-type="float" office:value="4.80107872129501E-09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3]+1" office:value-type="float" office:value="144">
            <text:p>144.0000</text:p>
          </table:table-cell>
          <table:table-cell table:style-name="ce1" table:formula="of:=HYPGEOMDIST(2;10;[.A144];200)" office:value-type="float" office:value="0.000651436648218379">
            <text:p>0.0007</text:p>
          </table:table-cell>
          <table:table-cell table:style-name="ce1" table:formula="of:=BINOMDIST([.A144];200;1/10;0)" office:value-type="float" office:value="5.47374366052857E-097">
            <text:p>0.0000</text:p>
          </table:table-cell>
          <table:table-cell table:style-name="ce1" table:formula="of:=[.B144]*[.C144]" office:value-type="float" office:value="3.56579722342133E-100">
            <text:p>0.0000</text:p>
          </table:table-cell>
          <table:table-cell table:style-name="ce1" table:formula="of:=[.B144]*[.C144]/[.D$201]" office:value-type="float" office:value="1.8407891810912E-09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4]+1" office:value-type="float" office:value="145">
            <text:p>145.0000</text:p>
          </table:table-cell>
          <table:table-cell table:style-name="ce1" table:formula="of:=HYPGEOMDIST(2;10;[.A145];200)" office:value-type="float" office:value="0.00056618370024974">
            <text:p>0.0006</text:p>
          </table:table-cell>
          <table:table-cell table:style-name="ce1" table:formula="of:=BINOMDIST([.A145];200;1/10;0)" office:value-type="float" office:value="2.34888616850268E-098">
            <text:p>0.0000</text:p>
          </table:table-cell>
          <table:table-cell table:style-name="ce1" table:formula="of:=[.B145]*[.C145]" office:value-type="float" office:value="1.32990106234828E-101">
            <text:p>0.0000</text:p>
          </table:table-cell>
          <table:table-cell table:style-name="ce1" table:formula="of:=[.B145]*[.C145]/[.D$201]" office:value-type="float" office:value="6.86541419521193E-10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5]+1" office:value-type="float" office:value="146">
            <text:p>146.0000</text:p>
          </table:table-cell>
          <table:table-cell table:style-name="ce1" table:formula="of:=HYPGEOMDIST(2;10;[.A146];200)" office:value-type="float" office:value="0.00049054956453456">
            <text:p>0.0005</text:p>
          </table:table-cell>
          <table:table-cell table:style-name="ce1" table:formula="of:=BINOMDIST([.A146];200;1/10;0)" office:value-type="float" office:value="9.83171531717256E-100">
            <text:p>0.0000</text:p>
          </table:table-cell>
          <table:table-cell table:style-name="ce1" table:formula="of:=[.B146]*[.C146]" office:value-type="float" office:value="4.82294366746676E-103">
            <text:p>0.0000</text:p>
          </table:table-cell>
          <table:table-cell table:style-name="ce1" table:formula="of:=[.B146]*[.C146]/[.D$201]" office:value-type="float" office:value="2.48977212326359E-10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6]+1" office:value-type="float" office:value="147">
            <text:p>147.0000</text:p>
          </table:table-cell>
          <table:table-cell table:style-name="ce1" table:formula="of:=HYPGEOMDIST(2;10;[.A147];200)" office:value-type="float" office:value="0.000423639355732145">
            <text:p>0.0004</text:p>
          </table:table-cell>
          <table:table-cell table:style-name="ce1" table:formula="of:=BINOMDIST([.A147];200;1/10;0)" office:value-type="float" office:value="4.01294502741737E-101">
            <text:p>0.0000</text:p>
          </table:table-cell>
          <table:table-cell table:style-name="ce1" table:formula="of:=[.B147]*[.C147]" office:value-type="float" office:value="1.70004144600361E-104">
            <text:p>0.0000</text:p>
          </table:table-cell>
          <table:table-cell table:style-name="ce1" table:formula="of:=[.B147]*[.C147]/[.D$201]" office:value-type="float" office:value="8.77620825058429E-10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7]+1" office:value-type="float" office:value="148">
            <text:p>148.0000</text:p>
          </table:table-cell>
          <table:table-cell table:style-name="ce1" table:formula="of:=HYPGEOMDIST(2;10;[.A148];200)" office:value-type="float" office:value="0.0003646211048302">
            <text:p>0.0004</text:p>
          </table:table-cell>
          <table:table-cell table:style-name="ce1" table:formula="of:=BINOMDIST([.A148];200;1/10;0)" office:value-type="float" office:value="1.59674239078919E-102">
            <text:p>0.0000</text:p>
          </table:table-cell>
          <table:table-cell table:style-name="ce1" table:formula="of:=[.B148]*[.C148]" office:value-type="float" office:value="5.82205974658771E-106">
            <text:p>0.0000</text:p>
          </table:table-cell>
          <table:table-cell table:style-name="ce1" table:formula="of:=[.B148]*[.C148]/[.D$201]" office:value-type="float" office:value="3.00555077074805E-10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8]+1" office:value-type="float" office:value="149">
            <text:p>149.0000</text:p>
          </table:table-cell>
          <table:table-cell table:style-name="ce1" table:formula="of:=HYPGEOMDIST(2;10;[.A149];200)" office:value-type="float" office:value="0.000312723176774829">
            <text:p>0.0003</text:p>
          </table:table-cell>
          <table:table-cell table:style-name="ce1" table:formula="of:=BINOMDIST([.A149];200;1/10;0)" office:value-type="float" office:value="6.19169308881716E-104">
            <text:p>0.0000</text:p>
          </table:table-cell>
          <table:table-cell table:style-name="ce1" table:formula="of:=[.B149]*[.C149]" office:value-type="float" office:value="1.93628593234965E-107">
            <text:p>0.0000</text:p>
          </table:table-cell>
          <table:table-cell table:style-name="ce1" table:formula="of:=[.B149]*[.C149]/[.D$201]" office:value-type="float" office:value="9.99578487625956E-10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49]+1" office:value-type="float" office:value="150">
            <text:p>150.0000</text:p>
          </table:table-cell>
          <table:table-cell table:style-name="ce1" table:formula="of:=HYPGEOMDIST(2;10;[.A150];200)" office:value-type="float" office:value="0.000267231649469746">
            <text:p>0.0003</text:p>
          </table:table-cell>
          <table:table-cell table:style-name="ce1" table:formula="of:=BINOMDIST([.A150];200;1/10;0)" office:value-type="float" office:value="2.33908405577537E-105">
            <text:p>0.0000</text:p>
          </table:table-cell>
          <table:table-cell table:style-name="ce1" table:formula="of:=[.B150]*[.C150]" office:value-type="float" office:value="6.25077290473236E-109">
            <text:p>0.0000</text:p>
          </table:table-cell>
          <table:table-cell table:style-name="ce1" table:formula="of:=[.B150]*[.C150]/[.D$201]" office:value-type="float" office:value="3.22686749008379E-10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0]+1" office:value-type="float" office:value="151">
            <text:p>151.0000</text:p>
          </table:table-cell>
          <table:table-cell table:style-name="ce1" table:formula="of:=HYPGEOMDIST(2;10;[.A151];200)" office:value-type="float" office:value="0.000227487667239883">
            <text:p>0.0002</text:p>
          </table:table-cell>
          <table:table-cell table:style-name="ce1" table:formula="of:=BINOMDIST([.A151];200;1/10;0)" office:value-type="float" office:value="8.60590160329423E-107">
            <text:p>0.0000</text:p>
          </table:table-cell>
          <table:table-cell table:style-name="ce1" table:formula="of:=[.B151]*[.C151]" office:value-type="float" office:value="1.95773648022938E-110">
            <text:p>0.0000</text:p>
          </table:table-cell>
          <table:table-cell table:style-name="ce1" table:formula="of:=[.B151]*[.C151]/[.D$201]" office:value-type="float" office:value="1.01065201031707E-10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1]+1" office:value-type="float" office:value="152">
            <text:p>152.0000</text:p>
          </table:table-cell>
          <table:table-cell table:style-name="ce1" table:formula="of:=HYPGEOMDIST(2;10;[.A152];200)" office:value-type="float" office:value="0.000192884781257">
            <text:p>0.0002</text:p>
          </table:table-cell>
          <table:table-cell table:style-name="ce1" table:formula="of:=BINOMDIST([.A152];200;1/10;0)" office:value-type="float" office:value="3.08252323509808E-108">
            <text:p>0.0000</text:p>
          </table:table-cell>
          <table:table-cell table:style-name="ce1" table:formula="of:=[.B152]*[.C152]" office:value-type="float" office:value="5.94571819921514E-112">
            <text:p>0.0000</text:p>
          </table:table-cell>
          <table:table-cell table:style-name="ce1" table:formula="of:=[.B152]*[.C152]/[.D$201]" office:value-type="float" office:value="3.06938758688888E-11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2]+1" office:value-type="float" office:value="153">
            <text:p>153.0000</text:p>
          </table:table-cell>
          <table:table-cell table:style-name="ce1" table:formula="of:=HYPGEOMDIST(2;10;[.A153];200)" office:value-type="float" office:value="0.000162866288809719">
            <text:p>0.0002</text:p>
          </table:table-cell>
          <table:table-cell table:style-name="ce1" table:formula="of:=BINOMDIST([.A153];200;1/10;0)" office:value-type="float" office:value="1.07451790330216E-109">
            <text:p>0.0000</text:p>
          </table:table-cell>
          <table:table-cell table:style-name="ce1" table:formula="of:=[.B153]*[.C153]" office:value-type="float" office:value="1.75002743170424E-113">
            <text:p>0.0000</text:p>
          </table:table-cell>
          <table:table-cell table:style-name="ce1" table:formula="of:=[.B153]*[.C153]/[.D$201]" office:value-type="float" office:value="9.03425338304307E-11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3]+1" office:value-type="float" office:value="154">
            <text:p>154.0000</text:p>
          </table:table-cell>
          <table:table-cell table:style-name="ce1" table:formula="of:=HYPGEOMDIST(2;10;[.A154];200)" office:value-type="float" office:value="0.000136922582669537">
            <text:p>0.0001</text:p>
          </table:table-cell>
          <table:table-cell table:style-name="ce1" table:formula="of:=BINOMDIST([.A154];200;1/10;0)" office:value-type="float" office:value="3.64374757974038E-111">
            <text:p>0.0000</text:p>
          </table:table-cell>
          <table:table-cell table:style-name="ce1" table:formula="of:=[.B154]*[.C154]" office:value-type="float" office:value="4.98911329213927E-115">
            <text:p>0.0000</text:p>
          </table:table-cell>
          <table:table-cell table:style-name="ce1" table:formula="of:=[.B154]*[.C154]/[.D$201]" office:value-type="float" office:value="2.57555469253421E-11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4]+1" office:value-type="float" office:value="155">
            <text:p>155.0000</text:p>
          </table:table-cell>
          <table:table-cell table:style-name="ce1" table:formula="of:=HYPGEOMDIST(2;10;[.A155];200)" office:value-type="float" office:value="0.000114588521159928">
            <text:p>0.0001</text:p>
          </table:table-cell>
          <table:table-cell table:style-name="ce1" table:formula="of:=BINOMDIST([.A155];200;1/10;0)" office:value-type="float" office:value="1.2015224994126E-112">
            <text:p>0.0000</text:p>
          </table:table-cell>
          <table:table-cell table:style-name="ce1" table:formula="of:=[.B155]*[.C155]" office:value-type="float" office:value="1.3768068634807E-116">
            <text:p>0.0000</text:p>
          </table:table-cell>
          <table:table-cell table:style-name="ce1" table:formula="of:=[.B155]*[.C155]/[.D$201]" office:value-type="float" office:value="7.10755833814814E-11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5]+1" office:value-type="float" office:value="156">
            <text:p>156.0000</text:p>
          </table:table-cell>
          <table:table-cell table:style-name="ce1" table:formula="of:=HYPGEOMDIST(2;10;[.A156];200)" office:value-type="float" office:value="0.0000954408288795243">
            <text:p>0.0001</text:p>
          </table:table-cell>
          <table:table-cell table:style-name="ce1" table:formula="of:=BINOMDIST([.A156];200;1/10;0)" office:value-type="float" office:value="3.85103365196345E-114">
            <text:p>0.0000</text:p>
          </table:table-cell>
          <table:table-cell table:style-name="ce1" table:formula="of:=[.B156]*[.C156]" office:value-type="float" office:value="3.67545843786334E-118">
            <text:p>0.0000</text:p>
          </table:table-cell>
          <table:table-cell table:style-name="ce1" table:formula="of:=[.B156]*[.C156]/[.D$201]" office:value-type="float" office:value="1.89740013356047E-11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6]+1" office:value-type="float" office:value="157">
            <text:p>157.0000</text:p>
          </table:table-cell>
          <table:table-cell table:style-name="ce1" table:formula="of:=HYPGEOMDIST(2;10;[.A157];200)" office:value-type="float" office:value="0.0000790955373646733">
            <text:p>0.0001</text:p>
          </table:table-cell>
          <table:table-cell table:style-name="ce1" table:formula="of:=BINOMDIST([.A157];200;1/10;0)" office:value-type="float" office:value="1.19918953068926E-115">
            <text:p>0.0000</text:p>
          </table:table-cell>
          <table:table-cell table:style-name="ce1" table:formula="of:=[.B157]*[.C157]" office:value-type="float" office:value="9.48505403319571E-120">
            <text:p>0.0000</text:p>
          </table:table-cell>
          <table:table-cell table:style-name="ce1" table:formula="of:=[.B157]*[.C157]/[.D$201]" office:value-type="float" office:value="4.89651647370444E-11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7]+1" office:value-type="float" office:value="158">
            <text:p>158.0000</text:p>
          </table:table-cell>
          <table:table-cell table:style-name="ce1" table:formula="of:=HYPGEOMDIST(2;10;[.A158];200)" office:value-type="float" office:value="0.0000652054743033159">
            <text:p>0.0001</text:p>
          </table:table-cell>
          <table:table-cell table:style-name="ce1" table:formula="of:=BINOMDIST([.A158];200;1/10;0)" office:value-type="float" office:value="3.62624119688031E-117">
            <text:p>0.0000</text:p>
          </table:table-cell>
          <table:table-cell table:style-name="ce1" table:formula="of:=[.B158]*[.C158]" office:value-type="float" office:value="2.36450777180805E-121">
            <text:p>0.0000</text:p>
          </table:table-cell>
          <table:table-cell table:style-name="ce1" table:formula="of:=[.B158]*[.C158]/[.D$201]" office:value-type="float" office:value="1.22064157108017E-12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8]+1" office:value-type="float" office:value="159">
            <text:p>159.0000</text:p>
          </table:table-cell>
          <table:table-cell table:style-name="ce1" table:formula="of:=HYPGEOMDIST(2;10;[.A159];200)" office:value-type="float" office:value="0.0000534578092332008">
            <text:p>0.0001</text:p>
          </table:table-cell>
          <table:table-cell table:style-name="ce1" table:formula="of:=BINOMDIST([.A159];200;1/10;0)" office:value-type="float" office:value="1.06430559237577E-118">
            <text:p>0.0000</text:p>
          </table:table-cell>
          <table:table-cell table:style-name="ce1" table:formula="of:=[.B159]*[.C159]" office:value-type="float" office:value="5.68954453230528E-123">
            <text:p>0.0000</text:p>
          </table:table-cell>
          <table:table-cell table:style-name="ce1" table:formula="of:=[.B159]*[.C159]/[.D$201]" office:value-type="float" office:value="2.93714178462319E-12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59]+1" office:value-type="float" office:value="160">
            <text:p>160.0000</text:p>
          </table:table-cell>
          <table:table-cell table:style-name="ce1" table:formula="of:=HYPGEOMDIST(2;10;[.A160];200)" office:value-type="float" office:value="0.0000435716629748842">
            <text:p>0.0000</text:p>
          </table:table-cell>
          <table:table-cell table:style-name="ce1" table:formula="of:=BINOMDIST([.A160];200;1/10;0)" office:value-type="float" office:value="3.03031453384769E-120">
            <text:p>0.0000</text:p>
          </table:table-cell>
          <table:table-cell table:style-name="ce1" table:formula="of:=[.B160]*[.C160]" office:value-type="float" office:value="1.32035843576705E-124">
            <text:p>0.0000</text:p>
          </table:table-cell>
          <table:table-cell table:style-name="ce1" table:formula="of:=[.B160]*[.C160]/[.D$201]" office:value-type="float" office:value="6.81615182085551E-12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0]+1" office:value-type="float" office:value="161">
            <text:p>161.0000</text:p>
          </table:table-cell>
          <table:table-cell table:style-name="ce1" table:formula="of:=HYPGEOMDIST(2;10;[.A161];200)" office:value-type="float" office:value="0.0000352957873658181">
            <text:p>0.0000</text:p>
          </table:table-cell>
          <table:table-cell table:style-name="ce1" table:formula="of:=BINOMDIST([.A161];200;1/10;0)" office:value-type="float" office:value="8.36525751234696E-122">
            <text:p>0.0000</text:p>
          </table:table-cell>
          <table:table-cell table:style-name="ce1" table:formula="of:=[.B161]*[.C161]" office:value-type="float" office:value="2.95258350416111E-126">
            <text:p>0.0000</text:p>
          </table:table-cell>
          <table:table-cell table:style-name="ce1" table:formula="of:=[.B161]*[.C161]/[.D$201]" office:value-type="float" office:value="1.52422682227377E-12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1]+1" office:value-type="float" office:value="162">
            <text:p>162.0000</text:p>
          </table:table-cell>
          <table:table-cell table:style-name="ce1" table:formula="of:=HYPGEOMDIST(2;10;[.A162];200)" office:value-type="float" office:value="0.0000284063211780671">
            <text:p>0.0000</text:p>
          </table:table-cell>
          <table:table-cell table:style-name="ce1" table:formula="of:=BINOMDIST([.A162];200;1/10;0)" office:value-type="float" office:value="2.23762032223273E-123">
            <text:p>0.0000</text:p>
          </table:table-cell>
          <table:table-cell table:style-name="ce1" table:formula="of:=[.B162]*[.C162]" office:value-type="float" office:value="6.35625615479129E-128">
            <text:p>0.0000</text:p>
          </table:table-cell>
          <table:table-cell table:style-name="ce1" table:formula="of:=[.B162]*[.C162]/[.D$201]" office:value-type="float" office:value="3.28132163128381E-12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2]+1" office:value-type="float" office:value="163">
            <text:p>163.0000</text:p>
          </table:table-cell>
          <table:table-cell table:style-name="ce1" table:formula="of:=HYPGEOMDIST(2;10;[.A163];200)" office:value-type="float" office:value="0.000022704627420848">
            <text:p>0.0000</text:p>
          </table:table-cell>
          <table:table-cell table:style-name="ce1" table:formula="of:=BINOMDIST([.A163];200;1/10;0)" office:value-type="float" office:value="5.79615352725587E-125">
            <text:p>0.0000</text:p>
          </table:table-cell>
          <table:table-cell table:style-name="ce1" table:formula="of:=[.B163]*[.C163]" office:value-type="float" office:value="1.31599506310379E-129">
            <text:p>0.0000</text:p>
          </table:table-cell>
          <table:table-cell table:style-name="ce1" table:formula="of:=[.B163]*[.C163]/[.D$201]" office:value-type="float" office:value="6.79362656580498E-12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3]+1" office:value-type="float" office:value="164">
            <text:p>164.0000</text:p>
          </table:table-cell>
          <table:table-cell table:style-name="ce1" table:formula="of:=HYPGEOMDIST(2;10;[.A164];200)" office:value-type="float" office:value="0.0000180152165521443">
            <text:p>0.0000</text:p>
          </table:table-cell>
          <table:table-cell table:style-name="ce1" table:formula="of:=BINOMDIST([.A164];200;1/10;0)" office:value-type="float" office:value="1.45296531509802E-126">
            <text:p>0.0000</text:p>
          </table:table-cell>
          <table:table-cell table:style-name="ce1" table:formula="of:=[.B164]*[.C164]" office:value-type="float" office:value="2.61754847942454E-131">
            <text:p>0.0000</text:p>
          </table:table-cell>
          <table:table-cell table:style-name="ce1" table:formula="of:=[.B164]*[.C164]/[.D$201]" office:value-type="float" office:value="1.35127003023556E-13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4]+1" office:value-type="float" office:value="165">
            <text:p>165.0000</text:p>
          </table:table-cell>
          <table:table-cell table:style-name="ce1" table:formula="of:=HYPGEOMDIST(2;10;[.A165];200)" office:value-type="float" office:value="0.0000141837594531198">
            <text:p>0.0000</text:p>
          </table:table-cell>
          <table:table-cell table:style-name="ce1" table:formula="of:=BINOMDIST([.A165];200;1/10;0)" office:value-type="float" office:value="3.52234015781337E-128">
            <text:p>0.0000</text:p>
          </table:table-cell>
          <table:table-cell table:style-name="ce1" table:formula="of:=[.B165]*[.C165]" office:value-type="float" office:value="4.99600255104888E-133">
            <text:p>0.0000</text:p>
          </table:table-cell>
          <table:table-cell table:style-name="ce1" table:formula="of:=[.B165]*[.C165]/[.D$201]" office:value-type="float" office:value="2.57911116882043E-13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5]+1" office:value-type="float" office:value="166">
            <text:p>166.0000</text:p>
          </table:table-cell>
          <table:table-cell table:style-name="ce1" table:formula="of:=HYPGEOMDIST(2;10;[.A166];200)" office:value-type="float" office:value="0.0000110751933569482">
            <text:p>0.0000</text:p>
          </table:table-cell>
          <table:table-cell table:style-name="ce1" table:formula="of:=BINOMDIST([.A166];200;1/10;0)" office:value-type="float" office:value="8.25180090518528E-130">
            <text:p>0.0000</text:p>
          </table:table-cell>
          <table:table-cell table:style-name="ce1" table:formula="of:=[.B166]*[.C166]" office:value-type="float" office:value="9.13902905679674E-135">
            <text:p>0.0000</text:p>
          </table:table-cell>
          <table:table-cell table:style-name="ce1" table:formula="of:=[.B166]*[.C166]/[.D$201]" office:value-type="float" office:value="4.71788628442761E-13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6]+1" office:value-type="float" office:value="167">
            <text:p>167.0000</text:p>
          </table:table-cell>
          <table:table-cell table:style-name="ce1" table:formula="of:=HYPGEOMDIST(2;10;[.A167];200)" office:value-type="float" office:value="0.00000857192327199095">
            <text:p>0.0000</text:p>
          </table:table-cell>
          <table:table-cell table:style-name="ce1" table:formula="of:=BINOMDIST([.A167];200;1/10;0)" office:value-type="float" office:value="1.8666748554644E-131">
            <text:p>0.0000</text:p>
          </table:table-cell>
          <table:table-cell table:style-name="ce1" table:formula="of:=[.B167]*[.C167]" office:value-type="float" office:value="1.60009936347956E-136">
            <text:p>0.0000</text:p>
          </table:table-cell>
          <table:table-cell table:style-name="ce1" table:formula="of:=[.B167]*[.C167]/[.D$201]" office:value-type="float" office:value="8.26027228249952E-13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7]+1" office:value-type="float" office:value="168">
            <text:p>168.0000</text:p>
          </table:table-cell>
          <table:table-cell table:style-name="ce1" table:formula="of:=HYPGEOMDIST(2;10;[.A168];200)" office:value-type="float" office:value="0.00000657212079999306">
            <text:p>0.0000</text:p>
          </table:table-cell>
          <table:table-cell table:style-name="ce1" table:formula="of:=BINOMDIST([.A168];200;1/10;0)" office:value-type="float" office:value="4.07409194645008E-133">
            <text:p>0.0000</text:p>
          </table:table-cell>
          <table:table-cell table:style-name="ce1" table:formula="of:=[.B168]*[.C168]" office:value-type="float" office:value="2.67754244223488E-138">
            <text:p>0.0000</text:p>
          </table:table-cell>
          <table:table-cell table:style-name="ce1" table:formula="of:=[.B168]*[.C168]/[.D$201]" office:value-type="float" office:value="1.38224101112776E-13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8]+1" office:value-type="float" office:value="169">
            <text:p>169.0000</text:p>
          </table:table-cell>
          <table:table-cell table:style-name="ce1" table:formula="of:=HYPGEOMDIST(2;10;[.A169];200)" office:value-type="float" office:value="0.00000498812162514443">
            <text:p>0.0000</text:p>
          </table:table-cell>
          <table:table-cell table:style-name="ce1" table:formula="of:=BINOMDIST([.A169];200;1/10;0)" office:value-type="float" office:value="8.57139660002647E-135">
            <text:p>0.0000</text:p>
          </table:table-cell>
          <table:table-cell table:style-name="ce1" table:formula="of:=[.B169]*[.C169]" office:value-type="float" office:value="4.27551687382815E-140">
            <text:p>0.0000</text:p>
          </table:table-cell>
          <table:table-cell table:style-name="ce1" table:formula="of:=[.B169]*[.C169]/[.D$201]" office:value-type="float" office:value="2.20717127525391E-13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69]+1" office:value-type="float" office:value="170">
            <text:p>170.0000</text:p>
          </table:table-cell>
          <table:table-cell table:style-name="ce1" table:formula="of:=HYPGEOMDIST(2;10;[.A170];200)" office:value-type="float" office:value="0.00000374492234145828">
            <text:p>0.0000</text:p>
          </table:table-cell>
          <table:table-cell table:style-name="ce1" table:formula="of:=BINOMDIST([.A170];200;1/10;0)" office:value-type="float" office:value="1.73668820000536E-136">
            <text:p>0.0000</text:p>
          </table:table-cell>
          <table:table-cell table:style-name="ce1" table:formula="of:=[.B170]*[.C170]" office:value-type="float" office:value="6.50376244034705E-142">
            <text:p>0.0000</text:p>
          </table:table-cell>
          <table:table-cell table:style-name="ce1" table:formula="of:=[.B170]*[.C170]/[.D$201]" office:value-type="float" office:value="3.35746953246297E-14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0]+1" office:value-type="float" office:value="171">
            <text:p>171.0000</text:p>
          </table:table-cell>
          <table:table-cell table:style-name="ce1" table:formula="of:=HYPGEOMDIST(2;10;[.A171];200)" office:value-type="float" office:value="0.00000277877669596964">
            <text:p>0.0000</text:p>
          </table:table-cell>
          <table:table-cell table:style-name="ce1" table:formula="of:=BINOMDIST([.A171];200;1/10;0)" office:value-type="float" office:value="3.3853571150202E-138">
            <text:p>0.0000</text:p>
          </table:table-cell>
          <table:table-cell table:style-name="ce1" table:formula="of:=[.B171]*[.C171]" office:value-type="float" office:value="9.40715145875313E-144">
            <text:p>0.0000</text:p>
          </table:table-cell>
          <table:table-cell table:style-name="ce1" table:formula="of:=[.B171]*[.C171]/[.D$201]" office:value-type="float" office:value="4.8563004414323E-14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1]+1" office:value-type="float" office:value="172">
            <text:p>172.0000</text:p>
          </table:table-cell>
          <table:table-cell table:style-name="ce1" table:formula="of:=HYPGEOMDIST(2;10;[.A172];200)" office:value-type="float" office:value="0.00000203589075574895">
            <text:p>0.0000</text:p>
          </table:table-cell>
          <table:table-cell table:style-name="ce1" table:formula="of:=BINOMDIST([.A172];200;1/10;0)" office:value-type="float" office:value="6.34207728266058E-140">
            <text:p>0.0000</text:p>
          </table:table-cell>
          <table:table-cell table:style-name="ce1" table:formula="of:=[.B172]*[.C172]" office:value-type="float" office:value="1.29117765120141E-145">
            <text:p>0.0000</text:p>
          </table:table-cell>
          <table:table-cell table:style-name="ce1" table:formula="of:=[.B172]*[.C172]/[.D$201]" office:value-type="float" office:value="6.66551040980904E-14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2]+1" office:value-type="float" office:value="173">
            <text:p>173.0000</text:p>
          </table:table-cell>
          <table:table-cell table:style-name="ce1" table:formula="of:=HYPGEOMDIST(2;10;[.A173];200)" office:value-type="float" office:value="0.00000147121595966821">
            <text:p>0.0000</text:p>
          </table:table-cell>
          <table:table-cell table:style-name="ce1" table:formula="of:=BINOMDIST([.A173];200;1/10;0)" office:value-type="float" office:value="1.14051486136478E-141">
            <text:p>0.0000</text:p>
          </table:table-cell>
          <table:table-cell table:style-name="ce1" table:formula="of:=[.B173]*[.C173]" office:value-type="float" office:value="1.67794366627864E-147">
            <text:p>0.0000</text:p>
          </table:table-cell>
          <table:table-cell table:style-name="ce1" table:formula="of:=[.B173]*[.C173]/[.D$201]" office:value-type="float" office:value="8.66213178662643E-14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3]+1" office:value-type="float" office:value="174">
            <text:p>174.0000</text:p>
          </table:table-cell>
          <table:table-cell table:style-name="ce1" table:formula="of:=HYPGEOMDIST(2;10;[.A174];200)" office:value-type="float" office:value="0.00000104733849325217">
            <text:p>0.0000</text:p>
          </table:table-cell>
          <table:table-cell table:style-name="ce1" table:formula="of:=BINOMDIST([.A174];200;1/10;0)" office:value-type="float" office:value="1.96640493338755E-143">
            <text:p>0.0000</text:p>
          </table:table-cell>
          <table:table-cell table:style-name="ce1" table:formula="of:=[.B174]*[.C174]" office:value-type="float" office:value="2.05949158005776E-149">
            <text:p>0.0000</text:p>
          </table:table-cell>
          <table:table-cell table:style-name="ce1" table:formula="of:=[.B174]*[.C174]/[.D$201]" office:value-type="float" office:value="1.06318155003813E-14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4]+1" office:value-type="float" office:value="175">
            <text:p>175.0000</text:p>
          </table:table-cell>
          <table:table-cell table:style-name="ce1" table:formula="of:=HYPGEOMDIST(2;10;[.A175];200)" office:value-type="float" office:value="0.000000733462928800432">
            <text:p>0.0000</text:p>
          </table:table-cell>
          <table:table-cell table:style-name="ce1" table:formula="of:=BINOMDIST([.A175];200;1/10;0)" office:value-type="float" office:value="3.24612877892549E-145">
            <text:p>0.0000</text:p>
          </table:table-cell>
          <table:table-cell table:style-name="ce1" table:formula="of:=[.B175]*[.C175]" office:value-type="float" office:value="2.38091512145406E-151">
            <text:p>0.0000</text:p>
          </table:table-cell>
          <table:table-cell table:style-name="ce1" table:formula="of:=[.B175]*[.C175]/[.D$201]" office:value-type="float" office:value="1.22911161854119E-15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5]+1" office:value-type="float" office:value="176">
            <text:p>176.0000</text:p>
          </table:table-cell>
          <table:table-cell table:style-name="ce1" table:formula="of:=HYPGEOMDIST(2;10;[.A176];200)" office:value-type="float" office:value="0.000000504487605280665">
            <text:p>0.0000</text:p>
          </table:table-cell>
          <table:table-cell table:style-name="ce1" table:formula="of:=BINOMDIST([.A176];200;1/10;0)" office:value-type="float" office:value="5.1233093101728E-147">
            <text:p>0.0000</text:p>
          </table:table-cell>
          <table:table-cell table:style-name="ce1" table:formula="of:=[.B176]*[.C176]" office:value-type="float" office:value="2.58464604500121E-153">
            <text:p>0.0000</text:p>
          </table:table-cell>
          <table:table-cell table:style-name="ce1" table:formula="of:=[.B176]*[.C176]/[.D$201]" office:value-type="float" office:value="1.33428464337166E-15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6]+1" office:value-type="float" office:value="177">
            <text:p>177.0000</text:p>
          </table:table-cell>
          <table:table-cell table:style-name="ce1" table:formula="of:=HYPGEOMDIST(2;10;[.A177];200)" office:value-type="float" office:value="0.000000340168785274963">
            <text:p>0.0000</text:p>
          </table:table-cell>
          <table:table-cell table:style-name="ce1" table:formula="of:=BINOMDIST([.A177];200;1/10;0)" office:value-type="float" office:value="7.71873342398915E-149">
            <text:p>0.0000</text:p>
          </table:table-cell>
          <table:table-cell table:style-name="ce1" table:formula="of:=[.B177]*[.C177]" office:value-type="float" office:value="2.62567217269964E-155">
            <text:p>0.0000</text:p>
          </table:table-cell>
          <table:table-cell table:style-name="ce1" table:formula="of:=[.B177]*[.C177]/[.D$201]" office:value-type="float" office:value="1.35546376469502E-15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7]+1" office:value-type="float" office:value="178">
            <text:p>178.0000</text:p>
          </table:table-cell>
          <table:table-cell table:style-name="ce1" table:formula="of:=HYPGEOMDIST(2;10;[.A178];200)" office:value-type="float" office:value="0.000000224370221512883">
            <text:p>0.0000</text:p>
          </table:table-cell>
          <table:table-cell table:style-name="ce1" table:formula="of:=BINOMDIST([.A178];200;1/10;0)" office:value-type="float" office:value="1.10818270132179E-150">
            <text:p>0.0000</text:p>
          </table:table-cell>
          <table:table-cell table:style-name="ce1" table:formula="of:=[.B178]*[.C178]" office:value-type="float" office:value="2.48643198172315E-157">
            <text:p>0.0000</text:p>
          </table:table-cell>
          <table:table-cell table:style-name="ce1" table:formula="of:=[.B178]*[.C178]/[.D$201]" office:value-type="float" office:value="1.28358311050665E-15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8]+1" office:value-type="float" office:value="179">
            <text:p>179.0000</text:p>
          </table:table-cell>
          <table:table-cell table:style-name="ce1" table:formula="of:=HYPGEOMDIST(2;10;[.A179];200)" office:value-type="float" office:value="0.000000144394395251999">
            <text:p>0.0000</text:p>
          </table:table-cell>
          <table:table-cell table:style-name="ce1" table:formula="of:=BINOMDIST([.A179];200;1/10;0)" office:value-type="float" office:value="1.51334695400865E-152">
            <text:p>0.0000</text:p>
          </table:table-cell>
          <table:table-cell table:style-name="ce1" table:formula="of:=[.B179]*[.C179]" office:value-type="float" office:value="2.18518818230534E-159">
            <text:p>0.0000</text:p>
          </table:table-cell>
          <table:table-cell table:style-name="ce1" table:formula="of:=[.B179]*[.C179]/[.D$201]" office:value-type="float" office:value="1.12807053026322E-158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79]+1" office:value-type="float" office:value="180">
            <text:p>180.0000</text:p>
          </table:table-cell>
          <table:table-cell table:style-name="ce1" table:formula="of:=HYPGEOMDIST(2;10;[.A180];200)" office:value-type="float" office:value="0.0000000903913549731616">
            <text:p>0.0000</text:p>
          </table:table-cell>
          <table:table-cell table:style-name="ce1" table:formula="of:=BINOMDIST([.A180];200;1/10;0)" office:value-type="float" office:value="1.96174605149269E-154">
            <text:p>0.0000</text:p>
          </table:table-cell>
          <table:table-cell table:style-name="ce1" table:formula="of:=[.B180]*[.C180]" office:value-type="float" office:value="1.77324883707674E-161">
            <text:p>0.0000</text:p>
          </table:table-cell>
          <table:table-cell table:style-name="ce1" table:formula="of:=[.B180]*[.C180]/[.D$201]" office:value-type="float" office:value="9.15413039539441E-161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0]+1" office:value-type="float" office:value="181">
            <text:p>181.0000</text:p>
          </table:table-cell>
          <table:table-cell table:style-name="ce1" table:formula="of:=HYPGEOMDIST(2;10;[.A181];200)" office:value-type="float" office:value="0.0000000548407885479628">
            <text:p>0.0000</text:p>
          </table:table-cell>
          <table:table-cell table:style-name="ce1" table:formula="of:=BINOMDIST([.A181];200;1/10;0)" office:value-type="float" office:value="2.40852799446617E-156">
            <text:p>0.0000</text:p>
          </table:table-cell>
          <table:table-cell table:style-name="ce1" table:formula="of:=[.B181]*[.C181]" office:value-type="float" office:value="1.32085574456368E-163">
            <text:p>0.0000</text:p>
          </table:table-cell>
          <table:table-cell table:style-name="ce1" table:formula="of:=[.B181]*[.C181]/[.D$201]" office:value-type="float" office:value="6.81871910271464E-163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1]+1" office:value-type="float" office:value="182">
            <text:p>182.0000</text:p>
          </table:table-cell>
          <table:table-cell table:style-name="ce1" table:formula="of:=HYPGEOMDIST(2;10;[.A182];200)" office:value-type="float" office:value="0.0000000321027072143338">
            <text:p>0.0000</text:p>
          </table:table-cell>
          <table:table-cell table:style-name="ce1" table:formula="of:=BINOMDIST([.A182];200;1/10;0)" office:value-type="float" office:value="2.79377484095587E-158">
            <text:p>0.0000</text:p>
          </table:table-cell>
          <table:table-cell table:style-name="ce1" table:formula="of:=[.B182]*[.C182]" office:value-type="float" office:value="8.96877357419784E-166">
            <text:p>0.0000</text:p>
          </table:table-cell>
          <table:table-cell table:style-name="ce1" table:formula="of:=[.B182]*[.C182]/[.D$201]" office:value-type="float" office:value="4.62999445246056E-165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2]+1" office:value-type="float" office:value="183">
            <text:p>183.0000</text:p>
          </table:table-cell>
          <table:table-cell table:style-name="ce1" table:formula="of:=HYPGEOMDIST(2;10;[.A183];200)" office:value-type="float" office:value="0.0000000180319073671672">
            <text:p>0.0000</text:p>
          </table:table-cell>
          <table:table-cell table:style-name="ce1" table:formula="of:=BINOMDIST([.A183];200;1/10;0)" office:value-type="float" office:value="3.05330583711024E-160">
            <text:p>0.0000</text:p>
          </table:table-cell>
          <table:table-cell table:style-name="ce1" table:formula="of:=[.B183]*[.C183]" office:value-type="float" office:value="5.50569280184029E-168">
            <text:p>0.0000</text:p>
          </table:table-cell>
          <table:table-cell table:style-name="ce1" table:formula="of:=[.B183]*[.C183]/[.D$201]" office:value-type="float" office:value="2.84223109420538E-16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3]+1" office:value-type="float" office:value="184">
            <text:p>184.0000</text:p>
          </table:table-cell>
          <table:table-cell table:style-name="ce1" table:formula="of:=HYPGEOMDIST(2;10;[.A184];200)" office:value-type="float" office:value="0.00000000965120833872946">
            <text:p>0.0000</text:p>
          </table:table-cell>
          <table:table-cell table:style-name="ce1" table:formula="of:=BINOMDIST([.A184];200;1/10;0)" office:value-type="float" office:value="3.13443232070496E-162">
            <text:p>0.0000</text:p>
          </table:table-cell>
          <table:table-cell table:style-name="ce1" table:formula="of:=[.B184]*[.C184]" office:value-type="float" office:value="3.02510593507708E-170">
            <text:p>0.0000</text:p>
          </table:table-cell>
          <table:table-cell table:style-name="ce1" table:formula="of:=[.B184]*[.C184]/[.D$201]" office:value-type="float" office:value="1.56166543637658E-16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4]+1" office:value-type="float" office:value="185">
            <text:p>185.0000</text:p>
          </table:table-cell>
          <table:table-cell table:style-name="ce1" table:formula="of:=HYPGEOMDIST(2;10;[.A185];200)" office:value-type="float" office:value="0.00000000487834301274577">
            <text:p>0.0000</text:p>
          </table:table-cell>
          <table:table-cell table:style-name="ce1" table:formula="of:=BINOMDIST([.A185];200;1/10;0)" office:value-type="float" office:value="3.01206709497173E-164">
            <text:p>0.0000</text:p>
          </table:table-cell>
          <table:table-cell table:style-name="ce1" table:formula="of:=[.B185]*[.C185]" office:value-type="float" office:value="1.46938964666768E-172">
            <text:p>0.0000</text:p>
          </table:table-cell>
          <table:table-cell table:style-name="ce1" table:formula="of:=[.B185]*[.C185]/[.D$201]" office:value-type="float" office:value="7.58550303036591E-17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5]+1" office:value-type="float" office:value="186">
            <text:p>186.0000</text:p>
          </table:table-cell>
          <table:table-cell table:style-name="ce1" table:formula="of:=HYPGEOMDIST(2;10;[.A186];200)" office:value-type="float" office:value="0.00000000230130529079528">
            <text:p>0.0000</text:p>
          </table:table-cell>
          <table:table-cell table:style-name="ce1" table:formula="of:=BINOMDIST([.A186];200;1/10;0)" office:value-type="float" office:value="2.69898485212521E-166">
            <text:p>0.0000</text:p>
          </table:table-cell>
          <table:table-cell table:style-name="ce1" table:formula="of:=[.B186]*[.C186]" office:value-type="float" office:value="6.21118811997207E-175">
            <text:p>0.0000</text:p>
          </table:table-cell>
          <table:table-cell table:style-name="ce1" table:formula="of:=[.B186]*[.C186]/[.D$201]" office:value-type="float" office:value="3.20643244037206E-17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6]+1" office:value-type="float" office:value="187">
            <text:p>187.0000</text:p>
          </table:table-cell>
          <table:table-cell table:style-name="ce1" table:formula="of:=HYPGEOMDIST(2;10;[.A187];200)" office:value-type="float" office:value="0.000000000996936114390853">
            <text:p>0.0000</text:p>
          </table:table-cell>
          <table:table-cell table:style-name="ce1" table:formula="of:=BINOMDIST([.A187];200;1/10;0)" office:value-type="float" office:value="2.24514485619447E-168">
            <text:p>0.0000</text:p>
          </table:table-cell>
          <table:table-cell table:style-name="ce1" table:formula="of:=[.B187]*[.C187]" office:value-type="float" office:value="2.23826598917913E-177">
            <text:p>0.0000</text:p>
          </table:table-cell>
          <table:table-cell table:style-name="ce1" table:formula="of:=[.B187]*[.C187]/[.D$201]" office:value-type="float" office:value="1.15547114968363E-176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7]+1" office:value-type="float" office:value="188">
            <text:p>188.0000</text:p>
          </table:table-cell>
          <table:table-cell table:style-name="ce1" table:formula="of:=HYPGEOMDIST(2;10;[.A188];200)" office:value-type="float" office:value="0.000000000387559945213979">
            <text:p>0.0000</text:p>
          </table:table-cell>
          <table:table-cell table:style-name="ce1" table:formula="of:=BINOMDIST([.A188];200;1/10;0)" office:value-type="float" office:value="1.72499309282081E-170">
            <text:p>0.0000</text:p>
          </table:table-cell>
          <table:table-cell table:style-name="ce1" table:formula="of:=[.B188]*[.C188]" office:value-type="float" office:value="6.68538228548126E-180">
            <text:p>0.0000</text:p>
          </table:table-cell>
          <table:table-cell table:style-name="ce1" table:formula="of:=[.B188]*[.C188]/[.D$201]" office:value-type="float" office:value="3.45122804565002E-179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8]+1" office:value-type="float" office:value="189">
            <text:p>189.0000</text:p>
          </table:table-cell>
          <table:table-cell table:style-name="ce1" table:formula="of:=HYPGEOMDIST(2;10;[.A189];200)" office:value-type="float" office:value="0.000000000130568323788667">
            <text:p>0.0000</text:p>
          </table:table-cell>
          <table:table-cell table:style-name="ce1" table:formula="of:=BINOMDIST([.A189];200;1/10;0)" office:value-type="float" office:value="1.21692634414166E-172">
            <text:p>0.0000</text:p>
          </table:table-cell>
          <table:table-cell table:style-name="ce1" table:formula="of:=[.B189]*[.C189]" office:value-type="float" office:value="1.58892032928847E-182">
            <text:p>0.0000</text:p>
          </table:table-cell>
          <table:table-cell table:style-name="ce1" table:formula="of:=[.B189]*[.C189]/[.D$201]" office:value-type="float" office:value="8.20256220000004E-182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89]+1" office:value-type="float" office:value="190">
            <text:p>190.0000</text:p>
          </table:table-cell>
          <table:table-cell table:style-name="ce1" table:formula="of:=HYPGEOMDIST(2;10;[.A190];200)" office:value-type="float" office:value="0.0000000000359883677754062">
            <text:p>0.0000</text:p>
          </table:table-cell>
          <table:table-cell table:style-name="ce1" table:formula="of:=BINOMDIST([.A190];200;1/10;0)" office:value-type="float" office:value="7.82818116114521E-175">
            <text:p>0.0000</text:p>
          </table:table-cell>
          <table:table-cell table:style-name="ce1" table:formula="of:=[.B190]*[.C190]" office:value-type="float" office:value="2.817234626398E-185">
            <text:p>0.0000</text:p>
          </table:table-cell>
          <table:table-cell table:style-name="ce1" table:formula="of:=[.B190]*[.C190]/[.D$201]" office:value-type="float" office:value="1.45435500000001E-184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90]+1" office:value-type="float" office:value="191">
            <text:p>191.0000</text:p>
          </table:table-cell>
          <table:table-cell table:style-name="ce1" table:formula="of:=HYPGEOMDIST(2;10;[.A191];200)" office:value-type="float" office:value="0.00000000000727383941280697">
            <text:p>0.0000</text:p>
          </table:table-cell>
          <table:table-cell table:style-name="ce1" table:formula="of:=BINOMDIST([.A191];200;1/10;0)" office:value-type="float" office:value="4.55391574237651E-177">
            <text:p>0.0000</text:p>
          </table:table-cell>
          <table:table-cell table:style-name="ce1" table:formula="of:=[.B191]*[.C191]" office:value-type="float" office:value="3.31244518095003E-188">
            <text:p>0.0000</text:p>
          </table:table-cell>
          <table:table-cell table:style-name="ce1" table:formula="of:=[.B191]*[.C191]/[.D$201]" office:value-type="float" office:value="1.71000000000001E-187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91]+1" office:value-type="float" office:value="192">
            <text:p>192.0000</text:p>
          </table:table-cell>
          <table:table-cell table:style-name="ce1" table:formula="of:=HYPGEOMDIST(2;10;[.A192];200)" office:value-type="float" office:value="0.000000000000816711793718678">
            <text:p>0.0000</text:p>
          </table:table-cell>
          <table:table-cell table:style-name="ce1" table:formula="of:=BINOMDIST([.A192];200;1/10;0)" office:value-type="float" office:value="2.3718311158211E-179">
            <text:p>0.0000</text:p>
          </table:table-cell>
          <table:table-cell table:style-name="ce1" table:formula="of:=[.B192]*[.C192]" office:value-type="float" office:value="1.93710244500002E-191">
            <text:p>0.0000</text:p>
          </table:table-cell>
          <table:table-cell table:style-name="ce1" table:formula="of:=[.B192]*[.C192]/[.D$201]" office:value-type="float" office:value="1.00000000000001E-190">
            <text:p>0.0000</text:p>
          </table:table-cell>
          <table:table-cell table:number-columns-repeated="1019"/>
        </table:table-row>
        <table:table-row table:style-name="ro1">
          <table:table-cell table:style-name="ce1" table:formula="of:=[.A192]+1" office:value-type="float" office:value="193">
            <text:p>193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3]+1" office:value-type="float" office:value="194">
            <text:p>194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4]+1" office:value-type="float" office:value="195">
            <text:p>195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5]+1" office:value-type="float" office:value="196">
            <text:p>196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6]+1" office:value-type="float" office:value="197">
            <text:p>197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7]+1" office:value-type="float" office:value="198">
            <text:p>198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8]+1" office:value-type="float" office:value="199">
            <text:p>199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formula="of:=[.A199]+1" office:value-type="float" office:value="200">
            <text:p>200.0000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" table:formula="of:=HYPGEOMDIST(1;10;25;200)+HYPGEOMDIST(0;10;25;200)" office:value-type="float" office:value="0.637696246588888">
            <text:p>0.6377</text:p>
          </table:table-cell>
          <table:table-cell table:style-name="ce1"/>
          <table:table-cell table:style-name="ce1" table:formula="of:=SUM([.D1:.D200])" office:value-type="float" office:value="0.193710244500001">
            <text:p>0.1937</text:p>
          </table:table-cell>
          <table:table-cell table:style-name="ce1" table:formula="of:=SUM([.E1:.E200])" office:value-type="float" office:value="1">
            <text:p>1.000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table:formula="of:=BINOMDIST(2;200;1/10;0)" office:value-type="float" office:value="0.000000173328486743508">
            <text:p>0.0000</text:p>
          </table:table-cell>
          <table:table-cell table:style-name="ce1"/>
          <table:table-cell table:number-columns-repeated="1019"/>
        </table:table-row>
        <table:table-row table:style-name="ro1" table:number-rows-repeated="65334">
          <table:table-cell table:style-name="ce1" table:number-columns-repeated="5"/>
          <table:table-cell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5" table:default-cell-style-name="Default"/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UNTIF([.B1:.B200];ROW())" office:value-type="float" office:value="6">
            <text:p>6</text:p>
          </table:table-cell>
          <table:table-cell>
            <draw:frame table:end-cell-address="Sheet2.G13" table:end-x="0.522in" table:end-y="0.1165in" draw:z-index="0" draw:style-name="gr1" svg:width="3.1492in" svg:height="2.2024in" svg:x="0.0398in" svg:y="0.0394in">
              <draw:object draw:notify-on-update-of-ranges="Sheet2.C1:Sheet2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OUNTIF([.B2:.B201];ROW())" office:value-type="float" office:value="10">
            <text:p>10</text:p>
          </table:table-cell>
          <table:table-cell table:number-columns-repeated="2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COUNTIF([.B3:.B202];ROW())" office:value-type="float" office:value="13">
            <text:p>13</text:p>
          </table:table-cell>
          <table:table-cell table:number-columns-repeated="5"/>
          <table:table-cell table:style-name="ce3"/>
          <table:table-cell table:number-columns-repeated="2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UNTIF([.B4:.B203];ROW())" office:value-type="float" office:value="6">
            <text:p>6</text:p>
          </table:table-cell>
          <table:table-cell table:number-columns-repeated="3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OUNTIF([.B5:.B204];ROW())" office:value-type="float" office:value="12">
            <text:p>12</text:p>
          </table:table-cell>
          <table:table-cell table:number-columns-repeated="3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OUNTIF([.B6:.B205];ROW())" office:value-type="float" office:value="7">
            <text:p>7</text:p>
          </table:table-cell>
          <table:table-cell table:number-columns-repeated="3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OUNTIF([.B7:.B206];ROW())" office:value-type="float" office:value="5">
            <text:p>5</text:p>
          </table:table-cell>
          <table:table-cell table:number-columns-repeated="3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UNTIF([.B8:.B207];ROW())" office:value-type="float" office:value="5">
            <text:p>5</text:p>
          </table:table-cell>
          <table:table-cell table:number-columns-repeated="3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COUNTIF([.B9:.B208];ROW())" office:value-type="float" office:value="2">
            <text:p>2</text:p>
          </table:table-cell>
          <table:table-cell table:number-columns-repeated="3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COUNTIF([.B10:.B209];ROW())" office:value-type="float" office:value="0">
            <text:p>0</text:p>
          </table:table-cell>
          <table:table-cell table:number-columns-repeated="32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MEDIAN([.B1:.B200])" office:value-type="float" office:value="4">
            <text:p>4</text:p>
          </table:table-cell>
          <table:table-cell table:number-columns-repeated="3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3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ANOVA</text:p>
          </table:table-cell>
          <table:table-cell table:number-columns-repeated="11"/>
        </table:table-row>
        <table:table-row table:style-name="ro2">
          <table:table-cell office:value-type="string">
            <text:p>testovani atraktivnosti barev pro hmyz</text:p>
          </table:table-cell>
          <table:table-cell table:number-columns-repeated="6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zluta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f:=AVERAGE([.B3:.G3])" office:value-type="float" office:value="47.1666666666667">
            <text:p>47.17</text:p>
          </table:table-cell>
          <table:table-cell table:formula="of:=STDEV([.B3:.G3])" office:value-type="float" office:value="6.7946057035465">
            <text:p>6.79</text:p>
          </table:table-cell>
          <table:table-cell table:formula="of:=COUNT([.B3:.G3])" office:value-type="float" office:value="6">
            <text:p>6</text:p>
          </table:table-cell>
          <table:table-cell table:formula="of:=[.H3]^2*[.J3]" office:value-type="float" office:value="13348.1666666667">
            <text:p>13348.17</text:p>
          </table:table-cell>
          <table:table-cell table:formula="of:=[.I3]^2*([.J3]-1)" office:value-type="float" office:value="230.833333333333">
            <text:p>230.83</text:p>
          </table:table-cell>
        </table:table-row>
        <table:table-row table:style-name="ro2">
          <table:table-cell office:value-type="string">
            <text:p>bila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AVERAGE([.B4:.G4])" office:value-type="float" office:value="15.6666666666667">
            <text:p>15.67</text:p>
          </table:table-cell>
          <table:table-cell table:formula="of:=STDEV([.B4:.G4])" office:value-type="float" office:value="3.32665998663324">
            <text:p>3.33</text:p>
          </table:table-cell>
          <table:table-cell table:formula="of:=COUNT([.B4:.G4])" office:value-type="float" office:value="6">
            <text:p>6</text:p>
          </table:table-cell>
          <table:table-cell table:formula="of:=[.H4]^2*[.J4]" office:value-type="float" office:value="1472.66666666667">
            <text:p>1472.67</text:p>
          </table:table-cell>
          <table:table-cell table:formula="of:=[.I4]^2*([.J4]-1)" office:value-type="float" office:value="55.3333333333333">
            <text:p>55.33</text:p>
          </table:table-cell>
        </table:table-row>
        <table:table-row table:style-name="ro2">
          <table:table-cell office:value-type="string">
            <text:p>zelena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AVERAGE([.B5:.G5])" office:value-type="float" office:value="31.5">
            <text:p>31.5</text:p>
          </table:table-cell>
          <table:table-cell table:formula="of:=STDEV([.B5:.G5])" office:value-type="float" office:value="9.91463564635635">
            <text:p>9.91</text:p>
          </table:table-cell>
          <table:table-cell table:formula="of:=COUNT([.B5:.G5])" office:value-type="float" office:value="6">
            <text:p>6</text:p>
          </table:table-cell>
          <table:table-cell table:formula="of:=[.H5]^2*[.J5]" office:value-type="float" office:value="5953.5">
            <text:p>5953.5</text:p>
          </table:table-cell>
          <table:table-cell table:formula="of:=[.I5]^2*([.J5]-1)" office:value-type="float" office:value="491.5">
            <text:p>491.5</text:p>
          </table:table-cell>
        </table:table-row>
        <table:table-row table:style-name="ro2">
          <table:table-cell office:value-type="string">
            <text:p>modra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AVERAGE([.B6:.G6])" office:value-type="float" office:value="14.8333333333333">
            <text:p>14.83</text:p>
          </table:table-cell>
          <table:table-cell table:formula="of:=STDEV([.B6:.G6])" office:value-type="float" office:value="5.34477938428395">
            <text:p>5.34</text:p>
          </table:table-cell>
          <table:table-cell table:formula="of:=COUNT([.B6:.G6])" office:value-type="float" office:value="6">
            <text:p>6</text:p>
          </table:table-cell>
          <table:table-cell table:formula="of:=[.H6]^2*[.J6]" office:value-type="float" office:value="1320.16666666667">
            <text:p>1320.17</text:p>
          </table:table-cell>
          <table:table-cell table:formula="of:=[.I6]^2*([.J6]-1)" office:value-type="float" office:value="142.833333333333">
            <text:p>142.83</text:p>
          </table:table-cell>
        </table:table-row>
        <table:table-row table:style-name="ro2">
          <table:table-cell table:number-columns-repeated="7"/>
          <table:table-cell table:formula="of:=SUM([.B3:.G6])/[.J7]" office:value-type="float" office:value="27.2916666666667">
            <text:p>27.29</text:p>
          </table:table-cell>
          <table:table-cell/>
          <table:table-cell table:formula="of:=SUM([.J3:.J6])"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2">
          <table:table-cell office:value-type="string">
            <text:p>skupiny</text:p>
          </table:table-cell>
          <table:table-cell table:formula="of:=SUM([.K3:.K6])-[.H7]^2*[.J7]" office:value-type="float" office:value="4218.45833333333">
            <text:p>4218.46</text:p>
          </table:table-cell>
          <table:table-cell office:value-type="float" office:value="3">
            <text:p>3</text:p>
          </table:table-cell>
          <table:table-cell table:formula="of:=[.B9]/[.C9]" office:value-type="float" office:value="1406.15277777778">
            <text:p>1406.15</text:p>
          </table:table-cell>
          <table:table-cell table:formula="of:=[.D9]/[.D10]" office:value-type="float" office:value="30.5519343352043">
            <text:p>30.55</text:p>
          </table:table-cell>
          <table:table-cell table:formula="of:=LEGACY.FINV(0.05;3;20)" office:value-type="float" office:value="3.09839121214078">
            <text:p>3.1</text:p>
          </table:table-cell>
          <table:table-cell table:number-columns-repeated="6"/>
        </table:table-row>
        <table:table-row table:style-name="ro2">
          <table:table-cell office:value-type="string">
            <text:p>error</text:p>
          </table:table-cell>
          <table:table-cell table:formula="of:=SUM([.L3:.L6])" office:value-type="float" office:value="920.5">
            <text:p>920.5</text:p>
          </table:table-cell>
          <table:table-cell table:formula="of:=[.J7]-4" office:value-type="float" office:value="20">
            <text:p>20</text:p>
          </table:table-cell>
          <table:table-cell table:formula="of:=[.B10]/[.C10]" office:value-type="float" office:value="46.025">
            <text:p>46.03</text:p>
          </table:table-cell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/>
          <table:table-cell table:formula="of:=[.J7]-1" office:value-type="float" office:value="23">
            <text:p>23</text:p>
          </table:table-cell>
          <table:table-cell table:number-columns-repeated="9"/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ANOVA</text:p>
          </table:table-cell>
          <table:table-cell table:number-columns-repeated="12"/>
        </table:table-row>
        <table:table-row table:style-name="ro2">
          <table:table-cell office:value-type="string">
            <text:p>brambory andel</text:p>
          </table:table-cell>
          <table:table-cell table:number-columns-repeated="7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table:formula="of:=AVERAGE([.B3:.H3])" office:value-type="float" office:value="47.1666666666667">
            <text:p>47.17</text:p>
          </table:table-cell>
          <table:table-cell table:formula="of:=STDEV([.B3:.H3])" office:value-type="float" office:value="6.7946057035465">
            <text:p>6.79</text:p>
          </table:table-cell>
          <table:table-cell office:value-type="float" office:value="7">
            <text:p>7</text:p>
          </table:table-cell>
          <table:table-cell table:formula="of:=[.I3]^2*[.K3]" office:value-type="float" office:value="15572.8611111111">
            <text:p>15572.86</text:p>
          </table:table-cell>
          <table:table-cell table:formula="of:=[.J3]^2*([.K3]-1)" office:value-type="float" office:value="277">
            <text:p>277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AVERAGE([.B4:.H4])" office:value-type="float" office:value="15.6666666666667">
            <text:p>15.67</text:p>
          </table:table-cell>
          <table:table-cell table:formula="of:=STDEV([.B4:.H4])" office:value-type="float" office:value="3.32665998663324">
            <text:p>3.33</text:p>
          </table:table-cell>
          <table:table-cell office:value-type="float" office:value="7">
            <text:p>7</text:p>
          </table:table-cell>
          <table:table-cell table:formula="of:=[.I4]^2*[.K4]" office:value-type="float" office:value="1718.11111111111">
            <text:p>1718.11</text:p>
          </table:table-cell>
          <table:table-cell table:formula="of:=[.J4]^2*([.K4]-1)" office:value-type="float" office:value="66.4">
            <text:p>66.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  <table:table-cell table:formula="of:=AVERAGE([.B5:.H5])" office:value-type="float" office:value="31.5">
            <text:p>31.5</text:p>
          </table:table-cell>
          <table:table-cell table:formula="of:=STDEV([.B5:.H5])" office:value-type="float" office:value="9.91463564635635">
            <text:p>9.91</text:p>
          </table:table-cell>
          <table:table-cell office:value-type="float" office:value="7">
            <text:p>7</text:p>
          </table:table-cell>
          <table:table-cell table:formula="of:=[.I5]^2*[.K5]" office:value-type="float" office:value="6945.75">
            <text:p>6945.75</text:p>
          </table:table-cell>
          <table:table-cell table:formula="of:=[.J5]^2*([.K5]-1)" office:value-type="float" office:value="589.8">
            <text:p>589.8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table:formula="of:=AVERAGE([.B6:.H6])" office:value-type="float" office:value="14.8333333333333">
            <text:p>14.83</text:p>
          </table:table-cell>
          <table:table-cell table:formula="of:=STDEV([.B6:.H6])" office:value-type="float" office:value="5.34477938428395">
            <text:p>5.34</text:p>
          </table:table-cell>
          <table:table-cell office:value-type="float" office:value="7">
            <text:p>7</text:p>
          </table:table-cell>
          <table:table-cell table:formula="of:=[.I6]^2*[.K6]" office:value-type="float" office:value="1540.19444444444">
            <text:p>1540.19</text:p>
          </table:table-cell>
          <table:table-cell table:formula="of:=[.J6]^2*([.K6]-1)" office:value-type="float" office:value="171.4">
            <text:p>171.4</text:p>
          </table:table-cell>
        </table:table-row>
        <table:table-row table:style-name="ro2">
          <table:table-cell table:number-columns-repeated="8"/>
          <table:table-cell table:formula="of:=7*SUM([.I3:.I6])/[.K7]" office:value-type="float" office:value="27.2916666666667">
            <text:p>27.29</text:p>
          </table:table-cell>
          <table:table-cell/>
          <table:table-cell table:formula="of:=SUM([.K3:.K6])"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2">
          <table:table-cell office:value-type="string">
            <text:p>skupiny</text:p>
          </table:table-cell>
          <table:table-cell table:formula="of:=SUM([.L3:.L6])-[.I7]^2*[.K7]" office:value-type="float" office:value="4921.53472222222">
            <text:p>4921.53</text:p>
          </table:table-cell>
          <table:table-cell office:value-type="float" office:value="3">
            <text:p>3</text:p>
          </table:table-cell>
          <table:table-cell table:formula="of:=[.B9]/[.C9]" office:value-type="float" office:value="1640.51157407407">
            <text:p>1640.51</text:p>
          </table:table-cell>
          <table:table-cell table:formula="of:=[.D9]/[.D10]" office:value-type="float" office:value="35.6439233910717">
            <text:p>35.64</text:p>
          </table:table-cell>
          <table:table-cell table:formula="of:=LEGACY.FINV(0.05;3;20)" office:value-type="float" office:value="3.09839121214078">
            <text:p>3.1</text:p>
          </table:table-cell>
          <table:table-cell table:number-columns-repeated="7"/>
        </table:table-row>
        <table:table-row table:style-name="ro2">
          <table:table-cell office:value-type="string">
            <text:p>error</text:p>
          </table:table-cell>
          <table:table-cell table:formula="of:=SUM([.M3:.M6])" office:value-type="float" office:value="1104.6">
            <text:p>1104.6</text:p>
          </table:table-cell>
          <table:table-cell table:formula="of:=[.K7]-4" office:value-type="float" office:value="24">
            <text:p>24</text:p>
          </table:table-cell>
          <table:table-cell table:formula="of:=[.B10]/[.C10]" office:value-type="float" office:value="46.025">
            <text:p>46.03</text:p>
          </table:table-cell>
          <table:table-cell table:number-columns-repeated="9"/>
        </table:table-row>
        <table:table-row table:style-name="ro2">
          <table:table-cell office:value-type="string">
            <text:p>total</text:p>
          </table:table-cell>
          <table:table-cell table:formula="of:=[.B9]+[.B10]" office:value-type="float" office:value="6026.13472222222">
            <text:p>6026.13</text:p>
          </table:table-cell>
          <table:table-cell table:formula="of:=[.K7]-1" office:value-type="float" office:value="27">
            <text:p>27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ANOVA</text:p>
          </table:table-cell>
          <table:table-cell table:number-columns-repeated="12"/>
        </table:table-row>
        <table:table-row table:style-name="ro2">
          <table:table-cell office:value-type="string">
            <text:p>brambory andel</text:p>
          </table:table-cell>
          <table:table-cell table:number-columns-repeated="7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19.3">
            <text:p>19.3</text:p>
          </table:table-cell>
          <table:table-cell office:value-type="float" office:value="18">
            <text:p>18</text:p>
          </table:table-cell>
          <table:table-cell office:value-type="float" office:value="21.6">
            <text:p>21.6</text:p>
          </table:table-cell>
          <table:table-cell office:value-type="float" office:value="22.4">
            <text:p>22.4</text:p>
          </table:table-cell>
          <table:table-cell office:value-type="float" office:value="20.9">
            <text:p>20.9</text:p>
          </table:table-cell>
          <table:table-cell office:value-type="float" office:value="20.1">
            <text:p>20.1</text:p>
          </table:table-cell>
          <table:table-cell office:value-type="float" office:value="24">
            <text:p>24</text:p>
          </table:table-cell>
          <table:table-cell table:formula="of:=AVERAGE([.B3:.H3])" office:value-type="float" office:value="20.9">
            <text:p>20.9</text:p>
          </table:table-cell>
          <table:table-cell table:formula="of:=STDEV([.B3:.H3])" office:value-type="float" office:value="1.99833263830958">
            <text:p>2</text:p>
          </table:table-cell>
          <table:table-cell table:formula="of:=COUNT([.B3:.H3])" office:value-type="float" office:value="7">
            <text:p>7</text:p>
          </table:table-cell>
          <table:table-cell table:formula="of:=[.I3]^2*[.K3]" office:value-type="float" office:value="3057.67">
            <text:p>3057.67</text:p>
          </table:table-cell>
          <table:table-cell table:formula="of:=[.J3]^2*([.K3]-1)" office:value-type="float" office:value="23.96">
            <text:p>23.96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23.1">
            <text:p>23.1</text:p>
          </table:table-cell>
          <table:table-cell office:value-type="float" office:value="26.5">
            <text:p>26.5</text:p>
          </table:table-cell>
          <table:table-cell office:value-type="float" office:value="25.2">
            <text:p>25.2</text:p>
          </table:table-cell>
          <table:table-cell office:value-type="float" office:value="25">
            <text:p>25</text:p>
          </table:table-cell>
          <table:table-cell office:value-type="float" office:value="24.3">
            <text:p>24.3</text:p>
          </table:table-cell>
          <table:table-cell office:value-type="float" office:value="21.4">
            <text:p>21.4</text:p>
          </table:table-cell>
          <table:table-cell office:value-type="float" office:value="26.7">
            <text:p>26.7</text:p>
          </table:table-cell>
          <table:table-cell table:formula="of:=AVERAGE([.B4:.H4])" office:value-type="float" office:value="24.6">
            <text:p>24.6</text:p>
          </table:table-cell>
          <table:table-cell table:formula="of:=STDEV([.B4:.H4])" office:value-type="float" office:value="1.87616630392937">
            <text:p>1.88</text:p>
          </table:table-cell>
          <table:table-cell table:formula="of:=COUNT([.B4:.H4])" office:value-type="float" office:value="7">
            <text:p>7</text:p>
          </table:table-cell>
          <table:table-cell table:formula="of:=[.I4]^2*[.K4]" office:value-type="float" office:value="4236.12">
            <text:p>4236.12</text:p>
          </table:table-cell>
          <table:table-cell table:formula="of:=[.J4]^2*([.K4]-1)" office:value-type="float" office:value="21.12">
            <text:p>21.1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3.7">
            <text:p>23.7</text:p>
          </table:table-cell>
          <table:table-cell office:value-type="float" office:value="20.8">
            <text:p>20.8</text:p>
          </table:table-cell>
          <table:table-cell office:value-type="float" office:value="19.8">
            <text:p>19.8</text:p>
          </table:table-cell>
          <table:table-cell office:value-type="float" office:value="24.1">
            <text:p>24.1</text:p>
          </table:table-cell>
          <table:table-cell office:value-type="float" office:value="22.2">
            <text:p>22.2</text:p>
          </table:table-cell>
          <table:table-cell office:value-type="float" office:value="22.6">
            <text:p>22.6</text:p>
          </table:table-cell>
          <table:table-cell office:value-type="float" office:value="22.9">
            <text:p>22.9</text:p>
          </table:table-cell>
          <table:table-cell table:formula="of:=AVERAGE([.B5:.H5])" office:value-type="float" office:value="22.3">
            <text:p>22.3</text:p>
          </table:table-cell>
          <table:table-cell table:formula="of:=STDEV([.B5:.H5])" office:value-type="float" office:value="1.53622914957372">
            <text:p>1.54</text:p>
          </table:table-cell>
          <table:table-cell table:formula="of:=COUNT([.B5:.H5])" office:value-type="float" office:value="7">
            <text:p>7</text:p>
          </table:table-cell>
          <table:table-cell table:formula="of:=[.I5]^2*[.K5]" office:value-type="float" office:value="3481.03">
            <text:p>3481.03</text:p>
          </table:table-cell>
          <table:table-cell table:formula="of:=[.J5]^2*([.K5]-1)" office:value-type="float" office:value="14.16">
            <text:p>14.16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7.2">
            <text:p>17.2</text:p>
          </table:table-cell>
          <table:table-cell office:value-type="float" office:value="16.6">
            <text:p>16.6</text:p>
          </table:table-cell>
          <table:table-cell office:value-type="float" office:value="16.9">
            <text:p>16.9</text:p>
          </table:table-cell>
          <table:table-cell office:value-type="float" office:value="17.7">
            <text:p>17.7</text:p>
          </table:table-cell>
          <table:table-cell office:value-type="float" office:value="21.3">
            <text:p>21.3</text:p>
          </table:table-cell>
          <table:table-cell office:value-type="float" office:value="15.2">
            <text:p>15.2</text:p>
          </table:table-cell>
          <table:table-cell office:value-type="float" office:value="19">
            <text:p>19</text:p>
          </table:table-cell>
          <table:table-cell table:formula="of:=AVERAGE([.B6:.H6])" office:value-type="float" office:value="17.7">
            <text:p>17.7</text:p>
          </table:table-cell>
          <table:table-cell table:formula="of:=STDEV([.B6:.H6])" office:value-type="float" office:value="1.95789002074512">
            <text:p>1.96</text:p>
          </table:table-cell>
          <table:table-cell table:formula="of:=COUNT([.B6:.H6])" office:value-type="float" office:value="7">
            <text:p>7</text:p>
          </table:table-cell>
          <table:table-cell table:formula="of:=[.I6]^2*[.K6]" office:value-type="float" office:value="2193.03">
            <text:p>2193.03</text:p>
          </table:table-cell>
          <table:table-cell table:formula="of:=[.J6]^2*([.K6]-1)" office:value-type="float" office:value="23">
            <text:p>23</text:p>
          </table:table-cell>
        </table:table-row>
        <table:table-row table:style-name="ro2">
          <table:table-cell table:number-columns-repeated="8"/>
          <table:table-cell table:formula="of:=SUM([.B3:.H6])/[.K7]" office:value-type="float" office:value="21.375">
            <text:p>21.38</text:p>
          </table:table-cell>
          <table:table-cell/>
          <table:table-cell table:formula="of:=SUM([.K3:.K6])"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2">
          <table:table-cell office:value-type="string">
            <text:p>skupiny</text:p>
          </table:table-cell>
          <table:table-cell table:formula="of:=SUM([.L3:.L6])-[.I7]^2*[.K7]" office:value-type="float" office:value="174.912500000002">
            <text:p>174.91</text:p>
          </table:table-cell>
          <table:table-cell office:value-type="float" office:value="3">
            <text:p>3</text:p>
          </table:table-cell>
          <table:table-cell table:formula="of:=[.B9]/[.C9]" office:value-type="float" office:value="58.3041666666674">
            <text:p>58.3</text:p>
          </table:table-cell>
          <table:table-cell table:formula="of:=[.D9]/[.D10]" office:value-type="float" office:value="17.0148346303504">
            <text:p>17.01</text:p>
          </table:table-cell>
          <table:table-cell table:formula="of:=LEGACY.FINV(0.05;3;20)" office:value-type="float" office:value="3.09839121214078">
            <text:p>3.1</text:p>
          </table:table-cell>
          <table:table-cell table:number-columns-repeated="7"/>
        </table:table-row>
        <table:table-row table:style-name="ro2">
          <table:table-cell office:value-type="string">
            <text:p>error</text:p>
          </table:table-cell>
          <table:table-cell table:formula="of:=SUM([.M3:.M6])" office:value-type="float" office:value="82.24">
            <text:p>82.24</text:p>
          </table:table-cell>
          <table:table-cell table:formula="of:=[.K7]-4" office:value-type="float" office:value="24">
            <text:p>24</text:p>
          </table:table-cell>
          <table:table-cell table:formula="of:=[.B10]/[.C10]" office:value-type="float" office:value="3.42666666666667">
            <text:p>3.43</text:p>
          </table:table-cell>
          <table:table-cell table:number-columns-repeated="9"/>
        </table:table-row>
        <table:table-row table:style-name="ro2">
          <table:table-cell office:value-type="string">
            <text:p>total</text:p>
          </table:table-cell>
          <table:table-cell table:formula="of:=[.B9]+[.B10]" office:value-type="float" office:value="257.152500000002">
            <text:p>257.15</text:p>
          </table:table-cell>
          <table:table-cell table:formula="of:=[.K7]-1" office:value-type="float" office:value="27">
            <text:p>27</text:p>
          </table:table-cell>
          <table:table-cell table:number-columns-repeated="10"/>
        </table:table-row>
      </table:table>
      <table:database-ranges>
        <table:database-range table:target-range-address="Sheet2.B1:Sheet2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cs" fo:country="C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cs" fo:country="C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date-style style:name="N119">
      <number:day/>
      <number:text>.</number:text>
      <number:month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01/18/2010</text:date>, <text:time>16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12-01T13:03:48</meta:creation-date>
    <dc:date>2010-01-18T16:58:31</dc:date>
    <meta:editing-cycles>4</meta:editing-cycles>
    <meta:editing-duration>PT03H34M29S</meta:editing-duration>
    <meta:print-date>2010-01-18T11:38:47</meta:print-date>
    <meta:document-statistic meta:table-count="5" meta:cell-count="134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261cm" chart:class="chart:bar" chart:style-name="ch1">
        <chart:legend chart:legend-position="end" svg:x="5.921cm" svg:y="2.843cm" chart:style-name="ch2"/>
        <chart:plot-area chart:style-name="ch3" table:cell-range-address="Sheet2.C1:Sheet2.C10" svg:x="0.231cm" svg:y="0.094cm" svg:width="5.626cm" svg:height="5.88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Sheet2.C1:Sheet2.C10"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